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31.svm"/>
  <manifest:file-entry manifest:media-type="" manifest:full-path="Pictures/TablePreview26.svm"/>
  <manifest:file-entry manifest:media-type="" manifest:full-path="Pictures/TablePreview13.svm"/>
  <manifest:file-entry manifest:media-type="" manifest:full-path="Pictures/TablePreview5.svm"/>
  <manifest:file-entry manifest:media-type="" manifest:full-path="Pictures/TablePreview32.svm"/>
  <manifest:file-entry manifest:media-type="" manifest:full-path="Pictures/TablePreview27.svm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28.svm"/>
  <manifest:file-entry manifest:media-type="" manifest:full-path="Pictures/TablePreview20.svm"/>
  <manifest:file-entry manifest:media-type="" manifest:full-path="Pictures/TablePreview15.svm"/>
  <manifest:file-entry manifest:media-type="" manifest:full-path="Pictures/TablePreview7.svm"/>
  <manifest:file-entry manifest:media-type="" manifest:full-path="Pictures/TablePreview29.svm"/>
  <manifest:file-entry manifest:media-type="" manifest:full-path="Pictures/TablePreview21.svm"/>
  <manifest:file-entry manifest:media-type="" manifest:full-path="Pictures/TablePreview16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23.svm"/>
  <manifest:file-entry manifest:media-type="" manifest:full-path="Pictures/TablePreview18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24.svm"/>
  <manifest:file-entry manifest:media-type="" manifest:full-path="Pictures/TablePreview19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30.svm"/>
  <manifest:file-entry manifest:media-type="" manifest:full-path="Pictures/TablePreview25.svm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6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383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33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64cm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65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5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17cm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5cm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2.033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standard">
      <style:graphic-properties draw:stroke="none" svg:stroke-color="#000000" draw:fill="none" draw:fill-color="#ffffff" fo:min-height="26.63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stroke="none" svg:stroke-color="#000000" draw:fill="none" draw:fill-color="#ffffff" fo:min-height="1.45cm"/>
    </style:style>
    <style:style style:name="co1" style:family="table-column">
      <style:table-column-properties style:column-width="2.883cm" style:use-optimal-column-width="false"/>
    </style:style>
    <style:style style:name="co2" style:family="table-column">
      <style:table-column-properties style:column-width="6.7cm" style:use-optimal-column-width="false"/>
    </style:style>
    <style:style style:name="co3" style:family="table-column">
      <style:table-column-properties style:column-width="6.19cm" style:use-optimal-column-width="false"/>
    </style:style>
    <style:style style:name="co4" style:family="table-column">
      <style:table-column-properties style:column-width="3.226cm" style:use-optimal-column-width="false"/>
    </style:style>
    <style:style style:name="co5" style:family="table-column">
      <style:table-column-properties style:column-width="6.729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3.228cm" style:use-optimal-column-width="false"/>
    </style:style>
    <style:style style:name="co8" style:family="table-column">
      <style:table-column-properties style:column-width="12.22cm" style:use-optimal-column-width="false"/>
    </style:style>
    <style:style style:name="co9" style:family="table-column">
      <style:table-column-properties style:column-width="3.591cm" style:use-optimal-column-width="false"/>
    </style:style>
    <style:style style:name="co10" style:family="table-column">
      <style:table-column-properties style:column-width="11.093cm" style:use-optimal-column-width="false"/>
    </style:style>
    <style:style style:name="co11" style:family="table-column">
      <style:table-column-properties style:column-width="4.725cm" style:use-optimal-column-width="false"/>
    </style:style>
    <style:style style:name="co12" style:family="table-column">
      <style:table-column-properties style:column-width="7.05cm" style:use-optimal-column-width="false"/>
    </style:style>
    <style:style style:name="co13" style:family="table-column">
      <style:table-column-properties style:column-width="4.584cm" style:use-optimal-column-width="false"/>
    </style:style>
    <style:style style:name="co14" style:family="table-column">
      <style:table-column-properties style:column-width="4.531cm" style:use-optimal-column-width="false"/>
    </style:style>
    <style:style style:name="co15" style:family="table-column">
      <style:table-column-properties style:column-width="5.795cm" style:use-optimal-column-width="false"/>
    </style:style>
    <style:style style:name="co16" style:family="table-column">
      <style:table-column-properties style:column-width="5.729cm" style:use-optimal-column-width="false"/>
    </style:style>
    <style:style style:name="co17" style:family="table-column">
      <style:table-column-properties style:column-width="5.728cm" style:use-optimal-column-width="false"/>
    </style:style>
    <style:style style:name="co18" style:family="table-column">
      <style:table-column-properties style:column-width="8.747cm" style:use-optimal-column-width="false"/>
    </style:style>
    <style:style style:name="co19" style:family="table-column">
      <style:table-column-properties style:column-width="8.752cm" style:use-optimal-column-width="false"/>
    </style:style>
    <style:style style:name="co20" style:family="table-column">
      <style:table-column-properties style:column-width="9.48cm" style:use-optimal-column-width="false"/>
    </style:style>
    <style:style style:name="co21" style:family="table-column">
      <style:table-column-properties style:column-width="9.486cm" style:use-optimal-column-width="false"/>
    </style:style>
    <style:style style:name="co22" style:family="table-column">
      <style:table-column-properties style:column-width="9.598cm" style:use-optimal-column-width="false"/>
    </style:style>
    <style:style style:name="co23" style:family="table-column">
      <style:table-column-properties style:column-width="9.358cm" style:use-optimal-column-width="false"/>
    </style:style>
    <style:style style:name="co24" style:family="table-column">
      <style:table-column-properties style:column-width="9.166cm" style:use-optimal-column-width="false"/>
    </style:style>
    <style:style style:name="co25" style:family="table-column">
      <style:table-column-properties style:column-width="9.169cm" style:use-optimal-column-width="false"/>
    </style:style>
    <style:style style:name="co26" style:family="table-column">
      <style:table-column-properties style:column-width="8.874cm" style:use-optimal-column-width="false"/>
    </style:style>
    <style:style style:name="co27" style:family="table-column">
      <style:table-column-properties style:column-width="9.751cm" style:use-optimal-column-width="false"/>
    </style:style>
    <style:style style:name="co28" style:family="table-column">
      <style:table-column-properties style:column-width="9.753cm" style:use-optimal-column-width="false"/>
    </style:style>
    <style:style style:name="co29" style:family="table-column">
      <style:table-column-properties style:column-width="9.337cm" style:use-optimal-column-width="false"/>
    </style:style>
    <style:style style:name="co30" style:family="table-column">
      <style:table-column-properties style:column-width="10.262cm" style:use-optimal-column-width="false"/>
    </style:style>
    <style:style style:name="co31" style:family="table-column">
      <style:table-column-properties style:column-width="9.29cm" style:use-optimal-column-width="false"/>
    </style:style>
    <style:style style:name="co32" style:family="table-column">
      <style:table-column-properties style:column-width="10.20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174cm"/>
    </style:style>
    <style:style style:name="ro3" style:family="table-row">
      <style:table-row-properties style:row-height="1.344cm"/>
    </style:style>
    <style:style style:name="ro4" style:family="table-row">
      <style:table-row-properties style:row-height="1.68cm"/>
    </style:style>
    <style:style style:name="ro5" style:family="table-row">
      <style:table-row-properties style:row-height="2.225cm"/>
    </style:style>
    <style:style style:name="ro6" style:family="table-row">
      <style:table-row-properties style:row-height="0.969cm"/>
    </style:style>
    <style:style style:name="ro7" style:family="table-row">
      <style:table-row-properties style:row-height="1.027cm"/>
    </style:style>
    <style:style style:name="ro8" style:family="table-row">
      <style:table-row-properties style:row-height="1.201cm"/>
    </style:style>
    <style:style style:name="ro9" style:family="table-row">
      <style:table-row-properties style:row-height="0.769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1.277cm"/>
    </style:style>
    <style:style style:name="ro12" style:family="table-row">
      <style:table-row-properties style:row-height="0.6cm"/>
    </style:style>
    <style:style style:name="ro13" style:family="table-row">
      <style:table-row-properties style:row-height="0.735cm"/>
    </style:style>
    <style:style style:name="ro14" style:family="table-row">
      <style:table-row-properties style:row-height="1.209cm"/>
    </style:style>
    <style:style style:name="ro15" style:family="table-row">
      <style:table-row-properties style:row-height="1.683cm"/>
    </style:style>
    <style:style style:name="ro16" style:family="table-row">
      <style:table-row-properties style:row-height="1.223cm"/>
    </style:style>
    <style:style style:name="ro17" style:family="table-row">
      <style:table-row-properties style:row-height="0.955cm"/>
    </style:style>
    <style:style style:name="ro18" style:family="table-row">
      <style:table-row-properties style:row-height="1.684cm"/>
    </style:style>
    <style:style style:name="ro19" style:family="table-row">
      <style:table-row-properties style:row-height="1.21cm"/>
    </style:style>
    <style:style style:name="ro20" style:family="table-row">
      <style:table-row-properties style:row-height="2.159cm"/>
    </style:style>
    <style:style style:name="ro21" style:family="table-row">
      <style:table-row-properties style:row-height="1.04cm"/>
    </style:style>
    <style:style style:name="ro22" style:family="table-row">
      <style:table-row-properties style:row-height="0.676cm"/>
    </style:style>
    <style:style style:name="ro23" style:family="table-row">
      <style:table-row-properties style:row-height="1.429cm"/>
    </style:style>
    <style:style style:name="ro24" style:family="table-row">
      <style:table-row-properties style:row-height="1.689cm"/>
    </style:style>
    <style:style style:name="ro25" style:family="table-row">
      <style:table-row-properties style:row-height="1.214cm"/>
    </style:style>
    <style:style style:name="ro26" style:family="table-row">
      <style:table-row-properties style:row-height="1.222cm"/>
    </style:style>
    <style:style style:name="ro27" style:family="table-row">
      <style:table-row-properties style:row-height="1.692cm"/>
    </style:style>
    <style:style style:name="ro28" style:family="table-row">
      <style:table-row-properties style:row-height="0.924cm"/>
    </style:style>
    <style:style style:name="ro29" style:family="table-row">
      <style:table-row-properties style:row-height="1.376cm"/>
    </style:style>
    <style:style style:name="ro30" style:family="table-row">
      <style:table-row-properties style:row-height="1.934cm"/>
    </style:style>
    <style:style style:name="ro31" style:family="table-row">
      <style:table-row-properties style:row-height="0.977cm"/>
    </style:style>
    <style:style style:name="ro32" style:family="table-row">
      <style:table-row-properties style:row-height="2.503cm"/>
    </style:style>
    <style:style style:name="ro33" style:family="table-row">
      <style:table-row-properties style:row-height="0.983cm"/>
    </style:style>
    <style:style style:name="ro34" style:family="table-row">
      <style:table-row-properties style:row-height="1.385cm"/>
    </style:style>
    <style:style style:name="ro35" style:family="table-row">
      <style:table-row-properties style:row-height="2.507cm"/>
    </style:style>
    <style:style style:name="ro36" style:family="table-row">
      <style:table-row-properties style:row-height="0.917cm"/>
    </style:style>
    <style:style style:name="ro37" style:family="table-row">
      <style:table-row-properties style:row-height="1.39cm"/>
    </style:style>
    <style:style style:name="ro38" style:family="table-row">
      <style:table-row-properties style:row-height="0.975cm"/>
    </style:style>
    <style:style style:name="ro39" style:family="table-row">
      <style:table-row-properties style:row-height="0.915cm"/>
    </style:style>
    <style:style style:name="ro40" style:family="table-row">
      <style:table-row-properties style:row-height="1.373cm"/>
    </style:style>
    <style:style style:name="ro41" style:family="table-row">
      <style:table-row-properties style:row-height="1.93cm"/>
    </style:style>
    <style:style style:name="ro42" style:family="table-row">
      <style:table-row-properties style:row-height="1.388cm"/>
    </style:style>
    <style:style style:name="ro43" style:family="table-row">
      <style:table-row-properties style:row-height="0.98cm"/>
    </style:style>
    <style:style style:name="ro44" style:family="table-row">
      <style:table-row-properties style:row-height="1.94cm"/>
    </style:style>
    <style:style style:name="ro45" style:family="table-row">
      <style:table-row-properties style:row-height="1.381cm"/>
    </style:style>
    <style:style style:name="ro46" style:family="table-row">
      <style:table-row-properties style:row-height="0.899cm"/>
    </style:style>
    <style:style style:name="ro47" style:family="table-row">
      <style:table-row-properties style:row-height="0.984cm"/>
    </style:style>
    <style:style style:name="ro48" style:family="table-row">
      <style:table-row-properties style:row-height="1.685cm"/>
    </style:style>
    <style:style style:name="ro49" style:family="table-row">
      <style:table-row-properties style:row-height="0.921cm"/>
    </style:style>
    <style:style style:name="ro50" style:family="table-row">
      <style:table-row-properties style:row-height="1.371cm"/>
    </style:style>
    <style:style style:name="ro51" style:family="table-row">
      <style:table-row-properties style:row-height="1.926cm"/>
    </style:style>
    <style:style style:name="ro52" style:family="table-row">
      <style:table-row-properties style:row-height="2.481cm"/>
    </style:style>
    <style:style style:name="ro53" style:family="table-row">
      <style:table-row-properties style:row-height="0.908cm"/>
    </style:style>
    <style:style style:name="ro54" style:family="table-row">
      <style:table-row-properties style:row-height="0.914cm"/>
    </style:style>
    <style:style style:name="ro55" style:family="table-row">
      <style:table-row-properties style:row-height="0.877cm"/>
    </style:style>
    <style:style style:name="ro56" style:family="table-row">
      <style:table-row-properties style:row-height="0.991cm"/>
    </style:style>
    <style:style style:name="ro57" style:family="table-row">
      <style:table-row-properties style:row-height="1.952cm"/>
    </style:style>
    <style:style style:name="ro58" style:family="table-row">
      <style:table-row-properties style:row-height="2.514cm"/>
    </style:style>
    <style:style style:name="ro59" style:family="table-row">
      <style:table-row-properties style:row-height="1.399cm"/>
    </style:style>
    <style:style style:name="ro60" style:family="table-row">
      <style:table-row-properties style:row-height="0.852cm"/>
    </style:style>
    <style:style style:name="ro61" style:family="table-row">
      <style:table-row-properties style:row-height="1.741cm"/>
    </style:style>
    <style:style style:name="ro62" style:family="table-row">
      <style:table-row-properties style:row-height="1.241cm"/>
    </style:style>
    <style:style style:name="ro63" style:family="table-row">
      <style:table-row-properties style:row-height="0.884cm"/>
    </style:style>
    <style:style style:name="ro64" style:family="table-row">
      <style:table-row-properties style:row-height="1.362cm"/>
    </style:style>
    <style:style style:name="ro65" style:family="table-row">
      <style:table-row-properties style:row-height="2.462cm"/>
    </style:style>
    <style:style style:name="ro66" style:family="table-row">
      <style:table-row-properties style:row-height="1.226cm"/>
    </style:style>
    <style:style style:name="ro67" style:family="table-row">
      <style:table-row-properties style:row-height="0.864cm"/>
    </style:style>
    <style:style style:name="ro68" style:family="table-row">
      <style:table-row-properties style:row-height="1.452cm"/>
    </style:style>
    <style:style style:name="ro69" style:family="table-row">
      <style:table-row-properties style:row-height="2.04cm"/>
    </style:style>
    <style:style style:name="ro70" style:family="table-row">
      <style:table-row-properties style:row-height="1.047cm"/>
    </style:style>
    <style:style style:name="ro71" style:family="table-row">
      <style:table-row-properties style:row-height="0.846cm"/>
    </style:style>
    <style:style style:name="ro72" style:family="table-row">
      <style:table-row-properties style:row-height="0.816cm"/>
    </style:style>
    <style:style style:name="ro73" style:family="table-row">
      <style:table-row-properties style:row-height="1.666cm"/>
    </style:style>
    <style:style style:name="ro74" style:family="table-row">
      <style:table-row-properties style:row-height="1.186cm"/>
    </style:style>
    <style:style style:name="ro75" style:family="table-row">
      <style:table-row-properties style:row-height="2.145cm"/>
    </style:style>
    <style:style style:name="ro76" style:family="table-row">
      <style:table-row-properties style:row-height="1.519cm"/>
    </style:style>
    <style:style style:name="ro77" style:family="table-row">
      <style:table-row-properties style:row-height="1.166cm"/>
    </style:style>
    <style:style style:name="ro78" style:family="table-row">
      <style:table-row-properties style:row-height="1.89cm"/>
    </style:style>
    <style:style style:name="ro79" style:family="table-row">
      <style:table-row-properties style:row-height="1.346cm"/>
    </style:style>
    <style:style style:name="ro80" style:family="table-row">
      <style:table-row-properties style:row-height="3.036cm"/>
    </style:style>
    <style:style style:name="ro81" style:family="table-row">
      <style:table-row-properties style:row-height="2.43cm"/>
    </style:style>
    <style:style style:name="ro82" style:family="table-row">
      <style:table-row-properties style:row-height="1.138cm"/>
    </style:style>
    <style:style style:name="ro83" style:family="table-row">
      <style:table-row-properties style:row-height="1.91cm"/>
    </style:style>
    <style:style style:name="ro84" style:family="table-row">
      <style:table-row-properties style:row-height="2.683cm"/>
    </style:style>
    <style:style style:name="ro85" style:family="table-row">
      <style:table-row-properties style:row-height="2.359cm"/>
    </style:style>
    <style:style style:name="ro86" style:family="table-row">
      <style:table-row-properties style:row-height="3.355cm"/>
    </style:style>
    <style:style style:name="ro87" style:family="table-row">
      <style:table-row-properties style:row-height="1.91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ce3" style:family="table-cell">
      <style:graphic-properties draw:fill="solid" draw:fill-color="#000000" style:repeat="repeat"/>
      <style:text-properties fo:color="#ffffff" fo:font-size="13pt" style:font-size-asian="13pt" style:font-size-complex="13pt"/>
    </style:style>
    <style:style style:name="ce4" style:family="table-cell">
      <style:graphic-properties draw:fill="solid" style:repeat="repeat"/>
      <style:text-properties fo:font-family="Arial" style:font-family-generic="swiss" style:font-pitch="variable" fo:font-size="13pt" style:font-size-asian="13pt" style:font-size-complex="13pt"/>
    </style:style>
    <style:style style:name="ce5" style:family="table-cell">
      <style:graphic-properties style:repeat="repeat"/>
      <style:text-properties fo:font-family="Arial" style:font-family-generic="swiss" style:font-pitch="variable" fo:font-size="13pt" style:font-size-asian="13pt" style:font-size-complex="13pt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style:repeat="repeat"/>
    </style:style>
    <style:style style:name="ce8" style:family="table-cell">
      <style:graphic-properties style:repeat="repeat"/>
      <style:text-properties fo:color="#ffffff" fo:font-size="13pt" style:font-size-asian="13pt" style:font-size-complex="13pt"/>
    </style:style>
    <style:style style:name="ce9" style:family="table-cell">
      <style:graphic-properties style:repeat="repeat"/>
      <style:text-properties fo:color="#ffffff"/>
    </style:style>
    <style:style style:name="ce10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ce11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ce12" style:family="table-cell">
      <style:graphic-properties style:repeat="repeat"/>
      <style:text-properties fo:color="#ffffff" fo:font-size="12pt" style:font-size-asian="12pt" style:font-size-complex="12pt"/>
    </style:style>
    <style:style style:name="ce13" style:family="table-cell">
      <style:graphic-properties style:repeat="repeat"/>
      <style:text-properties fo:font-size="12pt" style:font-size-asian="12pt" style:font-size-complex="12pt"/>
    </style:style>
    <style:style style:name="ce14" style:family="table-cell">
      <style:graphic-properties style:repeat="repea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>
      <style:graphic-properties style:repeat="repeat"/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>
      <style:graphic-properties style:repeat="repeat"/>
      <style:text-properties fo:font-size="10pt" style:font-size-asian="10pt" style:font-size-complex="10pt"/>
    </style:style>
    <style:style style:name="ce17" style:family="table-cell">
      <style:graphic-properties style:repeat="repeat" draw:textarea-vertical-align="middle"/>
      <style:text-properties fo:font-size="10pt" style:font-size-asian="10pt" style:font-size-complex="10pt"/>
    </style:style>
    <style:style style:name="ce18" style:family="table-cell">
      <style:graphic-properties draw:fill="solid" draw:fill-color="#3399ff" style:repeat="repeat"/>
      <style:text-properties fo:font-size="10pt" style:font-size-asian="10pt" style:font-size-complex="10pt"/>
    </style:style>
    <style:style style:name="ce19" style:family="table-cell">
      <style:graphic-properties draw:fill="solid" draw:fill-color="#99ccff" style:repeat="repeat"/>
      <style:text-properties fo:font-size="10pt" style:font-size-asian="10pt" style:font-size-complex="10pt"/>
    </style:style>
    <style:style style:name="ce20" style:family="table-cell">
      <style:graphic-properties style:repeat="repeat"/>
      <style:text-properties fo:font-size="14pt" style:font-size-asian="14pt" style:font-size-complex="14pt"/>
    </style:style>
    <style:style style:name="ce21" style:family="table-cell">
      <style:graphic-properties draw:fill="solid" draw:fill-color="#99ccff" style:repeat="repeat"/>
      <style:text-properties fo:font-size="14pt" style:font-size-asian="14pt" style:font-size-complex="14pt"/>
    </style:style>
    <style:style style:name="ce22" style:family="table-cell">
      <style:graphic-properties draw:fill="solid" draw:fill-color="#0099ff" style:repeat="repeat"/>
      <style:text-properties fo:font-size="14pt" style:font-size-asian="14pt" style:font-size-complex="14pt"/>
    </style:style>
    <style:style style:name="ce23" style:family="table-cell">
      <style:graphic-properties style:repeat="repeat"/>
      <style:text-properties fo:font-size="18pt" style:font-size-asian="18pt" style:font-size-complex="18pt"/>
    </style:style>
    <style:style style:name="ce24" style:family="table-cell">
      <style:graphic-properties style:repeat="repeat"/>
      <style:text-properties fo:color="#ffffff" fo:font-size="18pt" style:font-size-asian="18pt" style:font-size-complex="18pt"/>
    </style:style>
    <style:style style:name="ce25" style:family="table-cell">
      <style:graphic-properties style:repeat="repeat"/>
      <style:paragraph-properties fo:text-align="center"/>
      <style:text-properties fo:font-size="18pt" style:font-size-asian="14pt" style:font-size-complex="14pt"/>
    </style:style>
    <style:style style:name="ce26" style:family="table-cell">
      <style:graphic-properties style:repeat="repeat"/>
      <style:paragraph-properties fo:text-align="center"/>
      <style:text-properties fo:font-size="18pt"/>
    </style:style>
    <style:style style:name="ce27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ce28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ce29" style:family="table-cell">
      <style:graphic-properties style:repeat="repeat"/>
      <style:text-properties fo:color="#ffffff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size="18pt"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6" style:family="paragraph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  <style:tab-stop style:position="66.851cm"/>
        </style:tab-stops>
      </style:paragraph-properties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ffffff"/>
    </style:style>
    <style:style style:name="P10" style:family="paragraph">
      <style:text-properties fo:font-size="18pt"/>
    </style:style>
    <style:style style:name="P11" style:family="paragraph">
      <style:text-properties fo:color="#ffffff" fo:font-size="18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style:text-properties fo:color="#ffffff"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cc" fo:font-size="18pt" fo:font-weight="bold" style:font-weight-asian="bold" style:font-weight-complex="bold"/>
    </style:style>
    <style:style style:name="T4" style:family="text">
      <style:text-properties fo:color="#ffffff" fo:font-size="13pt" style:font-size-asian="13pt" style:font-size-complex="13pt"/>
    </style:style>
    <style:style style:name="T5" style:family="text">
      <style:text-properties fo:font-family="Arial" style:font-family-generic="swiss" style:font-pitch="variable" fo:font-size="13pt" style:font-size-asian="13pt" style:font-size-complex="13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ffff" fo:font-family="Arial" style:font-family-generic="swiss" style:font-pitch="variable" fo:font-size="13pt" style:font-size-asian="13pt" style:font-size-complex="13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fo:font-size="12pt" style:font-size-asian="12pt" style:font-size-complex="12pt"/>
    </style:style>
    <style:style style:name="T11" style:family="text">
      <style:text-properties fo:font-family="Arial" style:font-family-generic="swiss" style:font-pitch="variable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ffffff" fo:font-size="18pt" style:font-size-asian="18pt" style:font-size-complex="18pt"/>
    </style:style>
    <style:style style:name="T22" style:family="text">
      <style:text-properties fo:color="#ffffff"/>
    </style:style>
    <style:style style:name="T23" style:family="text">
      <style:text-properties fo:color="#ffffff" fo:font-size="18pt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layer="layout" svg:width="18.998cm" svg:height="21.036cm" svg:x="1cm" svg:y="2.0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Réf.</text:span></text:p>
              </table:table-cell>
              <table:table-cell>
                <text:p><text:span text:style-name="T1">Fonction</text:span></text:p>
              </table:table-cell>
              <table:table-cell>
                <text:p><text:span text:style-name="T1">Use Case</text:span></text:p>
              </table:table-cell>
              <table:table-cell>
                <text:p><text:span text:style-name="T1">Acteurs</text:span></text:p>
              </table:table-cell>
            </table:table-row>
            <table:table-row table:style-name="ro1" table:default-cell-style-name="ce2">
              <table:table-cell>
                <text:p><text:span text:style-name="T2">R1</text:span></text:p>
              </table:table-cell>
              <table:table-cell>
                <text:p><text:span text:style-name="T2">Afficher le catalogue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2</text:span></text:p>
              </table:table-cell>
              <table:table-cell>
                <text:p><text:span text:style-name="T2">Afficher les Promotions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1" table:default-cell-style-name="ce2">
              <table:table-cell>
                <text:p><text:span text:style-name="T2">R3</text:span></text:p>
              </table:table-cell>
              <table:table-cell>
                <text:p><text:span text:style-name="T2">Créer un compte client</text:span></text:p>
              </table:table-cell>
              <table:table-cell>
                <text:p><text:span text:style-name="T2">S'inscrire</text:span></text:p>
              </table:table-cell>
              <table:table-cell>
                <text:p><text:span text:style-name="T2">Visiteur</text:span></text:p>
              </table:table-cell>
            </table:table-row>
            <table:table-row table:style-name="ro1" table:default-cell-style-name="ce2">
              <table:table-cell>
                <text:p><text:span text:style-name="T2">R4</text:span></text:p>
              </table:table-cell>
              <table:table-cell>
                <text:p><text:span text:style-name="T2">S'authentifier</text:span></text:p>
              </table:table-cell>
              <table:table-cell>
                <text:p><text:span text:style-name="T2">S'authentifier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5</text:span></text:p>
              </table:table-cell>
              <table:table-cell>
                <text:p><text:span text:style-name="T2">Rempli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1" table:default-cell-style-name="ce2">
              <table:table-cell>
                <text:p><text:span text:style-name="T2">R6</text:span></text:p>
              </table:table-cell>
              <table:table-cell>
                <text:p><text:span text:style-name="T2">Modifier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1" table:default-cell-style-name="ce2">
              <table:table-cell>
                <text:p><text:span text:style-name="T2">R7</text:span></text:p>
              </table:table-cell>
              <table:table-cell>
                <text:p><text:span text:style-name="T2">Vide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1" table:default-cell-style-name="ce2">
              <table:table-cell>
                <text:p><text:span text:style-name="T2">R8</text:span></text:p>
              </table:table-cell>
              <table:table-cell>
                <text:p><text:span text:style-name="T2">Commande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1" table:default-cell-style-name="ce2">
              <table:table-cell>
                <text:p><text:span text:style-name="T2">R9</text:span></text:p>
              </table:table-cell>
              <table:table-cell>
                <text:p><text:span text:style-name="T2">Affich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0</text:span></text:p>
              </table:table-cell>
              <table:table-cell>
                <text:p><text:span text:style-name="T2">Modifi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1</text:span></text:p>
              </table:table-cell>
              <table:table-cell>
                <text:p><text:span text:style-name="T2">Supprim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2</text:span></text:p>
              </table:table-cell>
              <table:table-cell>
                <text:p><text:span text:style-name="T2">Renseigner adresse facturation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3</text:span></text:p>
              </table:table-cell>
              <table:table-cell>
                <text:p><text:span text:style-name="T2">Renseigner adresse livraison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4</text:span></text:p>
              </table:table-cell>
              <table:table-cell>
                <text:p><text:span text:style-name="T2">Effectuer paiement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5</text:span></text:p>
              </table:table-cell>
              <table:table-cell>
                <text:p><text:span text:style-name="T2">Vérifier adresse in Franc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Sebo</text:span></text:p>
              </table:table-cell>
            </table:table-row>
            <table:table-row table:style-name="ro1" table:default-cell-style-name="ce2">
              <table:table-cell>
                <text:p><text:span text:style-name="T2">R16</text:span></text:p>
              </table:table-cell>
              <table:table-cell>
                <text:p><text:span text:style-name="T2">Afficher les commandes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7</text:span></text:p>
              </table:table-cell>
              <table:table-cell>
                <text:p><text:span text:style-name="T2">Modifier infos compte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8</text:span></text:p>
              </table:table-cell>
              <table:table-cell>
                <text:p><text:span text:style-name="T2">Supprimer compte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1" table:default-cell-style-name="ce2">
              <table:table-cell>
                <text:p><text:span text:style-name="T2">R19</text:span></text:p>
              </table:table-cell>
              <table:table-cell>
                <text:p><text:span text:style-name="T2">Afficher accueil personnalisé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Seb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7.4cm" svg:height="0.983cm" svg:x="2.6cm" svg:y="1cm">
          <draw:text-box>
            <text:p text:style-name="P1"><text:span text:style-name="T3">Use case (Intentions d'acteurs) FRONT OFFICE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standard" draw:layer="layout" svg:width="18.998cm" svg:height="26.058cm" svg:x="1.001cm" svg:y="2.037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4"/>
            <table:table-row table:style-name="ro2" table:default-cell-style-name="ce3">
              <table:table-cell>
                <text:p><text:span text:style-name="T4">Réf.</text:span></text:p>
              </table:table-cell>
              <table:table-cell>
                <text:p><text:span text:style-name="T4">Fonction</text:span></text:p>
              </table:table-cell>
              <table:table-cell>
                <text:p><text:span text:style-name="T4">Intention d'Acteur</text:span></text:p>
              </table:table-cell>
              <table:table-cell>
                <text:p><text:span text:style-name="T4">Acteurs</text:span></text:p>
              </table:table-cell>
            </table:table-row>
            <table:table-row table:style-name="ro1" table:default-cell-style-name="ce4">
              <table:table-cell>
                <text:p><text:span text:style-name="T5">R1</text:span></text:p>
              </table:table-cell>
              <table:table-cell>
                <text:p><text:span text:style-name="T5">Modifi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1" table:default-cell-style-name="ce5">
              <table:table-cell>
                <text:p><text:span text:style-name="T5">R2</text:span></text:p>
              </table:table-cell>
              <table:table-cell>
                <text:p><text:span text:style-name="T5">Supprim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1" table:default-cell-style-name="ce5">
              <table:table-cell>
                <text:p><text:span text:style-name="T5">R3</text:span></text:p>
              </table:table-cell>
              <table:table-cell>
                <text:p><text:span text:style-name="T5">Ajout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1" table:default-cell-style-name="ce5">
              <table:table-cell>
                <text:p><text:span text:style-name="T5">R4</text:span></text:p>
              </table:table-cell>
              <table:table-cell>
                <text:p><text:span text:style-name="T5">Ajout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1" table:default-cell-style-name="ce5">
              <table:table-cell>
                <text:p><text:span text:style-name="T5">R5</text:span></text:p>
              </table:table-cell>
              <table:table-cell>
                <text:p><text:span text:style-name="T5">Modifi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1" table:default-cell-style-name="ce5">
              <table:table-cell>
                <text:p><text:span text:style-name="T5">R6</text:span></text:p>
              </table:table-cell>
              <table:table-cell>
                <text:p><text:span text:style-name="T5">Supprim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1" table:default-cell-style-name="ce5">
              <table:table-cell>
                <text:p><text:span text:style-name="T5">R7</text:span></text:p>
              </table:table-cell>
              <table:table-cell>
                <text:p><text:span text:style-name="T5">Afficher liste articles avec promo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1" table:default-cell-style-name="ce5">
              <table:table-cell>
                <text:p><text:span text:style-name="T5">R8</text:span></text:p>
              </table:table-cell>
              <table:table-cell>
                <text:p><text:span text:style-name="T5">Afficher liste Stock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3" table:default-cell-style-name="ce5">
              <table:table-cell>
                <text:p><text:span text:style-name="T5">R9</text:span></text:p>
              </table:table-cell>
              <table:table-cell>
                <text:p><text:span text:style-name="T5">Modifier Stock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, Temps</text:span></text:p>
              </table:table-cell>
            </table:table-row>
            <table:table-row table:style-name="ro1" table:default-cell-style-name="ce5">
              <table:table-cell>
                <text:p><text:span text:style-name="T5">R10</text:span></text:p>
              </table:table-cell>
              <table:table-cell>
                <text:p><text:span text:style-name="T5">Gérer seuils approvisionnement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1" table:default-cell-style-name="ce5">
              <table:table-cell>
                <text:p><text:span text:style-name="T5">R11</text:span></text:p>
              </table:table-cell>
              <table:table-cell>
                <text:p><text:span text:style-name="T5">Demander Approvisionnement</text:span></text:p>
                <text:p><text:span text:style-name="T5">(génération Bons achats xml)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1" table:default-cell-style-name="ce5">
              <table:table-cell>
                <text:p><text:span text:style-name="T5">R12</text:span></text:p>
              </table:table-cell>
              <table:table-cell>
                <text:p><text:span text:style-name="T5">Editer les bordereaux de livraison client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Temps</text:span></text:p>
              </table:table-cell>
            </table:table-row>
            <table:table-row table:style-name="ro1" table:default-cell-style-name="ce5">
              <table:table-cell>
                <text:p><text:span text:style-name="T5">R13</text:span></text:p>
              </table:table-cell>
              <table:table-cell>
                <text:p><text:span text:style-name="T5">Modifier statut commande (livrée, en attente, remboursement)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Préparateur</text:span></text:p>
              </table:table-cell>
            </table:table-row>
            <table:table-row table:style-name="ro1" table:default-cell-style-name="ce5">
              <table:table-cell>
                <text:p><text:span text:style-name="T5">R14</text:span></text:p>
              </table:table-cell>
              <table:table-cell>
                <text:p><text:span text:style-name="T5">Afficher liste Commandes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Préparateur, Magasinier, Resp Com.</text:span></text:p>
              </table:table-cell>
            </table:table-row>
            <table:table-row table:style-name="ro1" table:default-cell-style-name="ce5">
              <table:table-cell>
                <text:p><text:span text:style-name="T5">R15</text:span></text:p>
              </table:table-cell>
              <table:table-cell>
                <text:p><text:span text:style-name="T5">Saisir accusé de réception (de la commande chez le client)</text:span></text:p>
              </table:table-cell>
              <table:table-cell>
                <text:p><text:span text:style-name="T5">Gérer la relation client</text:span></text:p>
              </table:table-cell>
              <table:table-cell>
                <text:p><text:span text:style-name="T5">Resp Commercial</text:span></text:p>
              </table:table-cell>
            </table:table-row>
            <table:table-row table:style-name="ro1" table:default-cell-style-name="ce5">
              <table:table-cell>
                <text:p><text:span text:style-name="T5">R16</text:span></text:p>
              </table:table-cell>
              <table:table-cell>
                <text:p><text:span text:style-name="T5">Editer courrier livraison partielle</text:span></text:p>
              </table:table-cell>
              <table:table-cell>
                <text:p><text:span text:style-name="T2">Gérer la relation client</text:span></text:p>
              </table:table-cell>
              <table:table-cell>
                <text:p><text:span text:style-name="T2">Resp Commercial</text:span></text:p>
              </table:table-cell>
            </table:table-row>
            <table:table-row table:style-name="ro1" table:default-cell-style-name="ce5">
              <table:table-cell>
                <text:p><text:span text:style-name="T5">R17</text:span></text:p>
              </table:table-cell>
              <table:table-cell>
                <text:p><text:span text:style-name="T5">Purger la base</text:span></text:p>
              </table:table-cell>
              <table:table-cell>
                <text:p><text:span text:style-name="T5">Gérer la base de donnée</text:span></text:p>
              </table:table-cell>
              <table:table-cell>
                <text:p><text:span text:style-name="T5">Dba</text:span></text:p>
              </table:table-cell>
            </table:table-row>
            <table:table-row table:style-name="ro1" table:default-cell-style-name="ce5">
              <table:table-cell>
                <text:p><text:span text:style-name="T5">R18</text:span></text:p>
              </table:table-cell>
              <table:table-cell>
                <text:p><text:span text:style-name="T5">Gérer les droits</text:span></text:p>
              </table:table-cell>
              <table:table-cell>
                <text:p><text:span text:style-name="T5">Gérer la base de donnée</text:span></text:p>
              </table:table-cell>
              <table:table-cell>
                <text:p><text:span text:style-name="T5">Dba</text:span></text:p>
              </table:table-cell>
            </table:table-row>
            <table:table-row table:style-name="ro1" table:default-cell-style-name="ce2">
              <table:table-cell>
                <text:p><text:span text:style-name="T2">R19</text:span></text:p>
              </table:table-cell>
              <table:table-cell>
                <text:p><text:span text:style-name="T2">Vérifier validité Paiement Banque</text:span></text:p>
              </table:table-cell>
              <table:table-cell>
                <text:p><text:span text:style-name="T2">Valider Paiement (appelle un web service valide commande)</text:span></text:p>
              </table:table-cell>
              <table:table-cell>
                <text:p><text:span text:style-name="T2">Banq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5.883cm" svg:height="0.983cm" svg:x="7.801cm" svg:y="1.038cm">
          <draw:text-box>
            <text:p><text:span text:style-name="T6">BACK OFFICE 1/2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standard" draw:layer="layout" svg:width="19cm" svg:height="13.984cm" svg:x="1.002cm" svg:y="2.038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><text:span text:style-name="T7">Réf.</text:span></text:p>
              </table:table-cell>
              <table:table-cell>
                <text:p><text:span text:style-name="T7">Fonction</text:span></text:p>
              </table:table-cell>
              <table:table-cell>
                <text:p><text:span text:style-name="T7">Intention d'Acteur</text:span></text:p>
              </table:table-cell>
              <table:table-cell>
                <text:p><text:span text:style-name="T7">Acteurs</text:span></text:p>
              </table:table-cell>
            </table:table-row>
            <table:table-row table:style-name="ro4" table:default-cell-style-name="ce2">
              <table:table-cell>
                <text:p><text:span text:style-name="T5">R20</text:span></text:p>
              </table:table-cell>
              <table:table-cell>
                <text:p><text:span text:style-name="T5">Ajout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5">R21</text:span></text:p>
              </table:table-cell>
              <table:table-cell table:style-name="ce2">
                <text:p><text:span text:style-name="T5">Modifi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5">R22</text:span></text:p>
              </table:table-cell>
              <table:table-cell>
                <text:p><text:span text:style-name="T5">Supprim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4" table:default-cell-style-name="ce2">
              <table:table-cell>
                <text:p><text:span text:style-name="T5">R23</text:span></text:p>
              </table:table-cell>
              <table:table-cell table:style-name="ce5">
                <text:p><text:span text:style-name="T5">Ajouter genres</text:span></text:p>
              </table:table-cell>
              <table:table-cell>
                <text:p><text:span text:style-name="T5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4" table:default-cell-style-name="ce1">
              <table:table-cell>
                <text:p><text:span text:style-name="T2">R24</text:span></text:p>
              </table:table-cell>
              <table:table-cell table:style-name="ce2">
                <text:p><text:span text:style-name="T5">Modifier genres</text:span></text:p>
              </table:table-cell>
              <table:table-cell>
                <text:p><text:span text:style-name="T2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4" table:default-cell-style-name="ce1">
              <table:table-cell>
                <text:p><text:span text:style-name="T2">R25</text:span></text:p>
              </table:table-cell>
              <table:table-cell>
                <text:p><text:span text:style-name="T5">Supprimer genres</text:span></text:p>
              </table:table-cell>
              <table:table-cell>
                <text:p><text:span text:style-name="T2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5" table:default-cell-style-name="ce1">
              <table:table-cell table:style-name="ce2">
                <text:p><text:span text:style-name="T5">R26</text:span></text:p>
              </table:table-cell>
              <table:table-cell>
                <text:p><text:span text:style-name="T5">Ajouter au stock</text:span></text:p>
              </table:table-cell>
              <table:table-cell table:style-name="ce2">
                <text:p><text:span text:style-name="T5">Receptionner commande fournisseur</text:span></text:p>
              </table:table-cell>
              <table:table-cell>
                <text:p><text:span text:style-name="T5">Magasini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883cm" svg:height="0.983cm" svg:x="7.801cm" svg:y="1.039cm">
          <draw:text-box>
            <text:p><text:span text:style-name="T6">BACK OFFICE 2/2</text:span></text:p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standard" draw:layer="layout" svg:width="15.81cm" svg:height="6.83cm" svg:x="2cm" svg:y="3.4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8">FRONT OFFICE</text:span></text:p>
              </table:table-cell>
              <table:table-cell/>
            </table:table-row>
            <table:table-row table:style-name="ro1" table:default-cell-style-name="ce1">
              <table:table-cell>
                <text:p>Consulter catalogue</text:p>
              </table:table-cell>
              <table:table-cell>
                <text:p>CLIENT</text:p>
              </table:table-cell>
            </table:table-row>
            <table:table-row table:style-name="ro1" table:default-cell-style-name="ce1">
              <table:table-cell>
                <text:p>Gérer son Panier</text:p>
              </table:table-cell>
              <table:table-cell>
                <text:p>CLIENT</text:p>
              </table:table-cell>
            </table:table-row>
            <table:table-row table:style-name="ro1" table:default-cell-style-name="ce1">
              <table:table-cell>
                <text:p>S'authentifer</text:p>
              </table:table-cell>
              <table:table-cell>
                <text:p>CLIENT</text:p>
              </table:table-cell>
            </table:table-row>
            <table:table-row table:style-name="ro1" table:default-cell-style-name="ce1">
              <table:table-cell>
                <text:p>Passer une commande</text:p>
              </table:table-cell>
              <table:table-cell>
                <text:p>CLIENT</text:p>
              </table:table-cell>
            </table:table-row>
            <table:table-row table:style-name="ro6" table:default-cell-style-name="ce1">
              <table:table-cell>
                <text:p>Gérer son compte client</text:p>
              </table:table-cell>
              <table:table-cell>
                <text:p>CLIENT</text:p>
              </table:table-cell>
            </table:table-row>
            <table:table-row table:style-name="ro6" table:default-cell-style-name="ce1">
              <table:table-cell>
                <text:p>Autoriser le paiement</text:p>
              </table:table-cell>
              <table:table-cell>
                <text:p>BANQU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5.817cm" svg:height="12.336cm" svg:x="1.9cm" svg:y="11.81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" table:default-cell-style-name="ce6">
              <table:table-cell>
                <text:p><text:s/><text:span text:style-name="T8">BACK OFFICE</text:span></text:p>
              </table:table-cell>
              <table:table-cell/>
            </table:table-row>
            <table:table-row table:style-name="ro1" table:default-cell-style-name="ce7">
              <table:table-cell>
                <text:p>Gérer les Articles</text:p>
              </table:table-cell>
              <table:table-cell>
                <text:p>Resp<text:line-break/>Marketing</text:p>
              </table:table-cell>
            </table:table-row>
            <table:table-row table:style-name="ro1" table:default-cell-style-name="ce7">
              <table:table-cell>
                <text:p>Gérer les Stocks</text:p>
              </table:table-cell>
              <table:table-cell>
                <text:p>Magasinier</text:p>
              </table:table-cell>
            </table:table-row>
            <table:table-row table:style-name="ro1" table:default-cell-style-name="ce7">
              <table:table-cell>
                <text:p>Gérer La Base de donnée (purge-superadmin)</text:p>
              </table:table-cell>
              <table:table-cell>
                <text:p>Dba</text:p>
              </table:table-cell>
            </table:table-row>
            <table:table-row table:style-name="ro1" table:default-cell-style-name="ce7">
              <table:table-cell>
                <text:p>Gérer les Promotions</text:p>
              </table:table-cell>
              <table:table-cell>
                <text:p>Resp<text:line-break/>Marketing</text:p>
              </table:table-cell>
            </table:table-row>
            <table:table-row table:style-name="ro1" table:default-cell-style-name="ce7">
              <table:table-cell>
                <text:p>Traiter les commandes</text:p>
              </table:table-cell>
              <table:table-cell>
                <text:p>Préparateur</text:p>
              </table:table-cell>
            </table:table-row>
            <table:table-row table:style-name="ro1" table:default-cell-style-name="ce7">
              <table:table-cell>
                <text:p>Demander un réapprovisionnement</text:p>
              </table:table-cell>
              <table:table-cell>
                <text:p>Magasinier</text:p>
              </table:table-cell>
            </table:table-row>
            <table:table-row table:style-name="ro1" table:default-cell-style-name="ce7">
              <table:table-cell>
                <text:p>Gérer la relation Client</text:p>
              </table:table-cell>
              <table:table-cell>
                <text:p>Resp</text:p>
                <text:p>Commercial</text:p>
              </table:table-cell>
            </table:table-row>
            <table:table-row table:style-name="ro1" table:default-cell-style-name="ce1">
              <table:table-cell>
                <text:p>Gérer le stock</text:p>
                <text:p>Traiter les commandes</text:p>
              </table:table-cell>
              <table:table-cell>
                <text:p>Temp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layer="layout" svg:width="16.6cm" svg:height="1.4cm" svg:x="2.1cm" svg:y="1.3cm">
          <draw:text-box>
            <text:p text:style-name="P1">INTENTIONS D'ACTEURS (Use cases)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4" draw:text-style-name="P1" xml:id="id1" draw:id="id1" draw:layer="layout" svg:width="2.7cm" svg:height="2.6cm" svg:x="15.2cm" svg:y="3.5cm">
          <text:p text:style-name="P1">SEBO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xml:id="id3" draw:id="id3" draw:layer="layout" svg:width="2.5cm" svg:height="2.5cm" svg:x="15.6cm" svg:y="7.8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xml:id="id13" draw:id="id13" draw:layer="layout" svg:width="2.6cm" svg:height="2.6cm" svg:x="3.3cm" svg:y="8.5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" draw:id="id2" draw:layer="layout" svg:width="3.4cm" svg:height="3.638cm" svg:x="8.2cm" svg:y="5.2cm">
          <text:p text:style-name="P1">LOGICIEL</text:p>
          <text:p text:style-name="P1">FRO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" draw:layer="layout" svg:width="18.9cm" svg:height="1.3cm" svg:x="1.1cm" svg:y="1cm">
          <draw:text-box>
            <text:p text:style-name="P1">Diagramme UTILISATEURS </text:p>
          </draw:text-box>
        </draw:frame>
        <draw:connector draw:style-name="gr9" draw:text-style-name="P1" draw:layer="layout" draw:type="line" svg:x1="15.2cm" svg:y1="4.8cm" svg:x2="11.6cm" svg:y2="7.019cm" draw:start-shape="id1" draw:start-glue-point="6" draw:end-shape="id2" draw:end-glue-point="7" svg:d="M15200 4800l-3600 2219">
          <text:p/>
        </draw:connector>
        <draw:connector draw:style-name="gr9" draw:text-style-name="P1" draw:layer="layout" draw:type="line" svg:x1="18.1cm" svg:y1="9.05cm" svg:x2="9.9cm" svg:y2="8.838cm" draw:start-shape="id3" draw:start-glue-point="10" draw:end-shape="id2" svg:d="M18100 9050l-8200-212">
          <text:p/>
        </draw:connector>
        <draw:custom-shape draw:style-name="gr10" draw:text-style-name="P1" xml:id="id5" draw:id="id5" draw:layer="layout" svg:width="4.5cm" svg:height="4.6cm" svg:x="7.8cm" svg:y="16.2cm">
          <text:p text:style-name="P1">LOGICIEL</text:p>
          <text:p text:style-name="P1"><text:span text:style-name="T9">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4" draw:id="id4" draw:layer="layout" svg:width="2.4cm" svg:height="2.4cm" svg:x="2.8cm" svg:y="14.8cm">
          <text:p text:style-name="P1">Magasinie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7" draw:id="id7" draw:layer="layout" svg:width="2.4cm" svg:height="2.4cm" svg:x="15cm" svg:y="17.8cm">
          <text:p text:style-name="P1">Dba</text:p>
          <text:p text:style-name="P1">(Super Admin)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6" draw:id="id6" draw:layer="layout" svg:width="2.4cm" svg:height="2.4cm" svg:x="7.4cm" svg:y="22.8cm">
          <text:p text:style-name="P1">Responsable</text:p>
          <text:p text:style-name="P1">Marketing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8" draw:id="id8" draw:layer="layout" svg:width="2.4cm" svg:height="2.4cm" svg:x="13.3cm" svg:y="13.6cm">
          <text:p text:style-name="P1">Responsable</text:p>
          <text:p text:style-name="P1">Commercial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4.849cm" svg:y1="16.849cm" svg:x2="7.8cm" svg:y2="18.5cm" draw:start-shape="id4" draw:start-glue-point="9" draw:end-shape="id5" draw:end-glue-point="5" svg:d="M4849 16849l2951 1651">
          <text:p/>
        </draw:connector>
        <draw:connector draw:style-name="gr9" draw:text-style-name="P1" draw:layer="layout" draw:type="line" svg:x1="8.6cm" svg:y1="22.8cm" svg:x2="10.05cm" svg:y2="20.8cm" draw:start-shape="id6" draw:start-glue-point="4" draw:end-shape="id5" draw:end-glue-point="6" svg:d="M8600 22800l1450-2000">
          <text:p/>
        </draw:connector>
        <draw:connector draw:style-name="gr9" draw:text-style-name="P1" draw:layer="layout" draw:type="line" svg:x1="15cm" svg:y1="19cm" svg:x2="12.3cm" svg:y2="18.5cm" draw:start-shape="id7" draw:start-glue-point="6" draw:end-shape="id5" draw:end-glue-point="7" svg:d="M15000 19000l-2700-500">
          <text:p/>
        </draw:connector>
        <draw:connector draw:style-name="gr9" draw:text-style-name="P1" draw:layer="layout" draw:type="line" svg:x1="13.3cm" svg:y1="14.8cm" svg:x2="10.05cm" svg:y2="16.2cm" draw:start-shape="id8" draw:start-glue-point="6" draw:end-shape="id5" draw:end-glue-point="4" svg:d="M13300 14800l-3250 1400">
          <text:p/>
        </draw:connector>
        <draw:custom-shape draw:style-name="gr11" draw:text-style-name="P1" xml:id="id9" draw:id="id9" draw:layer="layout" svg:width="2.7cm" svg:height="2.6cm" svg:x="2.2cm" svg:y="4.4cm">
          <text:p text:style-name="P1">Visiteur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4.505cm" svg:y1="4.78cm" svg:x2="8.2cm" svg:y2="7.019cm" draw:start-shape="id9" draw:start-glue-point="11" draw:end-shape="id2" draw:end-glue-point="5" svg:d="M4505 4780l3695 2239">
          <text:p/>
        </draw:connector>
        <draw:custom-shape draw:style-name="gr7" draw:text-style-name="P1" xml:id="id10" draw:id="id10" draw:layer="layout" svg:width="2.4cm" svg:height="2.4cm" svg:x="2.831cm" svg:y="18.6cm">
          <text:p text:style-name="P1">Préparateu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5.231cm" svg:y1="19.8cm" svg:x2="7.8cm" svg:y2="18.5cm" draw:start-shape="id10" draw:start-glue-point="10" draw:end-shape="id5" svg:d="M5231 19800l2569-1300">
          <text:p/>
        </draw:connector>
        <draw:custom-shape draw:style-name="gr5" draw:text-style-name="P1" xml:id="id11" draw:id="id11" draw:layer="layout" svg:width="2.5cm" svg:height="2.5cm" svg:x="13.2cm" svg:y="22.3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13.566cm" svg:y1="22.666cm" svg:x2="10.05cm" svg:y2="20.8cm" draw:start-shape="id11" draw:start-glue-point="5" draw:end-shape="id5" svg:d="M13566 22666l-3516-1866">
          <text:p/>
        </draw:connector>
        <draw:custom-shape draw:style-name="gr12" draw:text-style-name="P1" xml:id="id12" draw:id="id12" draw:layer="layout" svg:width="2.5cm" svg:height="2.5cm" svg:x="7.1cm" svg:y="13.1cm">
          <text:p text:style-name="P1">Temps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8.35cm" svg:y1="15.6cm" svg:x2="10.05cm" svg:y2="16.2cm" draw:start-shape="id12" draw:start-glue-point="8" draw:end-shape="id5" draw:end-glue-point="4" svg:d="M8350 15600l1700 600">
          <text:p/>
        </draw:connector>
        <draw:connector draw:style-name="gr9" draw:text-style-name="P1" draw:layer="layout" draw:type="line" svg:x1="4.6cm" svg:y1="8.5cm" svg:x2="3.55cm" svg:y2="7cm" draw:start-shape="id13" draw:start-glue-point="4" draw:end-shape="id9" draw:end-glue-point="8" svg:d="M4600 8500l-1050-1500">
          <text:p/>
        </draw:connector>
      </draw:page>
      <draw:page draw:name="page6" draw:style-name="dp1" draw:master-page-name="Standard">
        <office:forms form:automatic-focus="false" form:apply-design-mode="false"/>
        <draw:frame draw:style-name="gr13" draw:layer="layout" svg:width="7.364cm" svg:height="0.963cm" svg:x="7.236cm" svg:y="0.937cm">
          <draw:text-box>
            <text:p>Diagramme de Contexte</text:p>
          </draw:text-box>
        </draw:frame>
        <draw:custom-shape draw:style-name="gr5" draw:text-style-name="P1" xml:id="id18" draw:id="id18" draw:layer="layout" svg:width="2.5cm" svg:height="2.5cm" svg:x="16.2cm" svg:y="10.1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xml:id="id14" draw:id="id14" draw:layer="layout" svg:width="2.6cm" svg:height="2.6cm" svg:x="2.1cm" svg:y="3.9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xml:id="id15" draw:id="id15" draw:layer="layout" svg:width="3.4cm" svg:height="3.638cm" svg:x="9.2cm" svg:y="6.5cm">
          <text:p text:style-name="P1">LOGICIEL</text:p>
          <text:p text:style-name="P1">FRO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7" draw:id="id17" draw:layer="layout" svg:width="2.7cm" svg:height="2.6cm" svg:x="3cm" svg:y="9.8cm">
          <text:p text:style-name="P1">Visiteur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16" draw:id="id16" draw:layer="layout" svg:width="2.7cm" svg:height="2.6cm" svg:x="15.2cm" svg:y="3.1cm">
          <text:p text:style-name="P1">SEBO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5" draw:text-style-name="P4" draw:layer="layout" svg:width="2.8cm" svg:height="1cm" svg:x="5.8cm" svg:y="4cm">
          <draw:text-box>
            <text:p><text:span text:style-name="T2">Acheter</text:span></text:p>
          </draw:text-box>
        </draw:frame>
        <draw:frame draw:style-name="gr15" draw:text-style-name="P4" draw:layer="layout" svg:width="2.6cm" svg:height="1cm" svg:x="6.1cm" svg:y="11.3cm">
          <draw:text-box>
            <text:p><text:span text:style-name="T2">Consulter</text:span></text:p>
          </draw:text-box>
        </draw:frame>
        <draw:frame draw:style-name="gr16" draw:text-style-name="P4" draw:layer="layout" svg:width="2.6cm" svg:height="1.4cm" svg:x="11.9cm" svg:y="10.9cm">
          <draw:text-box>
            <text:p><text:span text:style-name="T2">Valider le paiement</text:span></text:p>
          </draw:text-box>
        </draw:frame>
        <draw:frame draw:style-name="gr17" draw:text-style-name="P4" draw:layer="layout" svg:width="3.1cm" svg:height="1.367cm" svg:x="13.1cm" svg:y="6.8cm">
          <draw:text-box>
            <text:p><text:span text:style-name="T2">gérer les commandes</text:span></text:p>
          </draw:text-box>
        </draw:frame>
        <draw:connector draw:style-name="gr18" draw:text-style-name="P1" draw:layer="layout" svg:x1="4.7cm" svg:y1="5.2cm" svg:x2="10.9cm" svg:y2="6.5cm" draw:start-shape="id14" draw:start-glue-point="10" draw:end-shape="id15" draw:end-glue-point="4" svg:d="M4700 5200h6200v1300">
          <text:p/>
        </draw:connector>
        <draw:connector draw:style-name="gr18" draw:text-style-name="P1" draw:layer="layout" svg:x1="16.55cm" svg:y1="5.7cm" svg:x2="12.6cm" svg:y2="8.319cm" draw:start-shape="id16" draw:start-glue-point="8" draw:end-shape="id15" draw:end-glue-point="7" svg:d="M16550 5700v2619h-3950">
          <text:p/>
        </draw:connector>
        <draw:connector draw:style-name="gr18" draw:text-style-name="P1" draw:layer="layout" svg:x1="5.7cm" svg:y1="11.1cm" svg:x2="9.2cm" svg:y2="8.319cm" draw:start-shape="id17" draw:start-glue-point="10" draw:end-shape="id15" draw:end-glue-point="5" svg:d="M5700 11100h1750v-2781h1750">
          <text:p/>
        </draw:connector>
        <draw:connector draw:style-name="gr18" draw:text-style-name="P1" draw:layer="layout" svg:x1="16.566cm" svg:y1="10.466cm" svg:x2="10.9cm" svg:y2="10.138cm" draw:start-shape="id18" draw:start-glue-point="5" draw:end-shape="id15" draw:end-glue-point="6" svg:d="M16566 10466h-2187v174h-3479v-502">
          <text:p/>
        </draw:connector>
        <draw:custom-shape draw:style-name="gr10" draw:text-style-name="P1" xml:id="id20" draw:id="id20" draw:layer="layout" svg:width="3.325cm" svg:height="3.4cm" svg:x="8.115cm" svg:y="18.9cm">
          <text:p text:style-name="P1">LOGICIEL</text:p>
          <text:p text:style-name="P1"><text:span text:style-name="T9">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19" draw:id="id19" draw:layer="layout" svg:width="2.4cm" svg:height="2.4cm" svg:x="1.3cm" svg:y="17.5cm">
          <text:p text:style-name="P1">Magasinie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3" draw:id="id23" draw:layer="layout" svg:width="2.4cm" svg:height="2.4cm" svg:x="16.321cm" svg:y="22.8cm">
          <text:p text:style-name="P1">Dba</text:p>
          <text:p text:style-name="P1">(Super Admin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2" draw:id="id22" draw:layer="layout" svg:width="2.4cm" svg:height="2.4cm" svg:x="1.821cm" svg:y="21.2cm">
          <text:p text:style-name="P1">Responsable</text:p>
          <text:p text:style-name="P1">Marketing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1" draw:id="id21" draw:layer="layout" svg:width="2.4cm" svg:height="2.4cm" svg:x="16.1cm" svg:y="16.6cm">
          <text:p text:style-name="P1">Responsable</text:p>
          <text:p text:style-name="P1">Commercial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9" draw:text-style-name="P4" draw:layer="layout" svg:width="4.1cm" svg:height="1.5cm" svg:x="11cm" svg:y="16.9cm">
          <draw:text-box>
            <text:p><text:span text:style-name="T2">Gère la relation Client</text:span></text:p>
          </draw:text-box>
        </draw:frame>
        <draw:frame draw:style-name="gr15" draw:text-style-name="P4" draw:layer="layout" svg:width="4.1cm" svg:height="1cm" svg:x="3.9cm" svg:y="19.4cm">
          <draw:text-box>
            <text:p><text:span text:style-name="T2">Gère les stocks </text:span></text:p>
          </draw:text-box>
        </draw:frame>
        <draw:frame draw:style-name="gr19" draw:text-style-name="P4" draw:layer="layout" svg:width="3.6cm" svg:height="1.5cm" svg:x="12.5cm" svg:y="22cm">
          <draw:text-box>
            <text:p><text:span text:style-name="T2">Gère les droits</text:span></text:p>
            <text:p><text:span text:style-name="T2">Gere la BDD</text:span></text:p>
          </draw:text-box>
        </draw:frame>
        <draw:connector draw:style-name="gr18" draw:text-style-name="P1" draw:layer="layout" svg:x1="3.7cm" svg:y1="18.7cm" svg:x2="8.115cm" svg:y2="20.6cm" draw:start-shape="id19" draw:start-glue-point="10" draw:end-shape="id20" draw:end-glue-point="5" svg:d="M3700 18700h2388v1900h2027">
          <text:p/>
        </draw:connector>
        <draw:connector draw:style-name="gr18" draw:text-style-name="P1" draw:layer="layout" svg:x1="16.451cm" svg:y1="18.649cm" svg:x2="9.777cm" svg:y2="18.9cm" draw:start-shape="id21" draw:start-glue-point="7" draw:end-shape="id20" draw:end-glue-point="4" svg:d="M16451 18649h-2978v-250h-3696v501">
          <text:p/>
        </draw:connector>
        <draw:connector draw:style-name="gr18" draw:text-style-name="P1" draw:layer="layout" svg:x1="3.021cm" svg:y1="23.6cm" svg:x2="9.777cm" svg:y2="22.3cm" draw:start-shape="id22" draw:start-glue-point="8" draw:end-shape="id20" svg:d="M3021 23600v501h6756v-1801">
          <text:p/>
        </draw:connector>
        <draw:connector draw:style-name="gr18" draw:text-style-name="P1" draw:layer="layout" svg:x1="16.321cm" svg:y1="24cm" svg:x2="11.44cm" svg:y2="20.6cm" draw:start-shape="id23" draw:start-glue-point="6" draw:end-shape="id20" draw:end-glue-point="7" svg:d="M16321 24000h-2834v-3400h-2047">
          <text:p/>
        </draw:connector>
        <draw:frame draw:style-name="gr17" draw:text-style-name="P4" draw:layer="layout" svg:width="4.1cm" svg:height="1.367cm" svg:x="4.5cm" svg:y="24.3cm">
          <draw:text-box>
            <text:p><text:span text:style-name="T2">Gère les promos</text:span></text:p>
            <text:p><text:span text:style-name="T2">Gère les articles</text:span></text:p>
          </draw:text-box>
        </draw:frame>
        <draw:custom-shape draw:style-name="gr5" draw:text-style-name="P1" xml:id="id24" draw:id="id24" draw:layer="layout" svg:width="2.5cm" svg:height="2.5cm" svg:x="16.508cm" svg:y="19.6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8" draw:text-style-name="P1" draw:layer="layout" svg:x1="16.874cm" svg:y1="19.966cm" svg:x2="11.44cm" svg:y2="20.6cm" draw:start-shape="id24" draw:start-glue-point="5" draw:end-shape="id20" draw:end-glue-point="7" svg:d="M16874 19966h-2922v634h-2512">
          <text:p/>
        </draw:connector>
        <draw:frame draw:style-name="gr16" draw:text-style-name="P4" draw:layer="layout" svg:width="3.5cm" svg:height="1.4cm" svg:x="12.3cm" svg:y="19.1cm">
          <draw:text-box>
            <text:p><text:span text:style-name="T2">Valider le paiement</text:span></text:p>
          </draw:text-box>
        </draw:frame>
        <draw:custom-shape draw:style-name="gr7" draw:text-style-name="P1" xml:id="id25" draw:id="id25" draw:layer="layout" svg:width="2.4cm" svg:height="2.4cm" svg:x="6.3cm" svg:y="13.9cm">
          <text:p text:style-name="P1">Préparateur</text:p>
          <text:p text:style-name="P1">Command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draw:text-style-name="P4" draw:layer="layout" svg:width="4.1cm" svg:height="1.367cm" svg:x="4.6cm" svg:y="16.5cm">
          <draw:text-box>
            <text:p><text:span text:style-name="T2">Gère les commandes</text:span></text:p>
          </draw:text-box>
        </draw:frame>
        <draw:connector draw:style-name="gr18" draw:text-style-name="P1" draw:layer="layout" svg:x1="8.349cm" svg:y1="15.949cm" svg:x2="9.777cm" svg:y2="18.9cm" draw:start-shape="id25" draw:start-glue-point="9" draw:end-shape="id20" svg:d="M8349 15949v1651h1428v1300">
          <text:p/>
        </draw:connector>
        <draw:custom-shape draw:style-name="gr20" draw:text-style-name="P1" xml:id="id26" draw:id="id26" draw:layer="layout" svg:width="2.5cm" svg:height="2.5cm" svg:x="13.9cm" svg:y="25.8cm">
          <text:p text:style-name="P1">Temps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1" draw:text-style-name="P4" draw:layer="layout" svg:width="3.2cm" svg:height="2.383cm" svg:x="10.5cm" svg:y="24.4cm">
          <draw:text-box>
            <text:p><text:span text:style-name="T2">Gère les stocks</text:span></text:p>
            <text:p><text:span text:style-name="T2">Traite les commandes</text:span></text:p>
          </draw:text-box>
        </draw:frame>
        <draw:connector draw:style-name="gr18" draw:text-style-name="P1" draw:layer="layout" svg:x1="9.777cm" svg:y1="22.3cm" svg:x2="15.15cm" svg:y2="25.8cm" draw:start-shape="id20" draw:start-glue-point="6" draw:end-shape="id26" svg:d="M9777 22300v1751h5373v1749">
          <text:p/>
        </draw:connector>
      </draw:page>
      <draw:page draw:name="page7" draw:style-name="dp1" draw:master-page-name="Standard">
        <office:forms form:automatic-focus="false" form:apply-design-mode="false"/>
        <draw:frame draw:style-name="standard" draw:layer="layout" svg:width="7.049cm" svg:height="6.369cm" svg:x="5.8cm" svg:y="4.211cm">
          <table:table table:template-name="default" table:use-first-row-styles="true" table:use-banding-rows-styles="true">
            <table:table-column table:style-name="co12"/>
            <table:table-row table:style-name="ro1">
              <table:table-cell table:style-name="ce8">
                <text:p><text:span text:style-name="T4">Consulter Catalogue</text:span></text:p>
              </table:table-cell>
            </table:table-row>
            <table:table-row table:style-name="ro1">
              <table:table-cell table:style-name="ce2">
                <text:p><text:span text:style-name="T2">Client, visiteur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>
                <text:p><text:span text:style-name="T2">Le client demande à voir le catalogue</text:span></text:p>
              </table:table-cell>
            </table:table-row>
            <table:table-row table:style-name="ro1">
              <table:table-cell table:style-name="ce2">
                <text:p><text:span text:style-name="T2">Afficher le catalogue et les promotions personnalisées</text:span></text:p>
              </table:table-cell>
            </table:table-row>
            <table:table-row table:style-name="ro1">
              <table:table-cell table:style-name="ce2">
                <text:p><text:span text:style-name="T2">Le client ferme le catalog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2" draw:layer="layout" svg:width="14.3cm" svg:height="1cm" svg:x="2.9cm" svg:y="0.9cm">
          <draw:text-box>
            <text:p text:style-name="P1">Les Use Cases FRONT haut niveau</text:p>
          </draw:text-box>
        </draw:frame>
        <draw:frame draw:style-name="standard" draw:layer="layout" svg:width="7.049cm" svg:height="6.119cm" svg:x="21.543cm" svg:y="1.32cm">
          <table:table table:template-name="default" table:use-first-row-styles="true" table:use-banding-rows-styles="true">
            <table:table-column table:style-name="co12"/>
            <table:table-row table:style-name="ro1">
              <table:table-cell table:style-name="ce8">
                <text:p><text:span text:style-name="T4">S'inscrire</text:span></text:p>
              </table:table-cell>
            </table:table-row>
            <table:table-row table:style-name="ro1">
              <table:table-cell table:style-name="ce5">
                <text:p><text:span text:style-name="T5">visiteur</text:span></text:p>
              </table:table-cell>
            </table:table-row>
            <table:table-row table:style-name="ro7">
              <table:table-cell table:style-name="ce5"/>
            </table:table-row>
            <table:table-row table:style-name="ro1">
              <table:table-cell table:style-name="ce5">
                <text:p><text:span text:style-name="T5">Le visiteur veut devenir client</text:span></text:p>
              </table:table-cell>
            </table:table-row>
            <table:table-row table:style-name="ro1">
              <table:table-cell table:style-name="ce5">
                <text:p><text:span text:style-name="T5">Créer un compte client</text:span></text:p>
              </table:table-cell>
            </table:table-row>
            <table:table-row table:style-name="ro8">
              <table:table-cell table:style-name="ce5">
                <text:p><text:span text:style-name="T5">Le client a validé son formulaire d'inscrip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049cm" svg:height="5.325cm" svg:x="-8.622cm" svg:y="14.735cm">
          <table:table table:template-name="default" table:use-first-row-styles="true" table:use-banding-rows-styles="true">
            <table:table-column table:style-name="co12"/>
            <table:table-row table:style-name="ro9">
              <table:table-cell table:style-name="ce9">
                <text:p><text:span text:style-name="T4">S'authentifier</text:span></text:p>
              </table:table-cell>
            </table:table-row>
            <table:table-row table:style-name="ro9">
              <table:table-cell table:style-name="ce10">
                <text:p><text:span text:style-name="T5">client</text:span></text:p>
              </table:table-cell>
            </table:table-row>
            <table:table-row table:style-name="ro10">
              <table:table-cell table:style-name="ce10"/>
            </table:table-row>
            <table:table-row table:style-name="ro9">
              <table:table-cell table:style-name="ce10">
                <text:p><text:span text:style-name="T5">Le client veut s'authentifier</text:span></text:p>
              </table:table-cell>
            </table:table-row>
            <table:table-row table:style-name="ro9">
              <table:table-cell table:style-name="ce10">
                <text:p><text:span text:style-name="T5">Authentifier le client</text:span></text:p>
              </table:table-cell>
            </table:table-row>
            <table:table-row table:style-name="ro11">
              <table:table-cell table:style-name="ce10">
                <text:p><text:span text:style-name="T5">Le client a entrer un login et mot de passe correc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049cm" svg:height="6.341cm" svg:x="21.893cm" svg:y="8.306cm">
          <table:table table:template-name="default" table:use-first-row-styles="true" table:use-banding-rows-styles="true">
            <table:table-column table:style-name="co12"/>
            <table:table-row table:style-name="ro9">
              <table:table-cell table:style-name="ce9">
                <text:p><text:span text:style-name="T4">Gérer son panier</text:span></text:p>
              </table:table-cell>
            </table:table-row>
            <table:table-row table:style-name="ro9">
              <table:table-cell table:style-name="ce10">
                <text:p><text:span text:style-name="T5">Client, visiteur</text:span></text:p>
              </table:table-cell>
            </table:table-row>
            <table:table-row table:style-name="ro10">
              <table:table-cell table:style-name="ce10"/>
            </table:table-row>
            <table:table-row table:style-name="ro11">
              <table:table-cell table:style-name="ce10">
                <text:p><text:span text:style-name="T5">L'utilisateur veut accéder à son panier</text:span></text:p>
              </table:table-cell>
            </table:table-row>
            <table:table-row table:style-name="ro11">
              <table:table-cell table:style-name="ce10">
                <text:p><text:span text:style-name="T5">Remplir, modifier, Vider , commander son panier</text:span></text:p>
              </table:table-cell>
            </table:table-row>
            <table:table-row table:style-name="ro11">
              <table:table-cell table:style-name="ce10">
                <text:p><text:span text:style-name="T5">Le client a validé son formulaire d'inscription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049cm" svg:height="7.035cm" svg:x="5.896cm" svg:y="12.426cm">
          <table:table table:template-name="default" table:use-first-row-styles="true" table:use-banding-rows-styles="true">
            <table:table-column table:style-name="co12"/>
            <table:table-row table:style-name="ro1">
              <table:table-cell table:style-name="ce9">
                <text:p><text:span text:style-name="T10">Passer une commande</text:span></text:p>
              </table:table-cell>
            </table:table-row>
            <table:table-row table:style-name="ro1">
              <table:table-cell table:style-name="ce10">
                <text:p><text:span text:style-name="T11">Client</text:span></text:p>
              </table:table-cell>
            </table:table-row>
            <table:table-row table:style-name="ro7">
              <table:table-cell table:style-name="ce10">
                <text:p><text:span text:style-name="T11">Sebo</text:span></text:p>
              </table:table-cell>
            </table:table-row>
            <table:table-row table:style-name="ro1">
              <table:table-cell table:style-name="ce10">
                <text:p><text:span text:style-name="T11">Le client veut passer une commande</text:span></text:p>
              </table:table-cell>
            </table:table-row>
            <table:table-row table:style-name="ro1">
              <table:table-cell table:style-name="ce10">
                <text:p><text:span text:style-name="T11">Afficher, modifier, supprimer la cmd, renseigner les infos demandées, valider la commande</text:span></text:p>
              </table:table-cell>
            </table:table-row>
            <table:table-row table:style-name="ro12">
              <table:table-cell table:style-name="ce10">
                <text:p><text:span text:style-name="T11">Le client valide ou supprime sa command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049cm" svg:height="6.306cm" svg:x="22.413cm" svg:y="16.12cm">
          <table:table table:template-name="default" table:use-first-row-styles="true" table:use-banding-rows-styles="true">
            <table:table-column table:style-name="co12"/>
            <table:table-row table:style-name="ro1">
              <table:table-cell table:style-name="ce9">
                <text:p><text:span text:style-name="T10">Valider Paiement</text:span></text:p>
              </table:table-cell>
            </table:table-row>
            <table:table-row table:style-name="ro1">
              <table:table-cell table:style-name="ce10">
                <text:p><text:span text:style-name="T11">Banque</text:span></text:p>
              </table:table-cell>
            </table:table-row>
            <table:table-row table:style-name="ro7">
              <table:table-cell table:style-name="ce11">
                <text:p><text:span text:style-name="T12">Client ,Sebo</text:span></text:p>
              </table:table-cell>
            </table:table-row>
            <table:table-row table:style-name="ro1">
              <table:table-cell table:style-name="ce10">
                <text:p><text:span text:style-name="T11">Le client a validé ses données bancaires</text:span></text:p>
              </table:table-cell>
            </table:table-row>
            <table:table-row table:style-name="ro1">
              <table:table-cell table:style-name="ce10">
                <text:p><text:span text:style-name="T11">Confirmer débit bancaire à Sebo</text:span></text:p>
              </table:table-cell>
            </table:table-row>
            <table:table-row table:style-name="ro12">
              <table:table-cell table:style-name="ce10">
                <text:p><text:span text:style-name="T11">Sebo reçoit l'autorisation ou le refus du paiement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7.049cm" svg:height="6.543cm" svg:x="6.095cm" svg:y="21.033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9">
                <text:p><text:span text:style-name="T10">Gérer son compte Client</text:span></text:p>
              </table:table-cell>
            </table:table-row>
            <table:table-row table:style-name="ro13">
              <table:table-cell table:style-name="ce10">
                <text:p><text:span text:style-name="T11">Client</text:span></text:p>
              </table:table-cell>
            </table:table-row>
            <table:table-row table:style-name="ro10">
              <table:table-cell table:style-name="ce11"/>
            </table:table-row>
            <table:table-row table:style-name="ro14">
              <table:table-cell table:style-name="ce10">
                <text:p><text:span text:style-name="T11">Le client veut accéder à son compte</text:span></text:p>
              </table:table-cell>
            </table:table-row>
            <table:table-row table:style-name="ro15">
              <table:table-cell table:style-name="ce10">
                <text:p><text:span text:style-name="T11">Afficher, modifier, supprimer son compte, afficher les commandes effectuées ou en cours</text:span></text:p>
              </table:table-cell>
            </table:table-row>
            <table:table-row table:style-name="ro14">
              <table:table-cell table:style-name="ce10">
                <text:p><text:span text:style-name="T11">Sebo reçoit l'autorisation ou le refus du paieme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049cm" svg:height="5.577cm" svg:x="-7.735cm" svg:y="7.868cm">
          <table:table table:template-name="default" table:use-first-row-styles="true" table:use-banding-rows-styles="true">
            <table:table-column table:style-name="co12"/>
            <table:table-row table:style-name="ro1">
              <table:table-cell table:style-name="ce9">
                <text:p><text:span text:style-name="T10">Nom Use Case</text:span></text:p>
              </table:table-cell>
            </table:table-row>
            <table:table-row table:style-name="ro1">
              <table:table-cell table:style-name="ce10">
                <text:p><text:span text:style-name="T11">Acteur Principal</text:span></text:p>
              </table:table-cell>
            </table:table-row>
            <table:table-row table:style-name="ro7">
              <table:table-cell table:style-name="ce11">
                <text:p><text:span text:style-name="T12">Acteurs secondairess</text:span></text:p>
              </table:table-cell>
            </table:table-row>
            <table:table-row table:style-name="ro1">
              <table:table-cell table:style-name="ce10">
                <text:p><text:span text:style-name="T11">Evènement déclencheur du UC</text:span></text:p>
              </table:table-cell>
            </table:table-row>
            <table:table-row table:style-name="ro1">
              <table:table-cell table:style-name="ce10">
                <text:p><text:span text:style-name="T11">Rôle du Use Case</text:span></text:p>
              </table:table-cell>
            </table:table-row>
            <table:table-row table:style-name="ro12">
              <table:table-cell table:style-name="ce10">
                <text:p><text:span text:style-name="T11">Terminaison du Use Case</text:span></text:p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page8" draw:style-name="dp1" draw:master-page-name="Standard">
        <office:forms form:automatic-focus="false" form:apply-design-mode="false"/>
        <draw:frame draw:style-name="gr22" draw:layer="layout" svg:width="14.3cm" svg:height="1cm" svg:x="2.9cm" svg:y="0.9cm">
          <draw:text-box>
            <text:p text:style-name="P1">Les Use Cases BACK</text:p>
          </draw:text-box>
        </draw:frame>
        <draw:frame draw:style-name="gr23" draw:text-style-name="P7" draw:layer="layout" svg:width="16.7cm" svg:height="26.88cm" svg:x="2.3cm" svg:y="1.9cm">
          <draw:text-box>
            <text:p text:style-name="P5"><text:span text:style-name="T13">Nom du use-case: </text:span><text:span text:style-name="T14">Gérer les stocks</text:span></text:p>
            <text:p text:style-name="P5"><text:span text:style-name="T12"/></text:p>
            <text:p text:style-name="P5"><text:span text:style-name="T13">Acteur principal: Magasinier</text:span></text:p>
            <text:p text:style-name="P5"><text:span text:style-name="T13">Acteur secondaire :</text:span></text:p>
            <text:p text:style-name="P5"><text:span text:style-name="T13">Evènement déclencheur: Une commande est validée ou livraison de réapprovisionnement ou retour article par un client</text:span></text:p>
            <text:p text:style-name="P5"><text:span text:style-name="T13">Rôle du use case:Le magasinier affiche le stock physique et virtuel, enregistre la variation de stock, modifie les seuils et demande le réapprovisionnement si besoin</text:span></text:p>
            <text:p text:style-name="P5"><text:span text:style-name="T13">Terminaison du use case: Quand la quantité en stock est changée ou que le seuil est modifié ou que le bordereau de réapprovisionnement XML est édité</text:span></text:p>
            <text:p text:style-name="P5"><text:span text:style-name="T12"/></text:p>
            <text:p text:style-name="P5"><text:span text:style-name="T12"/></text:p>
            <text:p text:style-name="P5"><text:span text:style-name="T13">Nom du use-case: </text:span><text:span text:style-name="T14">gérer les commandes</text:span></text:p>
            <text:p text:style-name="P5"><text:span text:style-name="T12"/></text:p>
            <text:p text:style-name="P5"><text:span text:style-name="T13">Acteur principal: Magasinier</text:span></text:p>
            <text:p text:style-name="P5"><text:span text:style-name="T13">Acteur secondaire :</text:span></text:p>
            <text:p text:style-name="P5"><text:span text:style-name="T13">Evènement déclencheur: La commande est validée</text:span></text:p>
            <text:p text:style-name="P5"><text:span text:style-name="T13">Rôle du use case: Editer le bordereau de livraison et modifier le statut de la commande en fonction de l’état du stock, afficher les commandes</text:span></text:p>
            <text:p text:style-name="P5"><text:span text:style-name="T13">Terminaison du use case: Le statut de la commande est changé</text:span></text:p>
            <text:p text:style-name="P5"><text:span text:style-name="T12"/></text:p>
            <text:p text:style-name="P5"><text:span text:style-name="T13">Nom du use-case:</text:span><text:span text:style-name="T14">gérer les articles</text:span></text:p>
            <text:p text:style-name="P5"><text:span text:style-name="T12"/></text:p>
            <text:p text:style-name="P5"><text:span text:style-name="T13">Acteur principal: Responsable marketing</text:span></text:p>
            <text:p text:style-name="P5"><text:span text:style-name="T13">Acteur secondaire :</text:span></text:p>
            <text:p text:style-name="P5"><text:span text:style-name="T13">Evènement déclencheur: Décision d’ajout, de suppression, de modification d’un article ou décision de mise en promotion (pour un temps donné)</text:span></text:p>
            <text:p text:style-name="P5"><text:span text:style-name="T13">Rôle du use case:Modifier, ajouter,supprimer les articles et/ou les articles en promotion, afficher les articles du catalogue et les articles en promotion</text:span></text:p>
            <text:p text:style-name="P5"><text:span text:style-name="T13">Terminaison du use case: Modifications des tables article ou /et articles en promotions , ou affichages effectués</text:span></text:p>
            <text:p text:style-name="P5"><text:span text:style-name="T12"/></text:p>
            <text:p text:style-name="P5"><text:span text:style-name="T13">Nom du use-case:</text:span><text:span text:style-name="T14">gérer les relations clients</text:span></text:p>
            <text:p text:style-name="P5"><text:span text:style-name="T12"/></text:p>
            <text:p text:style-name="P5"><text:span text:style-name="T13">Acteur principal: Responsable commercial</text:span></text:p>
            <text:p text:style-name="P5"><text:span text:style-name="T13">Acteur secondaire :</text:span></text:p>
            <text:p text:style-name="P5"><text:span text:style-name="T13">Evènement déclencheur: <text:s/>livraison de commande partielle ou totale</text:span></text:p>
            <text:p text:style-name="P5"><text:span text:style-name="T13">Rôle du use case: Si la livraison est partielle, édition du courrier de remboursement et enregistrement des données de la livraison;</text:span></text:p>
            <text:p text:style-name="P5"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sinon enregistrement des données de la livraison</text:span></text:p>
            <text:p text:style-name="P5"><text:span text:style-name="T13">Terminaison du use case: Données livraison enregistrées, courrier édité</text:span></text:p>
            <text:p text:style-name="P5"><text:span text:style-name="T12"/></text:p>
            <text:p text:style-name="P6"><text:span text:style-name="T12"/></text:p>
            <text:p text:style-name="P5"><text:span text:style-name="T13">Nom du use-case:</text:span><text:span text:style-name="T14">gérer la base de données</text:span></text:p>
            <text:p text:style-name="P5"><text:span text:style-name="T12"/></text:p>
            <text:p text:style-name="P5"><text:span text:style-name="T13">Acteur principal: DBA</text:span></text:p>
            <text:p text:style-name="P5"><text:span text:style-name="T13">Acteur secondaire :</text:span></text:p>
            <text:p text:style-name="P5"><text:span text:style-name="T13">Evènement déclencheur: Purge périodique, nouvel arrivant, départ d’un salarié de l’entreprise</text:span></text:p>
            <text:p text:style-name="P5"><text:span text:style-name="T13">Rôle du use case: Accorder,supprimer ou modifier les droits des utilisateurs de la BDD, Effacer certaines données de la base</text:span></text:p>
            <text:p text:style-name="P5"><text:span text:style-name="T13">Terminaison du use case: Modifications des droits de la base effectuées ou purge faite</text:span></text:p>
            <text:p text:style-name="P5"><text:span text:style-name="T12"/></text:p>
          </draw:text-box>
        </draw:frame>
      </draw:page>
      <draw:page draw:name="page9" draw:style-name="dp1" draw:master-page-name="Standard">
        <office:forms form:automatic-focus="false" form:apply-design-mode="false"/>
        <draw:frame draw:style-name="standard" draw:layer="layout" svg:width="13.645cm" svg:height="16.649cm" svg:x="2.446cm" svg:y="3.13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4"/>
            <table:table-row table:style-name="ro16">
              <table:table-cell table:style-name="ce12">
                <text:p><text:span text:style-name="T10">Nom Use Case</text:span></text:p>
              </table:table-cell>
              <table:table-cell table:style-name="ce13" table:number-columns-spanned="2">
                <text:p text:style-name="P5"><text:span text:style-name="T15">Consulter catalogue</text:span></text:p>
                <text:p text:style-name="P5"><text:span text:style-name="T12"/></text:p>
              </table:table-cell>
              <table:covered-table-cell table:style-name="ce1"/>
            </table:table-row>
            <table:table-row table:style-name="ro17">
              <table:table-cell table:style-name="ce13">
                <text:p><text:span text:style-name="T12">Acteur Principal</text:span></text:p>
              </table:table-cell>
              <table:table-cell table:style-name="ce14" table:number-columns-spanned="2">
                <text:p><text:span text:style-name="T16">Visiteur</text:span></text:p>
              </table:table-cell>
              <table:covered-table-cell table:style-name="ce1"/>
            </table:table-row>
            <table:table-row table:style-name="ro17">
              <table:table-cell table:style-name="ce13">
                <text:p><text:span text:style-name="T12">Acteurs Secondaires</text:span></text:p>
              </table:table-cell>
              <table:table-cell table:style-name="ce14" table:number-columns-spanned="2"/>
              <table:covered-table-cell table:style-name="ce1"/>
            </table:table-row>
            <table:table-row table:style-name="ro18">
              <table:table-cell table:style-name="ce13">
                <text:p><text:span text:style-name="T12">Evènement déclencheur du Use Case</text:span></text:p>
              </table:table-cell>
              <table:table-cell table:style-name="ce15" table:number-columns-spanned="2">
                <text:p text:style-name="P5"><text:span text:style-name="T16">Le visiteur demande à voir le catalogue</text:span></text:p>
              </table:table-cell>
              <table:covered-table-cell table:style-name="ce1"/>
            </table:table-row>
            <table:table-row table:style-name="ro19">
              <table:table-cell table:style-name="ce13">
                <text:p><text:span text:style-name="T12">Rôle du use case</text:span></text:p>
              </table:table-cell>
              <table:table-cell table:style-name="ce15" table:number-columns-spanned="2">
                <text:p text:style-name="P5"><text:span text:style-name="T16">Afficher le catalogue et les promotions personnalisées</text:span></text:p>
              </table:table-cell>
              <table:covered-table-cell table:style-name="ce1"/>
            </table:table-row>
            <table:table-row table:style-name="ro19">
              <table:table-cell table:style-name="ce13">
                <text:p><text:span text:style-name="T12">Terminaison du Use Case</text:span></text:p>
              </table:table-cell>
              <table:table-cell table:style-name="ce15" table:number-columns-spanned="2">
                <text:p text:style-name="P5"><text:span text:style-name="T16">Le visiteur ferme le catalogue</text:span></text:p>
              </table:table-cell>
              <table:covered-table-cell table:style-name="ce1"/>
            </table:table-row>
            <table:table-row table:style-name="ro19" table:default-cell-style-name="ce13">
              <table:table-cell>
                <text:p><text:span text:style-name="T12">Références croisées des exigences</text:span></text:p>
              </table:table-cell>
              <table:table-cell table:number-columns-spanned="2">
                <text:p><text:span text:style-name="T12">R1,R2,R19</text:span></text:p>
              </table:table-cell>
              <table:covered-table-cell table:style-name="ce1"/>
            </table:table-row>
            <table:table-row table:style-name="ro20" table:default-cell-style-name="ce13">
              <table:table-cell>
                <text:p><text:span text:style-name="T12">Pré-conditions nécessaires au fonctionnement du UC</text:span></text:p>
              </table:table-cell>
              <table:table-cell table:number-columns-spanned="2">
                <text:p><text:span text:style-name="T12">aucune</text:span></text:p>
              </table:table-cell>
              <table:covered-table-cell table:style-name="ce1"/>
            </table:table-row>
            <table:table-row table:style-name="ro21">
              <table:table-cell table:style-name="ce13" table:number-rows-spanned="3">
                <text:p><text:span text:style-name="T12">Description complète du UC avec les différents scénarios</text:span></text:p>
              </table:table-cell>
              <table:table-cell table:style-name="ce16">
                <text:p><text:span text:style-name="T17">Le visiteur veut voir le catalogue</text:span></text:p>
              </table:table-cell>
              <table:table-cell table:style-name="ce17" table:number-rows-spanned="2">
                <text:p><text:span text:style-name="T17">Le système affiche le catalogue</text:span></text:p>
              </table:table-cell>
            </table:table-row>
            <table:table-row table:style-name="ro22">
              <table:covered-table-cell table:style-name="ce1"/>
              <table:table-cell table:style-name="ce16" table:number-rows-spanned="2">
                <text:p><text:span text:style-name="T17">Le client veut voir le catalogue</text:span></text:p>
              </table:table-cell>
              <table:covered-table-cell table:style-name="ce17"/>
            </table:table-row>
            <table:table-row table:style-name="ro23">
              <table:covered-table-cell table:style-name="ce1"/>
              <table:covered-table-cell table:style-name="ce16"/>
              <table:table-cell table:style-name="ce18">
                <text:p><text:span text:style-name="T17">Le système affiche les promotions personnalisées</text:span></text:p>
              </table:table-cell>
            </table:table-row>
            <table:table-row table:style-name="ro19" table:default-cell-style-name="ce13">
              <table:table-cell>
                <text:p><text:span text:style-name="T12">Contraintes d'IHM (options)</text:span></text:p>
              </table:table-cell>
              <table:table-cell table:number-columns-spanned="2"/>
              <table:covered-table-cell table:style-name="ce1"/>
            </table:table-row>
            <table:table-row table:style-name="ro24" table:default-cell-style-name="ce13">
              <table:table-cell>
                <text:p><text:span text:style-name="T12">Contraintes non fonctionnelles (option)</text:span></text:p>
              </table:table-cell>
              <table:table-cell table:number-columns-spanned="2"/>
              <table:covered-table-cell table:style-name="ce1"/>
            </table:table-row>
          </table:table>
          <draw:image xlink:href="Pictures/TablePreview14.svm" xlink:type="simple" xlink:show="embed" xlink:actuate="onLoad"/>
        </draw:frame>
        <draw:frame draw:style-name="gr22" draw:layer="layout" svg:width="14.3cm" svg:height="1cm" svg:x="2.9cm" svg:y="1.8cm">
          <draw:text-box>
            <text:p text:style-name="P1">Les Use Cases FRONT bas niveau</text:p>
          </draw:text-box>
        </draw:frame>
      </draw:page>
      <draw:page draw:name="page10" draw:style-name="dp1" draw:master-page-name="Standard">
        <office:forms form:automatic-focus="false" form:apply-design-mode="false"/>
        <draw:frame draw:style-name="standard" draw:layer="layout" svg:width="17.251cm" svg:height="16.289cm" svg:x="1.947cm" svg:y="2.03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6">
              <table:table-cell table:style-name="ce12">
                <text:p><text:span text:style-name="T10">Nom Use Case</text:span></text:p>
              </table:table-cell>
              <table:table-cell table:style-name="ce13" table:number-columns-spanned="2">
                <text:p text:style-name="P5"><text:span text:style-name="T15">Gérer son compte client</text:span></text:p>
                <text:p text:style-name="P5"><text:span text:style-name="T12"/></text:p>
              </table:table-cell>
              <table:covered-table-cell table:style-name="ce1"/>
            </table:table-row>
            <table:table-row table:style-name="ro17">
              <table:table-cell table:style-name="ce13">
                <text:p><text:span text:style-name="T12">Acteur Principal</text:span></text:p>
              </table:table-cell>
              <table:table-cell table:style-name="ce14" table:number-columns-spanned="2">
                <text:p><text:span text:style-name="T16">Client</text:span></text:p>
              </table:table-cell>
              <table:covered-table-cell table:style-name="ce1"/>
            </table:table-row>
            <table:table-row table:style-name="ro17" table:default-cell-style-name="ce13">
              <table:table-cell>
                <text:p><text:span text:style-name="T12">Acteurs Secondaires</text:span></text:p>
              </table:table-cell>
              <table:table-cell table:style-name="ce14" table:number-columns-spanned="2"/>
              <table:covered-table-cell/>
            </table:table-row>
            <table:table-row table:style-name="ro19">
              <table:table-cell table:style-name="ce13">
                <text:p><text:span text:style-name="T12">Evènement déclencheur du Use Case</text:span></text:p>
              </table:table-cell>
              <table:table-cell table:style-name="ce15" table:number-columns-spanned="2">
                <text:p text:style-name="P5"><text:span text:style-name="T16">Le client veut accéder à son compte</text:span></text:p>
              </table:table-cell>
              <table:covered-table-cell table:style-name="ce1"/>
            </table:table-row>
            <table:table-row table:style-name="ro19">
              <table:table-cell table:style-name="ce13">
                <text:p><text:span text:style-name="T12">Rôle du use case</text:span></text:p>
              </table:table-cell>
              <table:table-cell table:style-name="ce15" table:number-columns-spanned="2">
                <text:p text:style-name="P5"><text:span text:style-name="T18">Afficher les commandes passées, modifier les infos du compte, supprimer le compte</text:span></text:p>
              </table:table-cell>
              <table:covered-table-cell table:style-name="ce1"/>
            </table:table-row>
            <table:table-row table:style-name="ro17">
              <table:table-cell table:style-name="ce13">
                <text:p><text:span text:style-name="T12">Terminaison du Use Case</text:span></text:p>
              </table:table-cell>
              <table:table-cell table:style-name="ce15" table:number-columns-spanned="2">
                <text:p text:style-name="P5"><text:span text:style-name="T16">Le client quitte le module de gestion de son compte</text:span></text:p>
              </table:table-cell>
              <table:covered-table-cell table:style-name="ce1"/>
            </table:table-row>
            <table:table-row table:style-name="ro19" table:default-cell-style-name="ce13">
              <table:table-cell>
                <text:p><text:span text:style-name="T12">Références croisées des exigences</text:span></text:p>
              </table:table-cell>
              <table:table-cell table:number-columns-spanned="2">
                <text:p><text:span text:style-name="T12">R16,R17,R18</text:span></text:p>
              </table:table-cell>
              <table:covered-table-cell table:style-name="ce1"/>
            </table:table-row>
            <table:table-row table:style-name="ro19" table:default-cell-style-name="ce13">
              <table:table-cell>
                <text:p><text:span text:style-name="T12">Pré-conditions nécessaires au fonctionnement du UC</text:span></text:p>
              </table:table-cell>
              <table:table-cell table:number-columns-spanned="2">
                <text:p><text:span text:style-name="T12">Le client est authentifié</text:span></text:p>
              </table:table-cell>
              <table:covered-table-cell table:style-name="ce1"/>
            </table:table-row>
            <table:table-row table:style-name="ro21">
              <table:table-cell table:style-name="ce13" table:number-rows-spanned="4">
                <text:p><text:span text:style-name="T12">Description complète du UC avec les différents scénarios</text:span></text:p>
              </table:table-cell>
              <table:table-cell table:style-name="ce16">
                <text:p><text:span text:style-name="T17">Le client veut consulter l'historique de ses commandes</text:span></text:p>
              </table:table-cell>
              <table:table-cell table:style-name="ce17">
                <text:p><text:span text:style-name="T17">Le système affiche les commandes du client</text:span></text:p>
              </table:table-cell>
            </table:table-row>
            <table:table-row table:style-name="ro21">
              <table:covered-table-cell table:style-name="ce1"/>
              <table:table-cell table:style-name="ce16">
                <text:p><text:span text:style-name="T17">Le client veut modifier les infos de son compte</text:span></text:p>
              </table:table-cell>
              <table:table-cell table:style-name="ce17">
                <text:p><text:span text:style-name="T17">Le système affiche un formulaire permettant de modifier</text:span></text:p>
              </table:table-cell>
            </table:table-row>
            <table:table-row table:style-name="ro23">
              <table:covered-table-cell table:style-name="ce1"/>
              <table:table-cell table:style-name="ce16">
                <text:p><text:span text:style-name="T17">Le client modifie ce qu'il souhaite et valide les changements</text:span></text:p>
              </table:table-cell>
              <table:table-cell table:style-name="ce19">
                <text:p><text:span text:style-name="T17">Le système enregistre le formulaire et affiche les nouvelles infos du compte</text:span></text:p>
              </table:table-cell>
            </table:table-row>
            <table:table-row table:style-name="ro23">
              <table:covered-table-cell table:style-name="ce1"/>
              <table:table-cell table:style-name="ce16">
                <text:p><text:span text:style-name="T17">Le client veut supprimer son compte</text:span></text:p>
              </table:table-cell>
              <table:table-cell table:style-name="ce19">
                <text:p><text:span text:style-name="T17">Le système supprime le compte du client sauf s'il a des commandes en cours</text:span></text:p>
              </table:table-cell>
            </table:table-row>
            <table:table-row table:style-name="ro19" table:default-cell-style-name="ce13">
              <table:table-cell>
                <text:p><text:span text:style-name="T12">Contraintes d'IHM* (options)</text:span></text:p>
              </table:table-cell>
              <table:table-cell table:number-columns-spanned="2"/>
              <table:covered-table-cell table:style-name="ce1"/>
            </table:table-row>
            <table:table-row table:style-name="ro25" table:default-cell-style-name="ce13">
              <table:table-cell>
                <text:p><text:span text:style-name="T12">Contraintes non fonctionnelles (option)</text:span></text:p>
              </table:table-cell>
              <table:table-cell table:number-columns-spanned="2"/>
              <table:covered-table-cell table:style-name="ce1"/>
            </table:table-row>
          </table:table>
          <draw:image xlink:href="Pictures/TablePreview15.svm" xlink:type="simple" xlink:show="embed" xlink:actuate="onLoad"/>
        </draw:frame>
        <draw:frame draw:style-name="gr24" draw:layer="layout" svg:width="15.8cm" svg:height="1.1cm" svg:x="2.5cm" svg:y="27.4cm">
          <draw:text-box>
            <text:p>* IHM=Interface Homme Machine</text:p>
          </draw:text-box>
        </draw:frame>
        <draw:frame draw:style-name="gr22" draw:layer="layout" svg:width="14.3cm" svg:height="1cm" svg:x="2.9cm" svg:y="0.9cm">
          <draw:text-box>
            <text:p text:style-name="P1">Les Use Cases FRONT bas niveau</text:p>
          </draw:text-box>
        </draw:frame>
      </draw:page>
      <draw:page draw:name="page11" draw:style-name="dp1" draw:master-page-name="Standard">
        <office:forms form:automatic-focus="false" form:apply-design-mode="false"/>
        <draw:frame draw:style-name="standard" draw:layer="layout" svg:width="17.251cm" svg:height="18.606cm" svg:x="2.448cm" svg:y="3.13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26">
              <table:table-cell table:style-name="ce12">
                <text:p><text:span text:style-name="T10">Nom Use Case</text:span></text:p>
              </table:table-cell>
              <table:table-cell table:style-name="ce13" table:number-columns-spanned="2">
                <text:p text:style-name="P5"><text:span text:style-name="T15">Passer une commande</text:span></text:p>
                <text:p text:style-name="P5"><text:span text:style-name="T12"/></text:p>
              </table:table-cell>
              <table:covered-table-cell table:style-name="ce1"/>
            </table:table-row>
            <table:table-row table:style-name="ro1">
              <table:table-cell table:style-name="ce13">
                <text:p><text:span text:style-name="T12">Acteur Principal</text:span></text:p>
              </table:table-cell>
              <table:table-cell table:style-name="ce14" table:number-columns-spanned="2">
                <text:p><text:span text:style-name="T16">Client</text:span></text:p>
              </table:table-cell>
              <table:covered-table-cell table:style-name="ce1"/>
            </table:table-row>
            <table:table-row table:style-name="ro1" table:default-cell-style-name="ce13">
              <table:table-cell>
                <text:p><text:span text:style-name="T12">Acteurs Secondaires</text:span></text:p>
              </table:table-cell>
              <table:table-cell table:style-name="ce14" table:number-columns-spanned="2">
                <text:p><text:span text:style-name="T16">Sebo</text:span></text:p>
              </table:table-cell>
              <table:covered-table-cell/>
            </table:table-row>
            <table:table-row table:style-name="ro14">
              <table:table-cell table:style-name="ce13">
                <text:p><text:span text:style-name="T12">Evènement déclencheur du Use Case</text:span></text:p>
              </table:table-cell>
              <table:table-cell table:style-name="ce15" table:number-columns-spanned="2">
                <text:p text:style-name="P5"><text:span text:style-name="T16">Le client veut passer une commande</text:span></text:p>
              </table:table-cell>
              <table:covered-table-cell table:style-name="ce1"/>
            </table:table-row>
            <table:table-row table:style-name="ro14">
              <table:table-cell table:style-name="ce13">
                <text:p><text:span text:style-name="T12">Rôle du use case</text:span></text:p>
              </table:table-cell>
              <table:table-cell table:style-name="ce15" table:number-columns-spanned="2">
                <text:p text:style-name="P5"><text:span text:style-name="T18">Afficher, modifier, supprimer la cmd, renseigner les infos demandées, valider la commande</text:span></text:p>
              </table:table-cell>
              <table:covered-table-cell table:style-name="ce1"/>
            </table:table-row>
            <table:table-row table:style-name="ro1">
              <table:table-cell table:style-name="ce13">
                <text:p><text:span text:style-name="T12">Terminaison du Use Case</text:span></text:p>
              </table:table-cell>
              <table:table-cell table:style-name="ce15" table:number-columns-spanned="2">
                <text:p text:style-name="P5"><text:span text:style-name="T16">Le client valide ou supprime sa commande</text:span></text:p>
              </table:table-cell>
              <table:covered-table-cell table:style-name="ce1"/>
            </table:table-row>
            <table:table-row table:style-name="ro14" table:default-cell-style-name="ce13">
              <table:table-cell>
                <text:p><text:span text:style-name="T12">Références croisées des exigences</text:span></text:p>
              </table:table-cell>
              <table:table-cell table:number-columns-spanned="2">
                <text:p><text:span text:style-name="T12">R5,R6,R7,R8,R9,R10,R11,R12,R13,R14,R15</text:span></text:p>
              </table:table-cell>
              <table:covered-table-cell table:style-name="ce1"/>
            </table:table-row>
            <table:table-row table:style-name="ro14" table:default-cell-style-name="ce13">
              <table:table-cell>
                <text:p><text:span text:style-name="T12">Pré-conditions nécessaires au fonctionnement du UC</text:span></text:p>
              </table:table-cell>
              <table:table-cell table:number-columns-spanned="2">
                <text:p><text:span text:style-name="T12">Le client est authentifié </text:span></text:p>
              </table:table-cell>
              <table:covered-table-cell table:style-name="ce1"/>
            </table:table-row>
            <table:table-row table:style-name="ro10">
              <table:table-cell table:style-name="ce13" table:number-rows-spanned="6">
                <text:p><text:span text:style-name="T12">Description complète du UC avec les différents scénarios</text:span></text:p>
              </table:table-cell>
              <table:table-cell table:style-name="ce16">
                <text:p><text:span text:style-name="T17">Le client remplit son panier</text:span></text:p>
              </table:table-cell>
              <table:table-cell table:style-name="ce17">
                <text:p><text:span text:style-name="T17">Le système incrémente le panier</text:span></text:p>
              </table:table-cell>
            </table:table-row>
            <table:table-row table:style-name="ro10">
              <table:covered-table-cell table:style-name="ce1"/>
              <table:table-cell table:style-name="ce16">
                <text:p><text:span text:style-name="T17">Le client modfie son panier</text:span></text:p>
              </table:table-cell>
              <table:table-cell table:style-name="ce17">
                <text:p><text:span text:style-name="T17">Le système modifie le panier</text:span></text:p>
              </table:table-cell>
            </table:table-row>
            <table:table-row table:style-name="ro10">
              <table:covered-table-cell table:style-name="ce1"/>
              <table:table-cell table:style-name="ce16">
                <text:p><text:span text:style-name="T17">Le client renseigne adresse de facturation et de livraison</text:span></text:p>
              </table:table-cell>
              <table:table-cell table:style-name="ce19">
                <text:p><text:span text:style-name="T17">Le système vérifie la validité des adresse (livraison in france)</text:span></text:p>
              </table:table-cell>
            </table:table-row>
            <table:table-row table:style-name="ro10">
              <table:covered-table-cell table:style-name="ce1"/>
              <table:table-cell table:style-name="ce16">
                <text:p><text:span text:style-name="T17">Le client commande son panier</text:span></text:p>
              </table:table-cell>
              <table:table-cell table:style-name="ce19">
                <text:p><text:span text:style-name="T17">Le système le met en relation avec la banque</text:span></text:p>
              </table:table-cell>
            </table:table-row>
            <table:table-row table:style-name="ro10">
              <table:covered-table-cell table:style-name="ce1"/>
              <table:table-cell table:style-name="ce16">
                <text:p><text:span text:style-name="T17">Le client constate l'acceptation de son paiement à la banque</text:span></text:p>
              </table:table-cell>
              <table:table-cell table:style-name="ce19">
                <text:p><text:span text:style-name="T17">Le système confirme la commande au client et l'enregistre pour traitement Temps</text:span></text:p>
              </table:table-cell>
            </table:table-row>
            <table:table-row table:style-name="ro10" table:default-cell-style-name="ce16">
              <table:covered-table-cell table:style-name="ce1"/>
              <table:table-cell>
                <text:p><text:span text:style-name="T17">Le client constate le refus de son paiement par la banque</text:span></text:p>
              </table:table-cell>
              <table:table-cell>
                <text:p><text:span text:style-name="T17">Le système propose au client de modifier sa commande ou la supprimer</text:span></text:p>
              </table:table-cell>
            </table:table-row>
            <table:table-row table:style-name="ro10" table:default-cell-style-name="ce13">
              <table:table-cell>
                <text:p><text:span text:style-name="T12">Contraintes d'IHM* (options)</text:span></text:p>
              </table:table-cell>
              <table:table-cell table:number-columns-spanned="2"/>
              <table:covered-table-cell table:style-name="ce1"/>
            </table:table-row>
            <table:table-row table:style-name="ro14" table:default-cell-style-name="ce13">
              <table:table-cell>
                <text:p><text:span text:style-name="T12">Contraintes non fonctionnelles (option)</text:span></text:p>
              </table:table-cell>
              <table:table-cell table:number-columns-spanned="2"/>
              <table:covered-table-cell table:style-name="ce1"/>
            </table:table-row>
          </table:table>
          <draw:image xlink:href="Pictures/TablePreview16.svm" xlink:type="simple" xlink:show="embed" xlink:actuate="onLoad"/>
        </draw:frame>
        <draw:frame draw:style-name="gr22" draw:layer="layout" svg:width="14.3cm" svg:height="1cm" svg:x="2.9cm" svg:y="0.9cm">
          <draw:text-box>
            <text:p text:style-name="P1">Les Use Cases front bas niveau </text:p>
          </draw:text-box>
        </draw:frame>
      </draw:page>
      <draw:page draw:name="page12" draw:style-name="dp1" draw:master-page-name="Standard">
        <office:forms form:automatic-focus="false" form:apply-design-mode="false"/>
        <draw:frame draw:style-name="standard" draw:layer="layout" svg:width="17.498cm" svg:height="23.955cm" svg:x="1.815cm" svg:y="2.691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27" table:default-cell-style-name="ce1">
              <table:table-cell>
                <text:p><text:span text:style-name="T1">Nom</text:span></text:p>
              </table:table-cell>
              <table:table-cell>
                <text:p><text:span text:style-name="T1">Réceptionner Commande fournisseur</text:span></text:p>
              </table:table-cell>
            </table:table-row>
            <table:table-row table:style-name="ro28" table:default-cell-style-name="ce20">
              <table:table-cell>
                <text:p><text:span text:style-name="T19">Acteur principal</text:span></text:p>
              </table:table-cell>
              <table:table-cell>
                <text:p><text:span text:style-name="T19">Magasinier</text:span></text:p>
              </table:table-cell>
            </table:table-row>
            <table:table-row table:style-name="ro28" table:default-cell-style-name="ce20">
              <table:table-cell>
                <text:p><text:span text:style-name="T19">Acteurs secondaires</text:span></text:p>
              </table:table-cell>
              <table:table-cell>
                <text:p><text:span text:style-name="T19">-</text:span></text:p>
              </table:table-cell>
            </table:table-row>
            <table:table-row table:style-name="ro29" table:default-cell-style-name="ce20">
              <table:table-cell>
                <text:p><text:span text:style-name="T19">Evènement déclencheur</text:span></text:p>
              </table:table-cell>
              <table:table-cell>
                <text:p><text:span text:style-name="T19">Livraison de la marchandise à l'entrepôt</text:span></text:p>
              </table:table-cell>
            </table:table-row>
            <table:table-row table:style-name="ro30" table:default-cell-style-name="ce20">
              <table:table-cell>
                <text:p><text:span text:style-name="T19">Rôle</text:span></text:p>
              </table:table-cell>
              <table:table-cell>
                <text:p><text:span text:style-name="T19">Enregistrer la marchandise dans le stock et mettre à jour les commandes fournisseur</text:span></text:p>
              </table:table-cell>
            </table:table-row>
            <table:table-row table:style-name="ro29" table:default-cell-style-name="ce20">
              <table:table-cell>
                <text:p><text:span text:style-name="T19">Terminaison</text:span></text:p>
              </table:table-cell>
              <table:table-cell>
                <text:p><text:span text:style-name="T19">Marchandise enregistrée et commandes fournisseur à jour</text:span></text:p>
              </table:table-cell>
            </table:table-row>
            <table:table-row table:style-name="ro28" table:default-cell-style-name="ce20">
              <table:table-cell>
                <text:p><text:span text:style-name="T19">Références croisées</text:span></text:p>
              </table:table-cell>
              <table:table-cell>
                <text:p><text:span text:style-name="T19">R26</text:span></text:p>
              </table:table-cell>
            </table:table-row>
            <table:table-row table:style-name="ro29" table:default-cell-style-name="ce20">
              <table:table-cell>
                <text:p><text:span text:style-name="T19">Préconditions</text:span></text:p>
              </table:table-cell>
              <table:table-cell>
                <text:p><text:span text:style-name="T19">Demande de réapprovisionnement en cours (R11)</text:span></text:p>
              </table:table-cell>
            </table:table-row>
            <table:table-row table:style-name="ro28" table:default-cell-style-name="ce20">
              <table:table-cell>
                <text:p><text:span text:style-name="T19">Description</text:span></text:p>
              </table:table-cell>
              <table:table-cell/>
            </table:table-row>
            <table:table-row table:style-name="ro28" table:default-cell-style-name="ce20">
              <table:table-cell>
                <text:p><text:span text:style-name="T19">Magasinier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28" table:default-cell-style-name="ce20">
              <table:table-cell>
                <text:p><text:span text:style-name="T19">Le magasinier reçoit la marchandise</text:span></text:p>
              </table:table-cell>
              <table:table-cell/>
            </table:table-row>
            <table:table-row table:style-name="ro31">
              <table:table-cell table:style-name="ce20">
                <text:p><text:span text:style-name="T19">Le magasinier vérifie la marchandise</text:span></text:p>
              </table:table-cell>
              <table:table-cell table:style-name="ce1"/>
            </table:table-row>
            <table:table-row table:style-name="ro29" table:default-cell-style-name="ce20">
              <table:table-cell>
                <text:p><text:span text:style-name="T19">Le magasinier choisit une commande en saisissant une référence</text:span></text:p>
              </table:table-cell>
              <table:table-cell/>
            </table:table-row>
            <table:table-row table:style-name="ro30" table:default-cell-style-name="ce20">
              <table:table-cell/>
              <table:table-cell>
                <text:p><text:span text:style-name="T19">Le système affiche <text:s/>la commande concernée ( catégories,genres,nombre,,,,) </text:span></text:p>
              </table:table-cell>
            </table:table-row>
            <table:table-row table:style-name="ro30" table:default-cell-style-name="ce20">
              <table:table-cell>
                <text:p><text:span text:style-name="T19">Le magasinier clique sur une référence d'articles ( pour tous les articles de la commande)</text:span></text:p>
              </table:table-cell>
              <table:table-cell>
                <text:p><text:span text:style-name="T19">Le système affiche une zone de saisie du nombre d'article reçu</text:span></text:p>
              </table:table-cell>
            </table:table-row>
            <table:table-row table:style-name="ro30" table:default-cell-style-name="ce20">
              <table:table-cell>
                <text:p><text:span text:style-name="T19">Le magasinier indique le nombre d'article reçu pour chaque type d'article <text:s/></text:span></text:p>
              </table:table-cell>
              <table:table-cell>
                <text:p><text:span text:style-name="T19">Le système affiche les quantités indiquées par le magasinier</text:span></text:p>
              </table:table-cell>
            </table:table-row>
            <table:table-row table:style-name="ro32" table:default-cell-style-name="ce20">
              <table:table-cell>
                <text:p><text:span text:style-name="T19">Le magasinier valide les changement</text:span></text:p>
              </table:table-cell>
              <table:table-cell>
                <text:p><text:span text:style-name="T19">Le système <text:s/>enregistre les quantités reçues , il augmente les stocks en conséquence et change le statut de la commande en « livrée »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5" draw:text-style-name="P8" draw:layer="layout" svg:width="18.8cm" svg:height="1.7cm" svg:x="1cm" svg:y="1.5cm">
          <draw:text-box>
            <text:p text:style-name="P1"><text:span text:style-name="T1">Back office Use case bas niveau</text:span></text:p>
          </draw:text-box>
        </draw:frame>
      </draw:page>
      <draw:page draw:name="page13" draw:style-name="dp1" draw:master-page-name="Standard">
        <office:forms form:automatic-focus="false" form:apply-design-mode="false"/>
        <draw:frame draw:style-name="standard" draw:layer="layout" svg:width="18.965cm" svg:height="12.253cm" svg:x="1.034cm" svg:y="1.789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33" table:default-cell-style-name="ce1">
              <table:table-cell>
                <text:p><text:span text:style-name="T1">Variantes</text:span></text:p>
              </table:table-cell>
              <table:table-cell/>
            </table:table-row>
            <table:table-row table:style-name="ro34" table:default-cell-style-name="ce20">
              <table:table-cell>
                <text:p><text:span text:style-name="T19">Si le magasinier se trompe sur la quantité avant la validation définitive</text:span></text:p>
              </table:table-cell>
              <table:table-cell>
                <text:p><text:span text:style-name="T19">En recliquant sur l'article la zone de saisie est modifiable</text:span></text:p>
              </table:table-cell>
            </table:table-row>
            <table:table-row table:style-name="ro35" table:default-cell-style-name="ce20">
              <table:table-cell>
                <text:p><text:span text:style-name="T19">Si le magasinier se trompe sur la quantité et qu'il a validé la commande , il choisit une commande en saisissant une référence</text:span></text:p>
              </table:table-cell>
              <table:table-cell/>
            </table:table-row>
            <table:table-row table:style-name="ro36" table:default-cell-style-name="ce21">
              <table:table-cell/>
              <table:table-cell>
                <text:p><text:span text:style-name="T19">Le système affiche la commande</text:span></text:p>
              </table:table-cell>
            </table:table-row>
            <table:table-row table:style-name="ro36" table:default-cell-style-name="ce20">
              <table:table-cell>
                <text:p><text:span text:style-name="T19">Le magasinier clique sur modifier </text:span></text:p>
              </table:table-cell>
              <table:table-cell/>
            </table:table-row>
            <table:table-row table:style-name="ro34" table:default-cell-style-name="ce21">
              <table:table-cell/>
              <table:table-cell>
                <text:p><text:span text:style-name="T19">Le système déverrouille les zones de saisie des quantités</text:span></text:p>
              </table:table-cell>
            </table:table-row>
            <table:table-row table:style-name="ro34" table:default-cell-style-name="ce20">
              <table:table-cell>
                <text:p><text:span text:style-name="T19">Le magasinier répare son erreur et valide</text:span></text:p>
              </table:table-cell>
              <table:table-cell/>
            </table:table-row>
            <table:table-row table:style-name="ro34" table:default-cell-style-name="ce21">
              <table:table-cell/>
              <table:table-cell>
                <text:p><text:span text:style-name="T19">Le système modifie le stock en conséquence</text:span></text:p>
              </table:table-cell>
            </table:table-row>
            <table:table-row table:style-name="ro37" table:default-cell-style-name="ce22">
              <table:table-cell>
                <text:p><text:span text:style-name="T19">Si le magasinier se trompe dans la référence de la commande</text:span></text:p>
              </table:table-cell>
              <table:table-cell>
                <text:p><text:span text:style-name="T19">Le système indique que la référence ne correspond à aucune commandes</text:span></text:p>
              </table:table-cell>
            </table:table-row>
          </table:table>
          <draw:image xlink:href="Pictures/TablePreview18.svm" xlink:type="simple" xlink:show="embed" xlink:actuate="onLoad"/>
        </draw:frame>
      </draw:page>
      <draw:page draw:name="page14" draw:style-name="dp1" draw:master-page-name="Standard">
        <office:forms form:automatic-focus="false" form:apply-design-mode="false"/>
        <draw:frame draw:style-name="standard" draw:layer="layout" svg:width="18.955cm" svg:height="27.452cm" svg:x="1cm" svg:y="1.72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38">
              <table:table-cell table:style-name="ce23">
                <text:p><text:span text:style-name="T20">Nom</text:span></text:p>
              </table:table-cell>
              <table:table-cell table:style-name="ce24">
                <text:p text:style-name="P9"><text:span text:style-name="T21">Gérer les stocks</text:span></text:p>
              </table:table-cell>
            </table:table-row>
            <table:table-row table:style-name="ro39">
              <table:table-cell table:style-name="ce20">
                <text:p><text:span text:style-name="T19">Acteur principal</text:span></text:p>
              </table:table-cell>
              <table:table-cell table:style-name="ce1">
                <text:p><text:span text:style-name="T19">Magasinier</text:span></text:p>
              </table:table-cell>
            </table:table-row>
            <table:table-row table:style-name="ro39">
              <table:table-cell table:style-name="ce20">
                <text:p><text:span text:style-name="T19">Acteurs secondaires</text:span></text:p>
              </table:table-cell>
              <table:table-cell table:style-name="ce1">
                <text:p><text:span text:style-name="T19">temps</text:span></text:p>
              </table:table-cell>
            </table:table-row>
            <table:table-row table:style-name="ro40">
              <table:table-cell table:style-name="ce20">
                <text:p><text:span text:style-name="T19">Evénement déclencheur</text:span></text:p>
              </table:table-cell>
              <table:table-cell table:style-name="ce1">
                <text:p><text:span text:style-name="T19">Inventaire ou de retour de commande ou commande en attente</text:span></text:p>
              </table:table-cell>
            </table:table-row>
            <table:table-row table:style-name="ro40">
              <table:table-cell table:style-name="ce20">
                <text:p><text:span text:style-name="T19">Rôle</text:span></text:p>
              </table:table-cell>
              <table:table-cell table:style-name="ce1">
                <text:p><text:span text:style-name="T19">Avoir des stocks à jour, pouvoir préparer les commandes client</text:span></text:p>
              </table:table-cell>
            </table:table-row>
            <table:table-row table:style-name="ro41">
              <table:table-cell table:style-name="ce20">
                <text:p><text:span text:style-name="T19">Terminaison</text:span></text:p>
              </table:table-cell>
              <table:table-cell table:style-name="ce1">
                <text:p><text:span text:style-name="T19">Provisoirement quand des ajouts ou des suppressions ont été effectuées ou une demande de réapprovisionnement</text:span></text:p>
              </table:table-cell>
            </table:table-row>
            <table:table-row table:style-name="ro39">
              <table:table-cell table:style-name="ce20">
                <text:p><text:span text:style-name="T19">Références croisées</text:span></text:p>
              </table:table-cell>
              <table:table-cell table:style-name="ce1">
                <text:p><text:span text:style-name="T19">R8-R9-R10-R11</text:span></text:p>
              </table:table-cell>
            </table:table-row>
            <table:table-row table:style-name="ro40">
              <table:table-cell table:style-name="ce20">
                <text:p><text:span text:style-name="T19">Préconditions</text:span></text:p>
              </table:table-cell>
              <table:table-cell table:style-name="ce1">
                <text:p><text:span text:style-name="T19">Inventaire, retour client, commande en attente</text:span></text:p>
              </table:table-cell>
            </table:table-row>
            <table:table-row table:style-name="ro38">
              <table:table-cell table:style-name="ce20">
                <text:p><text:span text:style-name="T19">Description</text:span></text:p>
              </table:table-cell>
              <table:table-cell table:style-name="ce1"/>
            </table:table-row>
            <table:table-row table:style-name="ro39" table:default-cell-style-name="ce20">
              <table:table-cell>
                <text:p><text:span text:style-name="T19">Actions des acteurs</text:span></text:p>
              </table:table-cell>
              <table:table-cell>
                <text:p><text:span text:style-name="T19">Système</text:span></text:p>
              </table:table-cell>
            </table:table-row>
            <table:table-row table:style-name="ro40">
              <table:table-cell table:style-name="ce1"/>
              <table:table-cell table:style-name="ce20">
                <text:p><text:span text:style-name="T19">Le système affiche les articles avec les quantités en stocks et les alertes seuil</text:span></text:p>
              </table:table-cell>
            </table:table-row>
            <table:table-row table:style-name="ro40">
              <table:table-cell table:style-name="ce20">
                <text:p><text:span text:style-name="T19">Le magasinier sélectionne une référence d'article </text:span></text:p>
              </table:table-cell>
              <table:table-cell table:style-name="ce1"/>
            </table:table-row>
            <table:table-row table:style-name="ro40">
              <table:table-cell table:style-name="ce20"/>
              <table:table-cell table:style-name="ce1">
                <text:p><text:span text:style-name="T19">Le système affiche le stock de l'article choisit avec son seuil de commande</text:span></text:p>
              </table:table-cell>
            </table:table-row>
            <table:table-row table:style-name="ro41">
              <table:table-cell table:style-name="ce20">
                <text:p><text:span text:style-name="T19">Le magasinier choisit si il veut modifier le stock, modifier le seuil ou réapprovisionner </text:span></text:p>
              </table:table-cell>
              <table:table-cell table:style-name="ce1"/>
            </table:table-row>
            <table:table-row table:style-name="ro38">
              <table:table-cell table:style-name="ce20"/>
              <table:table-cell table:style-name="ce1">
                <text:p><text:span text:style-name="T1">Cas modifier stock</text:span></text:p>
              </table:table-cell>
            </table:table-row>
            <table:table-row table:style-name="ro39">
              <table:table-cell table:style-name="ce20"/>
              <table:table-cell table:style-name="ce1">
                <text:p><text:span text:style-name="T19">Le système affiche une nouvelle fenêtre </text:span></text:p>
              </table:table-cell>
            </table:table-row>
            <table:table-row table:style-name="ro40">
              <table:table-cell table:style-name="ce20">
                <text:p><text:span text:style-name="T19">Le magasinier indique la quantité et s'il veut ajouter ou enlever du stock</text:span></text:p>
              </table:table-cell>
              <table:table-cell table:style-name="ce1"/>
            </table:table-row>
            <table:table-row table:style-name="ro40">
              <table:table-cell table:style-name="ce20"/>
              <table:table-cell table:style-name="ce1">
                <text:p><text:span text:style-name="T19">Le système modifie le stock et affiche les stocks mis à jour</text:span></text:p>
              </table:table-cell>
            </table:table-row>
            <table:table-row table:style-name="ro38" table:default-cell-style-name="ce1">
              <table:table-cell/>
              <table:table-cell>
                <text:p><text:span text:style-name="T1">Cas modifier seuil</text:span></text:p>
              </table:table-cell>
            </table:table-row>
            <table:table-row table:style-name="ro40">
              <table:table-cell table:style-name="ce1"/>
              <table:table-cell table:style-name="ce20">
                <text:p><text:span text:style-name="T19">Le système affiche une nouvelle fenêtre avec l'ancien seuil</text:span></text:p>
              </table:table-cell>
            </table:table-row>
            <table:table-row table:style-name="ro40">
              <table:table-cell table:style-name="ce20">
                <text:p><text:span text:style-name="T19">Le magasinier saisit le nouveau seuil et valide</text:span></text:p>
              </table:table-cell>
              <table:table-cell table:style-name="ce1"/>
            </table:table-row>
            <table:table-row table:style-name="ro42">
              <table:table-cell table:style-name="ce1"/>
              <table:table-cell table:style-name="ce20">
                <text:p><text:span text:style-name="T19">Le système enregistre le nouveau seuil et affiche la mise à jour</text:span></text:p>
              </table:table-cell>
            </table:table-row>
          </table:table>
          <draw:image xlink:href="Pictures/TablePreview19.svm" xlink:type="simple" xlink:show="embed" xlink:actuate="onLoad"/>
        </draw:frame>
      </draw:page>
      <draw:page draw:name="page15" draw:style-name="dp1" draw:master-page-name="Standard">
        <office:forms form:automatic-focus="false" form:apply-design-mode="false"/>
        <draw:frame draw:style-name="standard" draw:layer="layout" svg:width="18.334cm" svg:height="10.484cm" svg:x="1.124cm" svg:y="1.82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43" table:default-cell-style-name="ce1">
              <table:table-cell/>
              <table:table-cell>
                <text:p><text:span text:style-name="T1">Cas réapprovisionnement</text:span></text:p>
              </table:table-cell>
            </table:table-row>
            <table:table-row table:style-name="ro44" table:default-cell-style-name="ce20">
              <table:table-cell/>
              <table:table-cell>
                <text:p><text:span text:style-name="T19">Le système affiche une fenêtre avec les articles a réapprovisionner et les commandes en cours</text:span></text:p>
              </table:table-cell>
            </table:table-row>
            <table:table-row table:style-name="ro45" table:default-cell-style-name="ce20">
              <table:table-cell>
                <text:p><text:span text:style-name="T19">Le magasinier choisit les articles et la quantité voulue</text:span></text:p>
              </table:table-cell>
              <table:table-cell/>
            </table:table-row>
            <table:table-row table:style-name="ro46" table:default-cell-style-name="ce20">
              <table:table-cell/>
              <table:table-cell>
                <text:p><text:span text:style-name="T19">Le système enregistre la commande</text:span></text:p>
              </table:table-cell>
            </table:table-row>
            <table:table-row table:style-name="ro44">
              <table:table-cell table:style-name="ce1"/>
              <table:table-cell table:style-name="ce20">
                <text:p><text:span text:style-name="T19">Le système génères des bons d'achat au format XML et des bordereaux papiers</text:span></text:p>
              </table:table-cell>
            </table:table-row>
            <table:table-row table:style-name="ro43" table:default-cell-style-name="ce1">
              <table:table-cell>
                <text:p><text:span text:style-name="T1">Variantes</text:span></text:p>
              </table:table-cell>
              <table:table-cell/>
            </table:table-row>
            <table:table-row table:style-name="ro45" table:default-cell-style-name="ce20">
              <table:table-cell>
                <text:p><text:span text:style-name="T19">S'il n'y a pas d'articles en alerte et que le magasinier veut commander</text:span></text:p>
              </table:table-cell>
              <table:table-cell>
                <text:p><text:span text:style-name="T19">Le système n'affiche que les commandes en cours</text:span></text:p>
              </table:table-cell>
            </table:table-row>
            <table:table-row table:style-name="ro47" table:default-cell-style-name="ce1"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</draw:page>
      <draw:page draw:name="page16" draw:style-name="dp1" draw:master-page-name="Standard">
        <office:forms form:automatic-focus="false" form:apply-design-mode="false"/>
        <draw:frame draw:style-name="standard" draw:layer="layout" svg:width="17.498cm" svg:height="23.956cm" svg:x="1.815cm" svg:y="2.691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48">
              <table:table-cell table:style-name="ce1">
                <text:p text:style-name="P10">Nom</text:p>
              </table:table-cell>
              <table:table-cell table:style-name="ce9">
                <text:p text:style-name="P11"><text:span text:style-name="T22">Réceptionner Commande fournisseur</text:span></text:p>
              </table:table-cell>
            </table:table-row>
            <table:table-row table:style-name="ro49" table:default-cell-style-name="ce20">
              <table:table-cell>
                <text:p text:style-name="P10"><text:span text:style-name="T19">Acteur principal</text:span></text:p>
              </table:table-cell>
              <table:table-cell>
                <text:p text:style-name="P10"><text:span text:style-name="T19">Magasinier</text:span></text:p>
              </table:table-cell>
            </table:table-row>
            <table:table-row table:style-name="ro49" table:default-cell-style-name="ce20">
              <table:table-cell>
                <text:p text:style-name="P10"><text:span text:style-name="T19">Acteurs secondaires</text:span></text:p>
              </table:table-cell>
              <table:table-cell>
                <text:p text:style-name="P10"><text:span text:style-name="T19">-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Evènement déclencheur</text:span></text:p>
              </table:table-cell>
              <table:table-cell>
                <text:p text:style-name="P10"><text:span text:style-name="T19">Livraison de la marchandise à l'entrepôt</text:span></text:p>
              </table:table-cell>
            </table:table-row>
            <table:table-row table:style-name="ro51" table:default-cell-style-name="ce20">
              <table:table-cell>
                <text:p text:style-name="P10"><text:span text:style-name="T19">Rôle</text:span></text:p>
              </table:table-cell>
              <table:table-cell>
                <text:p text:style-name="P10"><text:span text:style-name="T19">Enregistrer la marchandise dans le stock et mettre à jour les commandes fournisseur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Terminaison</text:span></text:p>
              </table:table-cell>
              <table:table-cell>
                <text:p text:style-name="P10"><text:span text:style-name="T19">Marchandise enregistrée et commandes fournisseur à jour</text:span></text:p>
              </table:table-cell>
            </table:table-row>
            <table:table-row table:style-name="ro49" table:default-cell-style-name="ce20">
              <table:table-cell>
                <text:p text:style-name="P10"><text:span text:style-name="T19">Références croisées</text:span></text:p>
              </table:table-cell>
              <table:table-cell>
                <text:p text:style-name="P10"><text:span text:style-name="T19">R26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Préconditions</text:span></text:p>
              </table:table-cell>
              <table:table-cell>
                <text:p text:style-name="P10"><text:span text:style-name="T19">Demande de réapprovisionnement en cours (R11)</text:span></text:p>
              </table:table-cell>
            </table:table-row>
            <table:table-row table:style-name="ro49" table:default-cell-style-name="ce20">
              <table:table-cell>
                <text:p text:style-name="P10"><text:span text:style-name="T19">Description</text:span></text:p>
              </table:table-cell>
              <table:table-cell/>
            </table:table-row>
            <table:table-row table:style-name="ro49" table:default-cell-style-name="ce20">
              <table:table-cell>
                <text:p text:style-name="P10"><text:span text:style-name="T19">Magasinier</text:span></text:p>
              </table:table-cell>
              <table:table-cell>
                <text:p text:style-name="P10"><text:span text:style-name="T19">Système</text:span></text:p>
              </table:table-cell>
            </table:table-row>
            <table:table-row table:style-name="ro49" table:default-cell-style-name="ce20">
              <table:table-cell>
                <text:p text:style-name="P10"><text:span text:style-name="T19">Le magasinier reçoit la marchandise</text:span></text:p>
              </table:table-cell>
              <table:table-cell/>
            </table:table-row>
            <table:table-row table:style-name="ro10">
              <table:table-cell table:style-name="ce20">
                <text:p text:style-name="P10"><text:span text:style-name="T19">Le magasinier vérifie la marchandise</text:span></text:p>
              </table:table-cell>
              <table:table-cell table:style-name="ce1"/>
            </table:table-row>
            <table:table-row table:style-name="ro50" table:default-cell-style-name="ce20">
              <table:table-cell>
                <text:p text:style-name="P10"><text:span text:style-name="T19">Le magasinier choisit une commande en saisissant une référence</text:span></text:p>
              </table:table-cell>
              <table:table-cell/>
            </table:table-row>
            <table:table-row table:style-name="ro51" table:default-cell-style-name="ce20">
              <table:table-cell/>
              <table:table-cell>
                <text:p text:style-name="P10"><text:span text:style-name="T19">Le système affiche <text:s/>la commande concernée ( catégories,genres,nombre,,,,) </text:span></text:p>
              </table:table-cell>
            </table:table-row>
            <table:table-row table:style-name="ro51" table:default-cell-style-name="ce20">
              <table:table-cell>
                <text:p text:style-name="P10"><text:span text:style-name="T19">Le magasinier clique sur une référence d'articles ( pour tous les articles de la commande)</text:span></text:p>
              </table:table-cell>
              <table:table-cell>
                <text:p text:style-name="P10"><text:span text:style-name="T19">Le système affiche une zone de saisie du nombre d'articles reçus</text:span></text:p>
              </table:table-cell>
            </table:table-row>
            <table:table-row table:style-name="ro51" table:default-cell-style-name="ce20">
              <table:table-cell>
                <text:p text:style-name="P10"><text:span text:style-name="T19">Le magasinier indique le nombre d'articles reçus pour chaque type d'article <text:s/></text:span></text:p>
              </table:table-cell>
              <table:table-cell>
                <text:p text:style-name="P10"><text:span text:style-name="T19">Le système affiche les quantités indiquées par le magasinier</text:span></text:p>
              </table:table-cell>
            </table:table-row>
            <table:table-row table:style-name="ro52" table:default-cell-style-name="ce20">
              <table:table-cell>
                <text:p text:style-name="P10"><text:span text:style-name="T19">Le magasinier valide les changements</text:span></text:p>
              </table:table-cell>
              <table:table-cell>
                <text:p text:style-name="P10"><text:span text:style-name="T19">Le système <text:s/>enregistre les quantités reçues , il augmente les stocks en conséquence et change le statut de la commande en « livrée »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5" draw:text-style-name="P8" draw:layer="layout" svg:width="18.8cm" svg:height="1.7cm" svg:x="1cm" svg:y="1.5cm">
          <draw:text-box>
            <text:p text:style-name="P8">Back office diagramme bas niveau Commande fournisseur 1/2</text:p>
          </draw:text-box>
        </draw:frame>
      </draw:page>
      <draw:page draw:name="page17" draw:style-name="dp1" draw:master-page-name="Standard">
        <office:forms form:automatic-focus="false" form:apply-design-mode="false"/>
        <draw:frame draw:style-name="standard" draw:layer="layout" svg:width="18.965cm" svg:height="12.966cm" svg:x="1.034cm" svg:y="2.789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10" table:default-cell-style-name="ce1">
              <table:table-cell>
                <text:p text:style-name="P10">Variantes</text:p>
              </table:table-cell>
              <table:table-cell>
                <text:p><text:span text:style-name="T22">Réceptionner Commande fournisseur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Si le magasinier se trompe sur la quantité avant la validation définitive</text:span></text:p>
              </table:table-cell>
              <table:table-cell>
                <text:p text:style-name="P10"><text:span text:style-name="T19">En recliquant sur l'article la zone de saisie est modifiable</text:span></text:p>
              </table:table-cell>
            </table:table-row>
            <table:table-row table:style-name="ro52" table:default-cell-style-name="ce20">
              <table:table-cell>
                <text:p text:style-name="P10"><text:span text:style-name="T19">Si le magasinier se trompe sur la quantité et qu'il a validé la commande , il choisit une commande en saisissant une référence</text:span></text:p>
              </table:table-cell>
              <table:table-cell/>
            </table:table-row>
            <table:table-row table:style-name="ro53" table:default-cell-style-name="ce21">
              <table:table-cell/>
              <table:table-cell>
                <text:p text:style-name="P10"><text:span text:style-name="T19">Le système affiche la commande</text:span></text:p>
              </table:table-cell>
            </table:table-row>
            <table:table-row table:style-name="ro53" table:default-cell-style-name="ce20">
              <table:table-cell>
                <text:p text:style-name="P10"><text:span text:style-name="T19">Le magasinier clique sur modifier </text:span></text:p>
              </table:table-cell>
              <table:table-cell/>
            </table:table-row>
            <table:table-row table:style-name="ro50" table:default-cell-style-name="ce21">
              <table:table-cell/>
              <table:table-cell>
                <text:p text:style-name="P10"><text:span text:style-name="T19">Le système déverrouille les zones de saisie des quantités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Le magasinier répare son erreur et valide</text:span></text:p>
              </table:table-cell>
              <table:table-cell/>
            </table:table-row>
            <table:table-row table:style-name="ro50" table:default-cell-style-name="ce21">
              <table:table-cell/>
              <table:table-cell>
                <text:p text:style-name="P10"><text:span text:style-name="T19">Le système modifie le stock en conséquence</text:span></text:p>
              </table:table-cell>
            </table:table-row>
            <table:table-row table:style-name="ro50" table:default-cell-style-name="ce22">
              <table:table-cell>
                <text:p text:style-name="P10"><text:span text:style-name="T19">Si le magasinier se trompe dans la référence de la commande</text:span></text:p>
              </table:table-cell>
              <table:table-cell>
                <text:p text:style-name="P10"><text:span text:style-name="T19">Le système indique que la référence ne correspond à aucune command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25" draw:text-style-name="P8" draw:layer="layout" svg:width="18.8cm" svg:height="1.7cm" svg:x="1cm" svg:y="1cm">
          <draw:text-box>
            <text:p text:style-name="P8">Back office diagramme bas niveau Commande fournisseur 2/2</text:p>
          </draw:text-box>
        </draw:frame>
      </draw:page>
      <draw:page draw:name="page18" draw:style-name="dp1" draw:master-page-name="Standard">
        <office:forms form:automatic-focus="false" form:apply-design-mode="false"/>
        <draw:frame draw:style-name="standard" draw:layer="layout" svg:width="18.955cm" svg:height="27.453cm" svg:x="1cm" svg:y="1.72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10">
              <table:table-cell table:style-name="ce23">
                <text:p text:style-name="P10"><text:span text:style-name="T20">Nom</text:span></text:p>
              </table:table-cell>
              <table:table-cell table:style-name="ce24">
                <text:p text:style-name="P11"><text:span text:style-name="T21">Gérer les stocks</text:span></text:p>
              </table:table-cell>
            </table:table-row>
            <table:table-row table:style-name="ro54">
              <table:table-cell table:style-name="ce20">
                <text:p text:style-name="P10"><text:span text:style-name="T19">Acteur principal</text:span></text:p>
              </table:table-cell>
              <table:table-cell table:style-name="ce1">
                <text:p text:style-name="P10"><text:span text:style-name="T19">Magasinier</text:span></text:p>
              </table:table-cell>
            </table:table-row>
            <table:table-row table:style-name="ro54">
              <table:table-cell table:style-name="ce20">
                <text:p text:style-name="P10"><text:span text:style-name="T19">Acteurs secondaires</text:span></text:p>
              </table:table-cell>
              <table:table-cell table:style-name="ce1">
                <text:p text:style-name="P10"><text:span text:style-name="T19">temps</text:span></text:p>
              </table:table-cell>
            </table:table-row>
            <table:table-row table:style-name="ro50">
              <table:table-cell table:style-name="ce20">
                <text:p text:style-name="P10"><text:span text:style-name="T19">Evénement déclencheur</text:span></text:p>
              </table:table-cell>
              <table:table-cell table:style-name="ce1">
                <text:p text:style-name="P10"><text:span text:style-name="T19">Inventaire ou retour de commande ou commande en attente</text:span></text:p>
              </table:table-cell>
            </table:table-row>
            <table:table-row table:style-name="ro50">
              <table:table-cell table:style-name="ce20">
                <text:p text:style-name="P10"><text:span text:style-name="T19">Rôle</text:span></text:p>
              </table:table-cell>
              <table:table-cell table:style-name="ce1">
                <text:p text:style-name="P10"><text:span text:style-name="T19">Avoir des stocks à jour, pouvoir préparer les commandes fournisseurs</text:span></text:p>
              </table:table-cell>
            </table:table-row>
            <table:table-row table:style-name="ro51">
              <table:table-cell table:style-name="ce20">
                <text:p text:style-name="P10"><text:span text:style-name="T19">Terminaison</text:span></text:p>
              </table:table-cell>
              <table:table-cell table:style-name="ce1">
                <text:p><text:span text:style-name="T19"><text:s/></text:span><text:span text:style-name="T19">quand des ajouts ou des suppressions <text:s/>ou une demande de réapprovisionnement ont été effectués</text:span></text:p>
              </table:table-cell>
            </table:table-row>
            <table:table-row table:style-name="ro54">
              <table:table-cell table:style-name="ce20">
                <text:p text:style-name="P10"><text:span text:style-name="T19">Références croisées</text:span></text:p>
              </table:table-cell>
              <table:table-cell table:style-name="ce1">
                <text:p text:style-name="P10"><text:span text:style-name="T19">R8-R9-R10-R11</text:span></text:p>
              </table:table-cell>
            </table:table-row>
            <table:table-row table:style-name="ro50">
              <table:table-cell table:style-name="ce20">
                <text:p text:style-name="P10"><text:span text:style-name="T19">Préconditions</text:span></text:p>
              </table:table-cell>
              <table:table-cell table:style-name="ce1">
                <text:p text:style-name="P10"><text:span text:style-name="T19">Inventaire, retour client, commande en attente, correction erreur stock</text:span></text:p>
              </table:table-cell>
            </table:table-row>
            <table:table-row table:style-name="ro10">
              <table:table-cell table:style-name="ce25" table:number-columns-spanned="2">
                <text:p text:style-name="P8"><text:span text:style-name="T19">Description</text:span></text:p>
              </table:table-cell>
              <table:covered-table-cell table:style-name="ce26"/>
            </table:table-row>
            <table:table-row table:style-name="ro54" table:default-cell-style-name="ce20">
              <table:table-cell>
                <text:p text:style-name="P10"><text:span text:style-name="T19">Actions des acteurs</text:span></text:p>
              </table:table-cell>
              <table:table-cell>
                <text:p text:style-name="P10"><text:span text:style-name="T19">Système</text:span></text:p>
              </table:table-cell>
            </table:table-row>
            <table:table-row table:style-name="ro50">
              <table:table-cell table:style-name="ce1"/>
              <table:table-cell table:style-name="ce20">
                <text:p text:style-name="P10"><text:span text:style-name="T19">Le système affiche les articles avec les quantités en stocks et les alertes seuil</text:span></text:p>
              </table:table-cell>
            </table:table-row>
            <table:table-row table:style-name="ro50">
              <table:table-cell table:style-name="ce20">
                <text:p text:style-name="P10"><text:span text:style-name="T19">Le magasinier sélectionne une référence d'article </text:span></text:p>
              </table:table-cell>
              <table:table-cell table:style-name="ce1"/>
            </table:table-row>
            <table:table-row table:style-name="ro50">
              <table:table-cell table:style-name="ce20"/>
              <table:table-cell table:style-name="ce1">
                <text:p text:style-name="P10"><text:span text:style-name="T19">Le système affiche le stock de l'article choisit avec son seuil de commande</text:span></text:p>
              </table:table-cell>
            </table:table-row>
            <table:table-row table:style-name="ro51">
              <table:table-cell table:style-name="ce20">
                <text:p text:style-name="P10"><text:span text:style-name="T19">Le magasinier choisit si il veut modifier le stock, modifier le seuil ou réapprovisionner </text:span></text:p>
              </table:table-cell>
              <table:table-cell table:style-name="ce1"/>
            </table:table-row>
            <table:table-row table:style-name="ro10">
              <table:table-cell table:style-name="ce20"/>
              <table:table-cell table:style-name="ce1">
                <text:p text:style-name="P10">Cas modifier stock</text:p>
              </table:table-cell>
            </table:table-row>
            <table:table-row table:style-name="ro54">
              <table:table-cell table:style-name="ce20"/>
              <table:table-cell table:style-name="ce1">
                <text:p text:style-name="P10"><text:span text:style-name="T19">Le système affiche une nouvelle fenêtre </text:span></text:p>
              </table:table-cell>
            </table:table-row>
            <table:table-row table:style-name="ro50">
              <table:table-cell table:style-name="ce20">
                <text:p text:style-name="P10"><text:span text:style-name="T19">Le magasinier indique la quantité et s'il veut ajouter ou enlever du stock</text:span></text:p>
              </table:table-cell>
              <table:table-cell table:style-name="ce1"/>
            </table:table-row>
            <table:table-row table:style-name="ro50">
              <table:table-cell table:style-name="ce20"/>
              <table:table-cell table:style-name="ce1">
                <text:p text:style-name="P10"><text:span text:style-name="T19">Le système modifie le stock et affiche les stocks mis à jour</text:span></text:p>
              </table:table-cell>
            </table:table-row>
            <table:table-row table:style-name="ro10" table:default-cell-style-name="ce1">
              <table:table-cell/>
              <table:table-cell>
                <text:p text:style-name="P10">Cas modifier seuil</text:p>
              </table:table-cell>
            </table:table-row>
            <table:table-row table:style-name="ro50">
              <table:table-cell table:style-name="ce1"/>
              <table:table-cell table:style-name="ce20">
                <text:p text:style-name="P10"><text:span text:style-name="T19">Le système affiche une nouvelle fenêtre avec l'ancien seuil</text:span></text:p>
              </table:table-cell>
            </table:table-row>
            <table:table-row table:style-name="ro50">
              <table:table-cell table:style-name="ce20">
                <text:p text:style-name="P10"><text:span text:style-name="T19">Le magasinier saisit le nouveau seuil et valide</text:span></text:p>
              </table:table-cell>
              <table:table-cell table:style-name="ce1"/>
            </table:table-row>
            <table:table-row table:style-name="ro50">
              <table:table-cell table:style-name="ce1"/>
              <table:table-cell table:style-name="ce20">
                <text:p text:style-name="P10"><text:span text:style-name="T19">Le système enregistre le nouveau seuil et affiche la mise à jour</text:span></text:p>
              </table:table-cell>
            </table:table-row>
          </table:table>
          <draw:image xlink:href="Pictures/TablePreview23.svm" xlink:type="simple" xlink:show="embed" xlink:actuate="onLoad"/>
        </draw:frame>
      </draw:page>
      <draw:page draw:name="page19" draw:style-name="dp1" draw:master-page-name="Standard">
        <office:forms form:automatic-focus="false" form:apply-design-mode="false"/>
        <draw:frame draw:style-name="standard" draw:layer="layout" svg:width="18.334cm" svg:height="13.521cm" svg:x="1.124cm" svg:y="1.82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10" table:default-cell-style-name="ce1">
              <table:table-cell/>
              <table:table-cell>
                <text:p><text:span text:style-name="T21">Gérer les stocks</text:span></text:p>
              </table:table-cell>
            </table:table-row>
            <table:table-row table:style-name="ro10" table:default-cell-style-name="ce1">
              <table:table-cell/>
              <table:table-cell>
                <text:p text:style-name="P10">Cas réapprovisionnement</text:p>
              </table:table-cell>
            </table:table-row>
            <table:table-row table:style-name="ro51" table:default-cell-style-name="ce20">
              <table:table-cell/>
              <table:table-cell>
                <text:p text:style-name="P10"><text:span text:style-name="T19">Le système affiche une fenêtre avec les articles a réapprovisionner et les commandes en cours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Le magasinier choisit les articles et la quantité voulue</text:span></text:p>
              </table:table-cell>
              <table:table-cell/>
            </table:table-row>
            <table:table-row table:style-name="ro55" table:default-cell-style-name="ce20">
              <table:table-cell/>
              <table:table-cell>
                <text:p text:style-name="P10"><text:span text:style-name="T19">Le système enregistre la commande</text:span></text:p>
              </table:table-cell>
            </table:table-row>
            <table:table-row table:style-name="ro51">
              <table:table-cell table:style-name="ce1"/>
              <table:table-cell table:style-name="ce20">
                <text:p text:style-name="P10"><text:span text:style-name="T19">Le système génère des bons d'achat au format XML et des bordereaux papiers</text:span></text:p>
              </table:table-cell>
            </table:table-row>
            <table:table-row table:style-name="ro10" table:default-cell-style-name="ce1">
              <table:table-cell>
                <text:p text:style-name="P10">Variantes</text:p>
              </table:table-cell>
              <table:table-cell/>
            </table:table-row>
            <table:table-row table:style-name="ro50" table:default-cell-style-name="ce20">
              <table:table-cell>
                <text:p text:style-name="P10"><text:span text:style-name="T19">S'il n'y a pas d'articles sous les seuils d'alerte et que le magasinier veut commander</text:span></text:p>
              </table:table-cell>
              <table:table-cell>
                <text:p text:style-name="P10"><text:span text:style-name="T19">Le système n'affiche que les commandes fournisseur en cours</text:span></text:p>
              </table:table-cell>
            </table:table-row>
            <table:table-row table:style-name="ro52" table:default-cell-style-name="ce20">
              <table:table-cell>
                <text:p text:style-name="P10"><text:span text:style-name="T19">Si le magasinier se trompe dans la commande fournisseur, il peut modifier ou annuler une commande passée </text:span></text:p>
              </table:table-cell>
              <table:table-cell>
                <text:p text:style-name="P12"><text:span text:style-name="T19">Le système génère un nouveau fichier xml et des bordereaux papiers, et enregistre les modifications.</text:span></text:p>
              </table:table-cell>
            </table:table-row>
          </table:table>
          <draw:image xlink:href="Pictures/TablePreview24.svm" xlink:type="simple" xlink:show="embed" xlink:actuate="onLoad"/>
        </draw:frame>
      </draw:page>
      <draw:page draw:name="page20" draw:style-name="dp1" draw:master-page-name="Standard">
        <office:forms form:automatic-focus="false" form:apply-design-mode="false"/>
        <draw:frame draw:style-name="standard" draw:layer="layout" svg:width="18.624cm" svg:height="27.252cm" svg:x="1.3cm" svg:y="1.147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56">
              <table:table-cell table:style-name="ce23">
                <text:p text:style-name="P10"><text:span text:style-name="T20">Nom</text:span></text:p>
              </table:table-cell>
              <table:table-cell table:style-name="ce9">
                <text:p text:style-name="P11"><text:span text:style-name="T23">Traiter les commandes 1/2</text:span></text:p>
              </table:table-cell>
            </table:table-row>
            <table:table-row table:style-name="ro17" table:default-cell-style-name="ce20">
              <table:table-cell>
                <text:p text:style-name="P10"><text:span text:style-name="T19">Acteur principal</text:span></text:p>
              </table:table-cell>
              <table:table-cell>
                <text:p text:style-name="P10"><text:span text:style-name="T19">préparateur</text:span></text:p>
              </table:table-cell>
            </table:table-row>
            <table:table-row table:style-name="ro17" table:default-cell-style-name="ce20">
              <table:table-cell>
                <text:p text:style-name="P10"><text:span text:style-name="T19">Acteurs secondaires</text:span></text:p>
              </table:table-cell>
              <table:table-cell>
                <text:p text:style-name="P10"><text:span text:style-name="T19">temps</text:span></text:p>
              </table:table-cell>
            </table:table-row>
            <table:table-row table:style-name="ro37" table:default-cell-style-name="ce20">
              <table:table-cell>
                <text:p text:style-name="P10"><text:span text:style-name="T19">Evénement déclencheur</text:span></text:p>
              </table:table-cell>
              <table:table-cell>
                <text:p text:style-name="P10"><text:span text:style-name="T19">Une commande est passée et le délai pour le batch est arrivé</text:span></text:p>
              </table:table-cell>
            </table:table-row>
            <table:table-row table:style-name="ro57" table:default-cell-style-name="ce20">
              <table:table-cell>
                <text:p text:style-name="P10"><text:span text:style-name="T19">Rôle</text:span></text:p>
              </table:table-cell>
              <table:table-cell>
                <text:p text:style-name="P10"><text:span text:style-name="T19">Editer des bordereaux de livraison, modifier statut de la commande client et afficher la liste des commandes</text:span></text:p>
              </table:table-cell>
            </table:table-row>
            <table:table-row table:style-name="ro37" table:default-cell-style-name="ce20">
              <table:table-cell>
                <text:p text:style-name="P10"><text:span text:style-name="T19">Terminaison</text:span></text:p>
              </table:table-cell>
              <table:table-cell>
                <text:p text:style-name="P10"><text:span text:style-name="T19">Bordereaux édités, liste commandes affichée, statut commande à jour</text:span></text:p>
              </table:table-cell>
            </table:table-row>
            <table:table-row table:style-name="ro17" table:default-cell-style-name="ce20">
              <table:table-cell>
                <text:p text:style-name="P10"><text:span text:style-name="T19">Références croisées</text:span></text:p>
              </table:table-cell>
              <table:table-cell>
                <text:p text:style-name="P10"><text:span text:style-name="T19">R12-R13-R14</text:span></text:p>
              </table:table-cell>
            </table:table-row>
            <table:table-row table:style-name="ro37" table:default-cell-style-name="ce20">
              <table:table-cell>
                <text:p text:style-name="P10"><text:span text:style-name="T19">Préconditions</text:span></text:p>
              </table:table-cell>
              <table:table-cell>
                <text:p text:style-name="P10"><text:span text:style-name="T19">Batch programmé et un client a commandé</text:span></text:p>
              </table:table-cell>
            </table:table-row>
            <table:table-row table:style-name="ro56">
              <table:table-cell table:style-name="ce25" table:number-columns-spanned="2">
                <text:p text:style-name="P8"><text:span text:style-name="T19">Description</text:span></text:p>
              </table:table-cell>
              <table:covered-table-cell table:style-name="ce26"/>
            </table:table-row>
            <table:table-row table:style-name="ro17" table:default-cell-style-name="ce20">
              <table:table-cell>
                <text:p text:style-name="P10"><text:span text:style-name="T19">Actions des acteurs</text:span></text:p>
              </table:table-cell>
              <table:table-cell>
                <text:p text:style-name="P10"><text:span text:style-name="T19">système</text:span></text:p>
              </table:table-cell>
            </table:table-row>
            <table:table-row table:style-name="ro37" table:default-cell-style-name="ce20">
              <table:table-cell>
                <text:p text:style-name="P10"><text:span text:style-name="T19">Le délais de déclenchement du batch est passé</text:span></text:p>
              </table:table-cell>
              <table:table-cell/>
            </table:table-row>
            <table:table-row table:style-name="ro37">
              <table:table-cell table:style-name="ce20"/>
              <table:table-cell table:style-name="ce1">
                <text:p text:style-name="P10"><text:span text:style-name="T19">Le système édite les bordereaux de livraison des commandes client</text:span></text:p>
              </table:table-cell>
            </table:table-row>
            <table:table-row table:style-name="ro37" table:default-cell-style-name="ce20">
              <table:table-cell>
                <text:p text:style-name="P10"><text:span text:style-name="T19">Le préparateur se connecte</text:span></text:p>
              </table:table-cell>
              <table:table-cell>
                <text:p text:style-name="P10"><text:span text:style-name="T19">Le système affiche les commandes en cours et les commandes en attente</text:span></text:p>
              </table:table-cell>
            </table:table-row>
            <table:table-row table:style-name="ro57" table:default-cell-style-name="ce20">
              <table:table-cell>
                <text:p text:style-name="P10"><text:span text:style-name="T19">Le préparateur sélectionne la commande qu'il prépare ou qu'il complète</text:span></text:p>
              </table:table-cell>
              <table:table-cell/>
            </table:table-row>
            <table:table-row table:style-name="ro58" table:default-cell-style-name="ce20">
              <table:table-cell/>
              <table:table-cell>
                <text:p text:style-name="P10"><text:span text:style-name="T19">Le système met à jour le stock ( cf use case gestion du stock) et affiche le stock correspondant aux articles de la commande préparée</text:span></text:p>
              </table:table-cell>
            </table:table-row>
            <table:table-row table:style-name="ro57" table:default-cell-style-name="ce20">
              <table:table-cell>
                <text:p text:style-name="P10"><text:span text:style-name="T19">Le préparateur met à jour le statut de la commande en fonction du stock ( attente ou envoi)</text:span></text:p>
              </table:table-cell>
              <table:table-cell/>
            </table:table-row>
            <table:table-row table:style-name="ro37" table:default-cell-style-name="ce20">
              <table:table-cell/>
              <table:table-cell>
                <text:p text:style-name="P10"><text:span text:style-name="T19">Le système revient à l'affichage des commandes à traiter</text:span></text:p>
              </table:table-cell>
            </table:table-row>
            <table:table-row table:style-name="ro57" table:default-cell-style-name="ce20">
              <table:table-cell>
                <text:p text:style-name="P10"><text:span text:style-name="T19">A la fin de la journée, le préparateur affiche les commandes dont le statut envoi a été modifié dans la journée</text:span></text:p>
              </table:table-cell>
              <table:table-cell>
                <text:p text:style-name="P10"><text:span text:style-name="T19">Le système affiche les commandes à transférer au service envoi</text:span></text:p>
              </table:table-cell>
            </table:table-row>
            <table:table-row table:style-name="ro59">
              <table:table-cell table:style-name="ce20">
                <text:p text:style-name="P10"><text:span text:style-name="T19">Le <text:s/>colis est transféré au service d'envoi</text:span></text:p>
              </table:table-cell>
              <table:table-cell table:style-name="ce1"/>
            </table:table-row>
          </table:table>
          <draw:image xlink:href="Pictures/TablePreview25.svm" xlink:type="simple" xlink:show="embed" xlink:actuate="onLoad"/>
        </draw:frame>
      </draw:page>
      <draw:page draw:name="page21" draw:style-name="dp1" draw:master-page-name="Standard">
        <office:forms form:automatic-focus="false" form:apply-design-mode="false"/>
        <draw:frame draw:style-name="standard" draw:layer="layout" svg:width="18.626cm" svg:height="4.289cm" svg:x="1.301cm" svg:y="1.148cm">
          <table:table table:template-name="default" table:use-first-row-styles="true" table:use-banding-rows-styles="true">
            <table:table-column table:style-name="co26"/>
            <table:table-column table:style-name="co28"/>
            <table:table-row table:style-name="ro10">
              <table:table-cell table:style-name="ce20"/>
              <table:table-cell table:style-name="ce1">
                <text:p><text:span text:style-name="T23">Traiter les commandes 2/2</text:span></text:p>
              </table:table-cell>
            </table:table-row>
            <table:table-row table:style-name="ro10">
              <table:table-cell table:style-name="ce20">
                <text:p text:style-name="P10"><text:span text:style-name="T19">Variantes</text:span></text:p>
              </table:table-cell>
              <table:table-cell table:style-name="ce1"/>
            </table:table-row>
            <table:table-row table:style-name="ro50" table:default-cell-style-name="ce20">
              <table:table-cell>
                <text:p text:style-name="P10"><text:span text:style-name="T19">Une commande est en attente depuis une semaine </text:span></text:p>
              </table:table-cell>
              <table:table-cell>
                <text:p text:style-name="P10"><text:span text:style-name="T19">Le système met la commande automatiquement en envoi partiel</text:span></text:p>
              </table:table-cell>
            </table:table-row>
            <table:table-row table:style-name="ro10">
              <table:table-cell table:style-name="ce20"/>
              <table:table-cell table:style-name="ce1"/>
            </table:table-row>
          </table:table>
          <draw:image xlink:href="Pictures/TablePreview26.svm" xlink:type="simple" xlink:show="embed" xlink:actuate="onLoad"/>
        </draw:frame>
      </draw:page>
      <draw:page draw:name="page22" draw:style-name="dp1" draw:master-page-name="Standard">
        <office:forms form:automatic-focus="false" form:apply-design-mode="false"/>
        <draw:frame draw:style-name="standard" draw:layer="layout" svg:width="19.598cm" svg:height="28.22cm" svg:x="1cm" svg:y="0.208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10">
              <table:table-cell table:style-name="ce23">
                <text:p text:style-name="P13"><text:span text:style-name="T24">Nom</text:span></text:p>
              </table:table-cell>
              <table:table-cell table:style-name="ce9">
                <text:p text:style-name="P11"><text:span text:style-name="T22">Gérer les articles</text:span></text:p>
              </table:table-cell>
            </table:table-row>
            <table:table-row table:style-name="ro60">
              <table:table-cell table:style-name="ce27">
                <text:p text:style-name="P13"><text:span text:style-name="T25">Acteur principal</text:span></text:p>
              </table:table-cell>
              <table:table-cell table:style-name="ce20">
                <text:p text:style-name="P10"><text:span text:style-name="T19">Service Marketting</text:span></text:p>
              </table:table-cell>
            </table:table-row>
            <table:table-row table:style-name="ro60">
              <table:table-cell table:style-name="ce27">
                <text:p text:style-name="P13"><text:span text:style-name="T25">Acteurs secondaires</text:span></text:p>
              </table:table-cell>
              <table:table-cell table:style-name="ce20">
                <text:p text:style-name="P10"><text:span text:style-name="T19">-</text:span></text:p>
              </table:table-cell>
            </table:table-row>
            <table:table-row table:style-name="ro50">
              <table:table-cell table:style-name="ce27">
                <text:p text:style-name="P13"><text:span text:style-name="T25">Evénement déclencheur</text:span></text:p>
              </table:table-cell>
              <table:table-cell table:style-name="ce20">
                <text:p text:style-name="P10"><text:span text:style-name="T19">Décision de la direction de modifier le catalogue</text:span></text:p>
              </table:table-cell>
            </table:table-row>
            <table:table-row table:style-name="ro61">
              <table:table-cell table:style-name="ce27">
                <text:p text:style-name="P13"><text:span text:style-name="T25">Rôle</text:span></text:p>
              </table:table-cell>
              <table:table-cell table:style-name="ce20">
                <text:p text:style-name="P10"><text:span text:style-name="T19">Ajouter ,supprimer ou modifier des articles du catalogue</text:span></text:p>
              </table:table-cell>
            </table:table-row>
            <table:table-row table:style-name="ro62">
              <table:table-cell table:style-name="ce27">
                <text:p text:style-name="P13"><text:span text:style-name="T25">Terminaison</text:span></text:p>
              </table:table-cell>
              <table:table-cell table:style-name="ce20">
                <text:p text:style-name="P10"><text:span text:style-name="T19">Catalogue modifié</text:span></text:p>
              </table:table-cell>
            </table:table-row>
            <table:table-row table:style-name="ro60">
              <table:table-cell table:style-name="ce27">
                <text:p text:style-name="P13"><text:span text:style-name="T25">Références croisées</text:span></text:p>
              </table:table-cell>
              <table:table-cell table:style-name="ce20">
                <text:p text:style-name="P10"><text:span text:style-name="T19">R1-R2-R3</text:span></text:p>
              </table:table-cell>
            </table:table-row>
            <table:table-row table:style-name="ro62">
              <table:table-cell table:style-name="ce27">
                <text:p text:style-name="P13"><text:span text:style-name="T25">Préconditions</text:span></text:p>
              </table:table-cell>
              <table:table-cell table:style-name="ce20">
                <text:p text:style-name="P10"><text:span text:style-name="T19">Avoir un catalogue</text:span></text:p>
              </table:table-cell>
            </table:table-row>
            <table:table-row table:style-name="ro63">
              <table:table-cell table:style-name="ce27">
                <text:p text:style-name="P13"><text:span text:style-name="T25">Description</text:span></text:p>
              </table:table-cell>
              <table:table-cell table:style-name="ce20"/>
            </table:table-row>
            <table:table-row table:style-name="ro60">
              <table:table-cell table:style-name="ce27">
                <text:p text:style-name="P13"><text:span text:style-name="T25">Actions des acteurs</text:span></text:p>
              </table:table-cell>
              <table:table-cell table:style-name="ce20">
                <text:p text:style-name="P10"><text:span text:style-name="T19">Système</text:span></text:p>
              </table:table-cell>
            </table:table-row>
            <table:table-row table:style-name="ro64" table:default-cell-style-name="ce20">
              <table:table-cell>
                <text:p text:style-name="P10"><text:span text:style-name="T19">Le responsable marketting se connecte</text:span></text:p>
              </table:table-cell>
              <table:table-cell/>
            </table:table-row>
            <table:table-row table:style-name="ro62" table:default-cell-style-name="ce20">
              <table:table-cell/>
              <table:table-cell>
                <text:p text:style-name="P10"><text:span text:style-name="T19">Le système affiche le catalogue complet</text:span></text:p>
              </table:table-cell>
            </table:table-row>
            <table:table-row table:style-name="ro51" table:default-cell-style-name="ce20">
              <table:table-cell>
                <text:p text:style-name="P10"><text:span text:style-name="T19">Le responsable marketing sélectionne ajout d'article ou clique sur un article pour le modifier ou le supprimer</text:span></text:p>
              </table:table-cell>
              <table:table-cell/>
            </table:table-row>
            <table:table-row table:style-name="ro61" table:default-cell-style-name="ce20">
              <table:table-cell/>
              <table:table-cell>
                <text:p text:style-name="P10"><text:span text:style-name="T19">Si ajout : le système ouvre une nouvelle fenêtre avec des champs à remplir</text:span></text:p>
              </table:table-cell>
            </table:table-row>
            <table:table-row table:style-name="ro65" table:default-cell-style-name="ce20">
              <table:table-cell>
                <text:p text:style-name="P10"><text:span text:style-name="T19">L'employé indique la catégorie, le genre, la description, la photo, le prix, la référence … de l'article ajouté et valide</text:span></text:p>
              </table:table-cell>
              <table:table-cell/>
            </table:table-row>
            <table:table-row table:style-name="ro61" table:default-cell-style-name="ce20">
              <table:table-cell/>
              <table:table-cell>
                <text:p text:style-name="P10"><text:span text:style-name="T19">Le système enregistre le nouvel article et affiche le catalogue modifié</text:span></text:p>
              </table:table-cell>
            </table:table-row>
            <table:table-row table:style-name="ro65" table:default-cell-style-name="ce20">
              <table:table-cell/>
              <table:table-cell>
                <text:p text:style-name="P10"><text:span text:style-name="T19">Si clique sur article, le système déverrouille <text:s/>le catalogue et affiche un bouton supprimer au bout de la ligne concernant l'article</text:span></text:p>
              </table:table-cell>
            </table:table-row>
            <table:table-row table:style-name="ro61" table:default-cell-style-name="ce20">
              <table:table-cell>
                <text:p text:style-name="P10"><text:span text:style-name="T19">L'employé effectue les modifications ou clique sur supprimer</text:span></text:p>
              </table:table-cell>
              <table:table-cell/>
            </table:table-row>
            <table:table-row table:style-name="ro50" table:default-cell-style-name="ce20">
              <table:table-cell/>
              <table:table-cell>
                <text:p text:style-name="P10"><text:span text:style-name="T19">Le système enregistre les modifications ou supprime l'article du catalogue</text:span></text:p>
              </table:table-cell>
            </table:table-row>
            <table:table-row table:style-name="ro66" table:default-cell-style-name="ce20">
              <table:table-cell/>
              <table:table-cell>
                <text:p text:style-name="P10"><text:span text:style-name="T19">Le système affiche le catalogue modifié</text:span></text:p>
              </table:table-cell>
            </table:table-row>
          </table:table>
          <draw:image xlink:href="Pictures/TablePreview27.svm" xlink:type="simple" xlink:show="embed" xlink:actuate="onLoad"/>
        </draw:frame>
      </draw:page>
      <draw:page draw:name="page23" draw:style-name="dp1" draw:master-page-name="Standard">
        <office:forms form:automatic-focus="false" form:apply-design-mode="false"/>
        <draw:frame draw:style-name="standard" draw:layer="layout" svg:width="18.624cm" svg:height="27.422cm" svg:x="1.352cm" svg:y="1.277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67">
              <table:table-cell table:style-name="ce28">
                <text:p text:style-name="P14"><text:span text:style-name="T25">Nom</text:span></text:p>
              </table:table-cell>
              <table:table-cell table:style-name="ce12">
                <text:p text:style-name="P15"><text:span text:style-name="T26">Gérer les catégories</text:span></text:p>
              </table:table-cell>
            </table:table-row>
            <table:table-row table:style-name="ro67">
              <table:table-cell table:style-name="ce28">
                <text:p text:style-name="P14"><text:span text:style-name="T25">Acteur principal</text:span></text:p>
              </table:table-cell>
              <table:table-cell table:style-name="ce13">
                <text:p text:style-name="P7"><text:span text:style-name="T19">Responsable marketing</text:span></text:p>
              </table:table-cell>
            </table:table-row>
            <table:table-row table:style-name="ro67">
              <table:table-cell table:style-name="ce28">
                <text:p text:style-name="P14"><text:span text:style-name="T25">Acteurs secondaires</text:span></text:p>
              </table:table-cell>
              <table:table-cell table:style-name="ce13">
                <text:p text:style-name="P7"><text:span text:style-name="T19">-</text:span></text:p>
              </table:table-cell>
            </table:table-row>
            <table:table-row table:style-name="ro68">
              <table:table-cell table:style-name="ce28">
                <text:p text:style-name="P14"><text:span text:style-name="T25">Evénement déclencheur</text:span></text:p>
              </table:table-cell>
              <table:table-cell table:style-name="ce13">
                <text:p text:style-name="P7"><text:span text:style-name="T19">Décision de la direction d'enrichir le catalogue</text:span></text:p>
              </table:table-cell>
            </table:table-row>
            <table:table-row table:style-name="ro68">
              <table:table-cell table:style-name="ce28">
                <text:p text:style-name="P14"><text:span text:style-name="T25">Rôle</text:span></text:p>
              </table:table-cell>
              <table:table-cell table:style-name="ce13">
                <text:p text:style-name="P7"><text:span text:style-name="T19">Ajouter, supprimer ou modifier des catégories d'articles</text:span></text:p>
              </table:table-cell>
            </table:table-row>
            <table:table-row table:style-name="ro67">
              <table:table-cell table:style-name="ce28">
                <text:p text:style-name="P14"><text:span text:style-name="T25">Terminaison</text:span></text:p>
              </table:table-cell>
              <table:table-cell table:style-name="ce13">
                <text:p text:style-name="P7"><text:span text:style-name="T19">Changements effectués</text:span></text:p>
              </table:table-cell>
            </table:table-row>
            <table:table-row table:style-name="ro67">
              <table:table-cell table:style-name="ce28">
                <text:p text:style-name="P14"><text:span text:style-name="T25">Références croisées</text:span></text:p>
              </table:table-cell>
              <table:table-cell table:style-name="ce13">
                <text:p text:style-name="P7"><text:span text:style-name="T19">R20-R21-R22</text:span></text:p>
              </table:table-cell>
            </table:table-row>
            <table:table-row table:style-name="ro67">
              <table:table-cell table:style-name="ce28">
                <text:p text:style-name="P14"><text:span text:style-name="T25">Préconditions</text:span></text:p>
              </table:table-cell>
              <table:table-cell table:style-name="ce13">
                <text:p text:style-name="P7"><text:span text:style-name="T19">-</text:span></text:p>
              </table:table-cell>
            </table:table-row>
            <table:table-row table:style-name="ro67">
              <table:table-cell table:style-name="ce28">
                <text:p text:style-name="P14"><text:span text:style-name="T25">Description</text:span></text:p>
              </table:table-cell>
              <table:table-cell table:style-name="ce13"/>
            </table:table-row>
            <table:table-row table:style-name="ro67">
              <table:table-cell table:style-name="ce28">
                <text:p text:style-name="P14"><text:span text:style-name="T25">Actions des acteurs</text:span></text:p>
              </table:table-cell>
              <table:table-cell table:style-name="ce13">
                <text:p text:style-name="P7"><text:span text:style-name="T19">Système</text:span></text:p>
              </table:table-cell>
            </table:table-row>
            <table:table-row table:style-name="ro68" table:default-cell-style-name="ce13">
              <table:table-cell>
                <text:p text:style-name="P7"><text:span text:style-name="T19">Le responsable marketing se connecte</text:span></text:p>
              </table:table-cell>
              <table:table-cell/>
            </table:table-row>
            <table:table-row table:style-name="ro67" table:default-cell-style-name="ce13">
              <table:table-cell/>
              <table:table-cell>
                <text:p text:style-name="P7"><text:span text:style-name="T19">Le système affiche le catalogue complet</text:span></text:p>
              </table:table-cell>
            </table:table-row>
            <table:table-row table:style-name="ro68" table:default-cell-style-name="ce13">
              <table:table-cell>
                <text:p text:style-name="P7"><text:span text:style-name="T19">Le responsable marketing choisit la fenêtre catégorie</text:span></text:p>
              </table:table-cell>
              <table:table-cell/>
            </table:table-row>
            <table:table-row table:style-name="ro68" table:default-cell-style-name="ce13">
              <table:table-cell/>
              <table:table-cell>
                <text:p text:style-name="P7"><text:span text:style-name="T19">Le système affiche une fenêtre <text:s/>avec les catégories existantes</text:span></text:p>
              </table:table-cell>
            </table:table-row>
            <table:table-row table:style-name="ro69" table:default-cell-style-name="ce13">
              <table:table-cell>
                <text:p text:style-name="P7"><text:span text:style-name="T19">Le responsable marketing <text:s/>choisit une catégorie pour la modifier ou clique sur ajout </text:span></text:p>
              </table:table-cell>
              <table:table-cell/>
            </table:table-row>
            <table:table-row table:style-name="ro69" table:default-cell-style-name="ce13">
              <table:table-cell/>
              <table:table-cell>
                <text:p text:style-name="P7"><text:span text:style-name="T19">Si sélection d'une catégorie le système permet la modification de la catégorie et affiche un bouton supprimer</text:span></text:p>
              </table:table-cell>
            </table:table-row>
            <table:table-row table:style-name="ro68" table:default-cell-style-name="ce13">
              <table:table-cell>
                <text:p text:style-name="P7"><text:span text:style-name="T19">Le responsable marketing <text:s/>peut faire ses changements et les valider</text:span></text:p>
              </table:table-cell>
              <table:table-cell/>
            </table:table-row>
            <table:table-row table:style-name="ro68" table:default-cell-style-name="ce13">
              <table:table-cell/>
              <table:table-cell>
                <text:p text:style-name="P7"><text:span text:style-name="T19">Le système enregistre les modifications ou la suppression des catégories</text:span></text:p>
              </table:table-cell>
            </table:table-row>
            <table:table-row table:style-name="ro68" table:default-cell-style-name="ce13">
              <table:table-cell/>
              <table:table-cell>
                <text:p text:style-name="P7"><text:span text:style-name="T19">Si ajout : le système affiche une zone de saisie</text:span></text:p>
              </table:table-cell>
            </table:table-row>
            <table:table-row table:style-name="ro68" table:default-cell-style-name="ce13">
              <table:table-cell>
                <text:p text:style-name="P7"><text:span text:style-name="T19">Le responsable marketing <text:s/>renseigne la nouvelle catégorie et valide</text:span></text:p>
              </table:table-cell>
              <table:table-cell/>
            </table:table-row>
            <table:table-row table:style-name="ro68" table:default-cell-style-name="ce1">
              <table:table-cell/>
              <table:table-cell>
                <text:p text:style-name="P10"><text:span text:style-name="T19">Le système enregistre la nouvelle catégorie</text:span></text:p>
              </table:table-cell>
            </table:table-row>
            <table:table-row table:style-name="ro70" table:default-cell-style-name="ce1">
              <table:table-cell/>
              <table:table-cell>
                <text:p text:style-name="P10"><text:span text:style-name="T19">Le système affiche le catalogue</text:span></text:p>
              </table:table-cell>
            </table:table-row>
          </table:table>
          <draw:image xlink:href="Pictures/TablePreview28.svm" xlink:type="simple" xlink:show="embed" xlink:actuate="onLoad"/>
        </draw:frame>
      </draw:page>
      <draw:page draw:name="page24" draw:style-name="dp1" draw:master-page-name="Standard">
        <office:forms form:automatic-focus="false" form:apply-design-mode="false"/>
        <draw:frame draw:style-name="standard" draw:layer="layout" svg:width="18.624cm" svg:height="28.88cm" svg:x="1.649cm" svg:y="0.159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71">
              <table:table-cell table:style-name="ce23">
                <text:p text:style-name="P13"><text:span text:style-name="T25">Nom</text:span></text:p>
              </table:table-cell>
              <table:table-cell table:style-name="ce9">
                <text:p text:style-name="P11"><text:span text:style-name="T26">Gérer les genres 1/2</text:span></text:p>
              </table:table-cell>
            </table:table-row>
            <table:table-row table:style-name="ro72" table:default-cell-style-name="ce20">
              <table:table-cell>
                <text:p text:style-name="P13"><text:span text:style-name="T25">Acteur principal</text:span></text:p>
              </table:table-cell>
              <table:table-cell>
                <text:p text:style-name="P10"><text:span text:style-name="T19">Responsable marketing</text:span></text:p>
              </table:table-cell>
            </table:table-row>
            <table:table-row table:style-name="ro72" table:default-cell-style-name="ce20">
              <table:table-cell>
                <text:p text:style-name="P13"><text:span text:style-name="T25">Acteurs secondaires</text:span></text:p>
              </table:table-cell>
              <table:table-cell>
                <text:p text:style-name="P10"><text:span text:style-name="T19">-</text:span></text:p>
              </table:table-cell>
            </table:table-row>
            <table:table-row table:style-name="ro50" table:default-cell-style-name="ce20">
              <table:table-cell>
                <text:p text:style-name="P13"><text:span text:style-name="T25">Evénement déclencheur</text:span></text:p>
              </table:table-cell>
              <table:table-cell>
                <text:p text:style-name="P10"><text:span text:style-name="T19">Décision de la direction d'enrichir le catalogue</text:span></text:p>
              </table:table-cell>
            </table:table-row>
            <table:table-row table:style-name="ro73" table:default-cell-style-name="ce20">
              <table:table-cell>
                <text:p text:style-name="P13"><text:span text:style-name="T25">Rôle</text:span></text:p>
              </table:table-cell>
              <table:table-cell>
                <text:p text:style-name="P10"><text:span text:style-name="T19">Ajouter, supprimer ou modifier des genres d'articles</text:span></text:p>
              </table:table-cell>
            </table:table-row>
            <table:table-row table:style-name="ro74" table:default-cell-style-name="ce20">
              <table:table-cell>
                <text:p text:style-name="P13"><text:span text:style-name="T25">Terminaison</text:span></text:p>
              </table:table-cell>
              <table:table-cell>
                <text:p text:style-name="P10"><text:span text:style-name="T19">Changements effectués</text:span></text:p>
              </table:table-cell>
            </table:table-row>
            <table:table-row table:style-name="ro72" table:default-cell-style-name="ce20">
              <table:table-cell>
                <text:p text:style-name="P13"><text:span text:style-name="T25">Références croisées</text:span></text:p>
              </table:table-cell>
              <table:table-cell>
                <text:p text:style-name="P10"><text:span text:style-name="T19">R23-R24-R25</text:span></text:p>
              </table:table-cell>
            </table:table-row>
            <table:table-row table:style-name="ro74" table:default-cell-style-name="ce20">
              <table:table-cell>
                <text:p text:style-name="P13"><text:span text:style-name="T25">Préconditions</text:span></text:p>
              </table:table-cell>
              <table:table-cell>
                <text:p text:style-name="P10"><text:span text:style-name="T19">Avoir des catégories</text:span></text:p>
              </table:table-cell>
            </table:table-row>
            <table:table-row table:style-name="ro10">
              <table:table-cell table:style-name="ce20">
                <text:p text:style-name="P13"><text:span text:style-name="T25">Description</text:span></text:p>
              </table:table-cell>
              <table:table-cell table:style-name="ce1"/>
            </table:table-row>
            <table:table-row table:style-name="ro72" table:default-cell-style-name="ce20">
              <table:table-cell>
                <text:p text:style-name="P13"><text:span text:style-name="T25">Actions des acteurs</text:span></text:p>
              </table:table-cell>
              <table:table-cell>
                <text:p text:style-name="P10"><text:span text:style-name="T19">Système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Le responsable marketing se connecte</text:span></text:p>
              </table:table-cell>
              <table:table-cell/>
            </table:table-row>
            <table:table-row table:style-name="ro74">
              <table:table-cell table:style-name="ce20"/>
              <table:table-cell table:style-name="ce1">
                <text:p text:style-name="P10"><text:span text:style-name="T19">Le système affiche le catalogue complet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Le responsable marketing choisit la fenêtre genres</text:span></text:p>
              </table:table-cell>
              <table:table-cell/>
            </table:table-row>
            <table:table-row table:style-name="ro51" table:default-cell-style-name="ce20">
              <table:table-cell/>
              <table:table-cell>
                <text:p text:style-name="P10"><text:span text:style-name="T19">Le système affiche une fenêtre <text:s/>avec les catégories existantes et les genres associés</text:span></text:p>
              </table:table-cell>
            </table:table-row>
            <table:table-row table:style-name="ro75" table:default-cell-style-name="ce20">
              <table:table-cell>
                <text:p text:style-name="P10"><text:span text:style-name="T19">Le responsable marketing <text:s/>choisit un genre pour le modifier ou clique sur ajout </text:span></text:p>
              </table:table-cell>
              <table:table-cell/>
            </table:table-row>
            <table:table-row table:style-name="ro51" table:default-cell-style-name="ce20">
              <table:table-cell/>
              <table:table-cell>
                <text:p text:style-name="P10"><text:span text:style-name="T19">Si sélection d'un genre le système permet la modification du genre et affiche un bouton supprimer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Le responsable marketing <text:s/>peut faire ses changements et les valider</text:span></text:p>
              </table:table-cell>
              <table:table-cell/>
            </table:table-row>
            <table:table-row table:style-name="ro73" table:default-cell-style-name="ce20">
              <table:table-cell/>
              <table:table-cell>
                <text:p text:style-name="P10"><text:span text:style-name="T19">Le système enregistre les modifications ou la suppression des genres</text:span></text:p>
              </table:table-cell>
            </table:table-row>
            <table:table-row table:style-name="ro50">
              <table:table-cell table:style-name="ce20"/>
              <table:table-cell table:style-name="ce1">
                <text:p text:style-name="P10"><text:span text:style-name="T19">Si ajout : le système affiche une zone de saisie</text:span></text:p>
              </table:table-cell>
            </table:table-row>
            <table:table-row table:style-name="ro50" table:default-cell-style-name="ce1">
              <table:table-cell>
                <text:p text:style-name="P10"><text:span text:style-name="T19">Le responsable marketing <text:s/>choisit une catégorie,ajoute <text:s/>le genre et valide</text:span></text:p>
              </table:table-cell>
              <table:table-cell/>
            </table:table-row>
            <table:table-row table:style-name="ro76" table:default-cell-style-name="ce1">
              <table:table-cell/>
              <table:table-cell>
                <text:p text:style-name="P10"><text:span text:style-name="T19">Le système enregistre le nouveau genre dans la catégorie concernée</text:span></text:p>
              </table:table-cell>
            </table:table-row>
            <table:table-row table:style-name="ro77" table:default-cell-style-name="ce1">
              <table:table-cell/>
              <table:table-cell>
                <text:p text:style-name="P10"><text:span text:style-name="T19">Le système affiche le catalogue</text:span></text:p>
              </table:table-cell>
            </table:table-row>
          </table:table>
          <draw:image xlink:href="Pictures/TablePreview29.svm" xlink:type="simple" xlink:show="embed" xlink:actuate="onLoad"/>
        </draw:frame>
      </draw:page>
      <draw:page draw:name="page25" draw:style-name="dp1" draw:master-page-name="Standard">
        <office:forms form:automatic-focus="false" form:apply-design-mode="false"/>
        <draw:frame draw:style-name="standard" draw:layer="layout" svg:width="19.498cm" svg:height="30.057cm" svg:x="0.78cm" svg:y="0.459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72">
              <table:table-cell table:style-name="ce27">
                <text:p text:style-name="P13"><text:span text:style-name="T25">Nom</text:span></text:p>
              </table:table-cell>
              <table:table-cell table:style-name="ce29">
                <text:p text:style-name="P11"><text:span text:style-name="T26">Gérer la relation client</text:span></text:p>
              </table:table-cell>
            </table:table-row>
            <table:table-row table:style-name="ro72">
              <table:table-cell table:style-name="ce27">
                <text:p text:style-name="P13"><text:span text:style-name="T25">Acteur principal</text:span></text:p>
              </table:table-cell>
              <table:table-cell table:style-name="ce20">
                <text:p text:style-name="P10"><text:span text:style-name="T19">Responsable commercial</text:span></text:p>
              </table:table-cell>
            </table:table-row>
            <table:table-row table:style-name="ro72">
              <table:table-cell table:style-name="ce27">
                <text:p text:style-name="P13"><text:span text:style-name="T25">Acteurs secondaires</text:span></text:p>
              </table:table-cell>
              <table:table-cell table:style-name="ce20">
                <text:p text:style-name="P10"><text:span text:style-name="T19">-</text:span></text:p>
              </table:table-cell>
            </table:table-row>
            <table:table-row table:style-name="ro50">
              <table:table-cell table:style-name="ce27">
                <text:p text:style-name="P13"><text:span text:style-name="T25">Evénement déclencheur</text:span></text:p>
              </table:table-cell>
              <table:table-cell table:style-name="ce20">
                <text:p text:style-name="P10"><text:span text:style-name="T19">Retour client, commande partiellement livrée,commande livrée</text:span></text:p>
              </table:table-cell>
            </table:table-row>
            <table:table-row table:style-name="ro51">
              <table:table-cell table:style-name="ce27">
                <text:p text:style-name="P13"><text:span text:style-name="T25">Rôle</text:span></text:p>
              </table:table-cell>
              <table:table-cell table:style-name="ce20">
                <text:p text:style-name="P10"><text:span text:style-name="T19">Envoyer les courriers de remboursement et renseigner les données des livraisons aux clients</text:span></text:p>
              </table:table-cell>
            </table:table-row>
            <table:table-row table:style-name="ro51">
              <table:table-cell table:style-name="ce28">
                <text:p text:style-name="P14"><text:span text:style-name="T25">Terminaison</text:span></text:p>
              </table:table-cell>
              <table:table-cell table:style-name="ce13">
                <text:p text:style-name="P7"><text:span text:style-name="T19">Le client n'a plus de commande en instance de traitement et tous les courriers sont envoyés</text:span></text:p>
              </table:table-cell>
            </table:table-row>
            <table:table-row table:style-name="ro72">
              <table:table-cell table:style-name="ce28">
                <text:p text:style-name="P14"><text:span text:style-name="T25">Références croisées</text:span></text:p>
              </table:table-cell>
              <table:table-cell table:style-name="ce13">
                <text:p text:style-name="P7"><text:span text:style-name="T19">R15-R16</text:span></text:p>
              </table:table-cell>
            </table:table-row>
            <table:table-row table:style-name="ro50">
              <table:table-cell table:style-name="ce28">
                <text:p text:style-name="P14"><text:span text:style-name="T25">Préconditions</text:span></text:p>
              </table:table-cell>
              <table:table-cell table:style-name="ce13">
                <text:p text:style-name="P7"><text:span text:style-name="T19">Un client a passé une commande et est livré ( totalement ou partiellement)</text:span></text:p>
              </table:table-cell>
            </table:table-row>
            <table:table-row table:style-name="ro10">
              <table:table-cell table:style-name="ce28">
                <text:p text:style-name="P14"><text:span text:style-name="T25">Description</text:span></text:p>
              </table:table-cell>
              <table:table-cell table:style-name="ce13"/>
            </table:table-row>
            <table:table-row table:style-name="ro72">
              <table:table-cell table:style-name="ce28">
                <text:p text:style-name="P14"><text:span text:style-name="T25">Actions des acteurs</text:span></text:p>
              </table:table-cell>
              <table:table-cell table:style-name="ce13">
                <text:p text:style-name="P7"><text:span text:style-name="T19">Système</text:span></text:p>
              </table:table-cell>
            </table:table-row>
            <table:table-row table:style-name="ro50" table:default-cell-style-name="ce13">
              <table:table-cell>
                <text:p text:style-name="P7"><text:span text:style-name="T19">Le responsable commercial se connecte</text:span></text:p>
              </table:table-cell>
              <table:table-cell/>
            </table:table-row>
            <table:table-row table:style-name="ro50" table:default-cell-style-name="ce13">
              <table:table-cell/>
              <table:table-cell>
                <text:p text:style-name="P7"><text:span text:style-name="T19">Le système affiche les commandes envoyées depuis moins de 15j </text:span></text:p>
              </table:table-cell>
            </table:table-row>
            <table:table-row table:style-name="ro51" table:default-cell-style-name="ce13">
              <table:table-cell>
                <text:p text:style-name="P7"><text:span text:style-name="T19">Le responsable commercial choisit une commande et clique sur saisie d'un AR ou remboursement</text:span></text:p>
              </table:table-cell>
              <table:table-cell/>
            </table:table-row>
            <table:table-row table:style-name="ro51" table:default-cell-style-name="ce13">
              <table:table-cell/>
              <table:table-cell>
                <text:p text:style-name="P7"><text:span text:style-name="T19">Si saisie AR : Le système affiche une fenêtre avec le numéro de commande sélectionné</text:span></text:p>
              </table:table-cell>
            </table:table-row>
            <table:table-row table:style-name="ro50" table:default-cell-style-name="ce13">
              <table:table-cell/>
              <table:table-cell>
                <text:p text:style-name="P7"><text:span text:style-name="T19">Le système affiche <text:s/>les catégories existantes</text:span></text:p>
              </table:table-cell>
            </table:table-row>
            <table:table-row table:style-name="ro51" table:default-cell-style-name="ce13">
              <table:table-cell>
                <text:p text:style-name="P7"><text:span text:style-name="T19">Le responsable commercial enregistre la date de livraison, le n° d'AR et indique que la commande est livrée</text:span></text:p>
              </table:table-cell>
              <table:table-cell/>
            </table:table-row>
            <table:table-row table:style-name="ro50" table:default-cell-style-name="ce13">
              <table:table-cell/>
              <table:table-cell>
                <text:p text:style-name="P7"><text:span text:style-name="T19">Le système enregistre les informations de la commande livrée</text:span></text:p>
              </table:table-cell>
            </table:table-row>
            <table:table-row table:style-name="ro50" table:default-cell-style-name="ce13">
              <table:table-cell/>
              <table:table-cell>
                <text:p text:style-name="P7"><text:span text:style-name="T19">Si remboursement, le système affiche le détail de la commande</text:span></text:p>
              </table:table-cell>
            </table:table-row>
            <table:table-row table:style-name="ro52" table:default-cell-style-name="ce13">
              <table:table-cell>
                <text:p text:style-name="P7"><text:span text:style-name="T19">Le responsable commercial indique si c'est un retour client ou une rupture de stock, l'article concerné, le montant du remboursement et valide</text:span></text:p>
              </table:table-cell>
              <table:table-cell/>
            </table:table-row>
            <table:table-row table:style-name="ro50" table:default-cell-style-name="ce13">
              <table:table-cell/>
              <table:table-cell>
                <text:p text:style-name="P7"><text:span text:style-name="T19">Le système enregistre les informations et édite une lettre type</text:span></text:p>
              </table:table-cell>
            </table:table-row>
            <table:table-row table:style-name="ro12" table:default-cell-style-name="ce13">
              <table:table-cell>
                <text:p text:style-name="P7"><text:span text:style-name="T19">Le responsable commercial signe la lettre et fait un chèque. Il envoie le courrier</text:span></text:p>
              </table:table-cell>
              <table:table-cell/>
            </table:table-row>
          </table:table>
          <draw:image xlink:href="Pictures/TablePreview30.svm" xlink:type="simple" xlink:show="embed" xlink:actuate="onLoad"/>
        </draw:frame>
      </draw:page>
      <draw:page draw:name="page26" draw:style-name="dp1" draw:master-page-name="Standard">
        <office:forms form:automatic-focus="false" form:apply-design-mode="false"/>
        <draw:frame draw:style-name="standard" draw:layer="layout" svg:width="19.498cm" svg:height="28.807cm" svg:x="0.78cm" svg:y="0.459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72">
              <table:table-cell table:style-name="ce27">
                <text:p text:style-name="P13"><text:span text:style-name="T25">Nom</text:span></text:p>
              </table:table-cell>
              <table:table-cell table:style-name="ce29">
                <text:p text:style-name="P11"><text:span text:style-name="T26">Gérer la base de données</text:span></text:p>
              </table:table-cell>
            </table:table-row>
            <table:table-row table:style-name="ro72">
              <table:table-cell table:style-name="ce27">
                <text:p text:style-name="P13"><text:span text:style-name="T25">Acteur principal</text:span></text:p>
              </table:table-cell>
              <table:table-cell table:style-name="ce20">
                <text:p text:style-name="P10"><text:span text:style-name="T19">DBA</text:span></text:p>
              </table:table-cell>
            </table:table-row>
            <table:table-row table:style-name="ro72">
              <table:table-cell table:style-name="ce27">
                <text:p text:style-name="P13"><text:span text:style-name="T25">Acteurs secondaires</text:span></text:p>
              </table:table-cell>
              <table:table-cell table:style-name="ce20">
                <text:p text:style-name="P10"><text:span text:style-name="T19">-</text:span></text:p>
              </table:table-cell>
            </table:table-row>
            <table:table-row table:style-name="ro50">
              <table:table-cell table:style-name="ce27">
                <text:p text:style-name="P13"><text:span text:style-name="T25">Evénement déclencheur</text:span></text:p>
              </table:table-cell>
              <table:table-cell table:style-name="ce20">
                <text:p text:style-name="P10"><text:span text:style-name="T19">Changements dans le personnel,purge périodique</text:span></text:p>
              </table:table-cell>
            </table:table-row>
            <table:table-row table:style-name="ro51">
              <table:table-cell table:style-name="ce27">
                <text:p text:style-name="P13"><text:span text:style-name="T25">Rôle</text:span></text:p>
              </table:table-cell>
              <table:table-cell table:style-name="ce20">
                <text:p text:style-name="P10"><text:span text:style-name="T19">Ajouter, supprimer, modifier les droits des utilisateurs de la bdd, faire les purges mensuelles pour vider la base</text:span></text:p>
              </table:table-cell>
            </table:table-row>
            <table:table-row table:style-name="ro78">
              <table:table-cell table:style-name="ce27">
                <text:p text:style-name="P13"><text:span text:style-name="T25">Terminaison</text:span></text:p>
              </table:table-cell>
              <table:table-cell table:style-name="ce20">
                <text:p text:style-name="P10"><text:span text:style-name="T19">Les modifications de la base sont effectuées</text:span></text:p>
              </table:table-cell>
            </table:table-row>
            <table:table-row table:style-name="ro72">
              <table:table-cell table:style-name="ce27">
                <text:p text:style-name="P13"><text:span text:style-name="T25">Références croisées</text:span></text:p>
              </table:table-cell>
              <table:table-cell table:style-name="ce20">
                <text:p text:style-name="P10"><text:span text:style-name="T19">R17-R18</text:span></text:p>
              </table:table-cell>
            </table:table-row>
            <table:table-row table:style-name="ro79">
              <table:table-cell table:style-name="ce27">
                <text:p text:style-name="P13"><text:span text:style-name="T25">Préconditions</text:span></text:p>
              </table:table-cell>
              <table:table-cell table:style-name="ce20">
                <text:p text:style-name="P10"><text:span text:style-name="T19">Avoir une BDD</text:span></text:p>
              </table:table-cell>
            </table:table-row>
            <table:table-row table:style-name="ro72">
              <table:table-cell table:style-name="ce27">
                <text:p text:style-name="P13"><text:span text:style-name="T25">Description</text:span></text:p>
              </table:table-cell>
              <table:table-cell table:style-name="ce20"/>
            </table:table-row>
            <table:table-row table:style-name="ro72">
              <table:table-cell table:style-name="ce27">
                <text:p text:style-name="P13"><text:span text:style-name="T25">Actions des acteurs</text:span></text:p>
              </table:table-cell>
              <table:table-cell table:style-name="ce20">
                <text:p text:style-name="P10"><text:span text:style-name="T19">Système</text:span></text:p>
              </table:table-cell>
            </table:table-row>
            <table:table-row table:style-name="ro79" table:default-cell-style-name="ce20">
              <table:table-cell>
                <text:p text:style-name="P10"><text:span text:style-name="T19">Le DBA <text:s/>se connecte</text:span></text:p>
              </table:table-cell>
              <table:table-cell/>
            </table:table-row>
            <table:table-row table:style-name="ro50" table:default-cell-style-name="ce20">
              <table:table-cell/>
              <table:table-cell>
                <text:p text:style-name="P10"><text:span text:style-name="T19">Le système affiche les utilisateurs de la base et leurs droits</text:span></text:p>
              </table:table-cell>
            </table:table-row>
            <table:table-row table:style-name="ro52" table:default-cell-style-name="ce20">
              <table:table-cell>
                <text:p text:style-name="P10"><text:span text:style-name="T19">Le DBA choisit un utilisateur , le modifie ou le supprime ou ajoute un nouvel utilisateur ou purge la base</text:span></text:p>
              </table:table-cell>
              <table:table-cell/>
            </table:table-row>
            <table:table-row table:style-name="ro51" table:default-cell-style-name="ce20">
              <table:table-cell/>
              <table:table-cell>
                <text:p text:style-name="P10"><text:span text:style-name="T19">Si modifier/supprimer : Le système affiche l'utilisateur concerné, ses droits et un propose la suppression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Le DBA modifie les droits ou supprime l'utilisateur</text:span></text:p>
              </table:table-cell>
              <table:table-cell/>
            </table:table-row>
            <table:table-row table:style-name="ro78" table:default-cell-style-name="ce20">
              <table:table-cell/>
              <table:table-cell>
                <text:p text:style-name="P10"><text:span text:style-name="T19">Si ajout : le système ouvre une fenêtre pour le remplissage des informations</text:span></text:p>
              </table:table-cell>
            </table:table-row>
            <table:table-row table:style-name="ro50" table:default-cell-style-name="ce20">
              <table:table-cell>
                <text:p text:style-name="P10"><text:span text:style-name="T19">Le DBA saisit les informations du nouvel utilisateur et ses droits</text:span></text:p>
              </table:table-cell>
              <table:table-cell/>
            </table:table-row>
            <table:table-row table:style-name="ro80" table:default-cell-style-name="ce20">
              <table:table-cell/>
              <table:table-cell>
                <text:p text:style-name="P10"><text:span text:style-name="T19">Si purge : le système vide la base des commandes qui datent de plus de 10 ans, les comptes clients inutilisés de plus d'un an, les commandes fournisseurs de plus de 10 ans </text:span></text:p>
              </table:table-cell>
            </table:table-row>
            <table:table-row table:style-name="ro81" table:default-cell-style-name="ce20">
              <table:table-cell/>
              <table:table-cell>
                <text:p text:style-name="P10"><text:span text:style-name="T19">Le système enregistre les modifications de la base</text:span></text:p>
              </table:table-cell>
            </table:table-row>
          </table:table>
          <draw:image xlink:href="Pictures/TablePreview31.svm" xlink:type="simple" xlink:show="embed" xlink:actuate="onLoad"/>
        </draw:frame>
      </draw:page>
      <draw:page draw:name="page27" draw:style-name="dp1" draw:master-page-name="Standard">
        <office:forms form:automatic-focus="false" form:apply-design-mode="false"/>
        <draw:frame draw:style-name="standard" draw:layer="layout" svg:width="19.498cm" svg:height="28.464cm" svg:x="0.78cm" svg:y="0.459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82">
              <table:table-cell table:style-name="ce27">
                <text:p text:style-name="P13"><text:span text:style-name="T25">Nom</text:span></text:p>
              </table:table-cell>
              <table:table-cell table:style-name="ce29">
                <text:p text:style-name="P11"><text:span text:style-name="T26">Valider le paiement</text:span></text:p>
              </table:table-cell>
            </table:table-row>
            <table:table-row table:style-name="ro82">
              <table:table-cell table:style-name="ce27">
                <text:p text:style-name="P13"><text:span text:style-name="T25">Acteur principal</text:span></text:p>
              </table:table-cell>
              <table:table-cell table:style-name="ce20">
                <text:p text:style-name="P10"><text:span text:style-name="T19">banque</text:span></text:p>
              </table:table-cell>
            </table:table-row>
            <table:table-row table:style-name="ro82">
              <table:table-cell table:style-name="ce27">
                <text:p text:style-name="P13"><text:span text:style-name="T25">Acteurs secondaires</text:span></text:p>
              </table:table-cell>
              <table:table-cell table:style-name="ce20">
                <text:p text:style-name="P10"><text:span text:style-name="T19">-</text:span></text:p>
              </table:table-cell>
            </table:table-row>
            <table:table-row table:style-name="ro83">
              <table:table-cell table:style-name="ce27">
                <text:p text:style-name="P13"><text:span text:style-name="T25">Evénement déclencheur</text:span></text:p>
              </table:table-cell>
              <table:table-cell table:style-name="ce20">
                <text:p text:style-name="P10"><text:span text:style-name="T19">Le client a renseigner ses données bancaires sur le site de la banque</text:span></text:p>
              </table:table-cell>
            </table:table-row>
            <table:table-row table:style-name="ro84">
              <table:table-cell table:style-name="ce27">
                <text:p text:style-name="P13"><text:span text:style-name="T25">Rôle</text:span></text:p>
              </table:table-cell>
              <table:table-cell table:style-name="ce20">
                <text:p text:style-name="P10"><text:span text:style-name="T19">Envoi de la réponse <text:s/>de la banque</text:span></text:p>
              </table:table-cell>
            </table:table-row>
            <table:table-row table:style-name="ro84">
              <table:table-cell table:style-name="ce27">
                <text:p text:style-name="P13"><text:span text:style-name="T25">Terminaison</text:span></text:p>
              </table:table-cell>
              <table:table-cell table:style-name="ce20">
                <text:p text:style-name="P10"><text:span text:style-name="T19">La réponse de la banque est connue par Sebo</text:span></text:p>
              </table:table-cell>
            </table:table-row>
            <table:table-row table:style-name="ro82">
              <table:table-cell table:style-name="ce27">
                <text:p text:style-name="P13"><text:span text:style-name="T25">Références croisées</text:span></text:p>
              </table:table-cell>
              <table:table-cell table:style-name="ce20">
                <text:p text:style-name="P10"><text:span text:style-name="T19">R19</text:span></text:p>
              </table:table-cell>
            </table:table-row>
            <table:table-row table:style-name="ro85">
              <table:table-cell table:style-name="ce27">
                <text:p text:style-name="P13"><text:span text:style-name="T25">Préconditions</text:span></text:p>
              </table:table-cell>
              <table:table-cell table:style-name="ce20">
                <text:p text:style-name="P10"><text:span text:style-name="T19">Demande de paiement effectuée sur le site de la banque</text:span></text:p>
              </table:table-cell>
            </table:table-row>
            <table:table-row table:style-name="ro82">
              <table:table-cell table:style-name="ce27">
                <text:p text:style-name="P13"><text:span text:style-name="T25">Description</text:span></text:p>
              </table:table-cell>
              <table:table-cell table:style-name="ce20"/>
            </table:table-row>
            <table:table-row table:style-name="ro50">
              <table:table-cell table:style-name="ce27">
                <text:p text:style-name="P13"><text:span text:style-name="T25">Actions des acteurs</text:span></text:p>
                <text:p text:style-name="P13"><text:span text:style-name="T25"/></text:p>
              </table:table-cell>
              <table:table-cell table:style-name="ce20">
                <text:p text:style-name="P10"><text:span text:style-name="T19">Système</text:span></text:p>
              </table:table-cell>
            </table:table-row>
            <table:table-row table:style-name="ro83" table:default-cell-style-name="ce20">
              <table:table-cell/>
              <table:table-cell>
                <text:p text:style-name="P10"><text:span text:style-name="T19">Le système fournit un webservice</text:span></text:p>
              </table:table-cell>
            </table:table-row>
            <table:table-row table:style-name="ro86" table:default-cell-style-name="ce20">
              <table:table-cell>
                <text:p text:style-name="P10"><text:span text:style-name="T19">La banque se connecte au webservice et enregistre sa réponse</text:span></text:p>
              </table:table-cell>
              <table:table-cell/>
            </table:table-row>
            <table:table-row table:style-name="ro84" table:default-cell-style-name="ce20">
              <table:table-cell/>
              <table:table-cell>
                <text:p text:style-name="P10"><text:span text:style-name="T19">Le système lit la réponse de la banque </text:span></text:p>
              </table:table-cell>
            </table:table-row>
            <table:table-row table:style-name="ro83" table:default-cell-style-name="ce20">
              <table:table-cell/>
              <table:table-cell>
                <text:p text:style-name="P10"><text:span text:style-name="T19">Si la réponse est positive la commande passe au statut validée</text:span></text:p>
              </table:table-cell>
            </table:table-row>
            <table:table-row table:style-name="ro87" table:default-cell-style-name="ce20">
              <table:table-cell/>
              <table:table-cell>
                <text:p text:style-name="P10"><text:span text:style-name="T19">Si la réponse est négative la commande passe au statut non validée</text:span></text:p>
              </table:table-cell>
            </table:table-row>
          </table:table>
          <draw:image xlink:href="Pictures/TablePreview3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 MORTIER</meta:initial-creator>
    <meta:creation-date>2016-11-14T09:45:54.09</meta:creation-date>
    <dc:date>2016-11-16T12:17:46.13</dc:date>
    <meta:editing-duration>PT15H29M22S</meta:editing-duration>
    <meta:editing-cycles>179</meta:editing-cycles>
    <meta:generator>OpenOffice/4.1.2$Win32 OpenOffice.org_project/412m3$Build-9782</meta:generator>
    <meta:document-statistic meta:object-count="107"/>
  </office:meta>
</office:document-meta>
</file>